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96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30.36pt"/>
    </style:style>
    <style:style style:name="co7" style:family="table-column">
      <style:table-column-properties fo:break-before="auto" style:column-width="35.74pt"/>
    </style:style>
    <style:style style:name="co8" style:family="table-column">
      <style:table-column-properties fo:break-before="auto" style:column-width="41.16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57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0"/>
    <style:style style:name="ce5" style:family="table-cell" style:parent-style-name="Default" style:data-style-name="N61"/>
    <style:style style:name="ce6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initalPrev: r-&gt;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number-columns-repeated="4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column table:style-name="co8" table:number-columns-repeated="3" table:default-cell-style-name="Default"/>
        <table:table-column table:style-name="co2" table:number-columns-repeated="9" table:default-cell-style-name="Default"/>
        <table:table-column table:style-name="co9" table:default-cell-style-name="Default"/>
        <table:table-column table:style-name="co10" table:default-cell-style-name="ce1"/>
        <table:table-column table:style-name="co9" table:number-columns-repeated="5" table:default-cell-style-name="ce1"/>
        <table:table-column table:style-name="co9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office:value-type="string" calcext:value-type="string">
            <text:p>Baseline</text:p>
          </table:table-cell>
          <table:table-cell table:number-columns-repeated="5" office:value-type="string" calcext:value-type="string">
            <text:p>Variable</text:p>
          </table:table-cell>
          <table:table-cell table:number-columns-repeated="2"/>
        </table:table-row>
        <table:table-row table:style-name="ro1">
          <table:table-cell office:value-type="float" office:value="15704843" calcext:value-type="float">
            <text:p>1570484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271555" calcext:value-type="float">
            <text:p>5271555</text:p>
          </table:table-cell>
          <table:table-cell office:value-type="float" office:value="353" calcext:value-type="float">
            <text:p>353</text:p>
          </table:table-cell>
          <table:table-cell office:value-type="float" office:value="518" calcext:value-type="float">
            <text:p>518</text:p>
          </table:table-cell>
          <table:table-cell office:value-type="float" office:value="1034" calcext:value-type="float">
            <text:p>1034</text:p>
          </table:table-cell>
          <table:table-cell office:value-type="float" office:value="2070" calcext:value-type="float">
            <text:p>2070</text:p>
          </table:table-cell>
          <table:table-cell office:value-type="float" office:value="4140" calcext:value-type="float">
            <text:p>4140</text:p>
          </table:table-cell>
          <table:table-cell office:value-type="float" office:value="8278" calcext:value-type="float">
            <text:p>8278</text:p>
          </table:table-cell>
          <table:table-cell office:value-type="float" office:value="1760600" calcext:value-type="float">
            <text:p>1760600</text:p>
          </table:table-cell>
          <table:table-cell office:value-type="float" office:value="25905" calcext:value-type="float">
            <text:p>25905</text:p>
          </table:table-cell>
          <table:table-cell office:value-type="float" office:value="33493" calcext:value-type="float">
            <text:p>33493</text:p>
          </table:table-cell>
          <table:table-cell office:value-type="float" office:value="66891" calcext:value-type="float">
            <text:p>66891</text:p>
          </table:table-cell>
          <table:table-cell office:value-type="float" office:value="133782" calcext:value-type="float">
            <text:p>133782</text:p>
          </table:table-cell>
          <table:table-cell office:value-type="float" office:value="267658" calcext:value-type="float">
            <text:p>267658</text:p>
          </table:table-cell>
          <table:table-cell office:value-type="float" office:value="358535" calcext:value-type="float">
            <text:p>35853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2:.$AC2])" office:value-type="float" office:value="756476896" calcext:value-type="float">
            <text:p>7.56E+08</text:p>
          </table:table-cell>
          <table:table-cell table:formula="of:=2*[.$A2]+10*SUM([.$B2:.$G2])+17*SUM([.$H2:.$N2])+23*SUM([.$O2:.$T2])+32*SUM([.$U2:.$AC2])" office:value-type="float" office:value="134720669" calcext:value-type="float">
            <text:p>1.35E+08</text:p>
          </table:table-cell>
          <table:table-cell table:formula="of:=2*[.$A2]+9*SUM([.$B2:.$G2])+31*SUM([.$H2:.$AC2])" office:value-type="float" office:value="161416880" calcext:value-type="float">
            <text:p>1.61E+08</text:p>
          </table:table-cell>
          <table:table-cell table:formula="of:=2*[.$A2]+9*SUM([.$B2:.$G2])+17*SUM([.$H2:.$N2])+32*SUM([.$H2:.$AC2])" office:value-type="float" office:value="194289018" calcext:value-type="float">
            <text:p>1.94E+08</text:p>
          </table:table-cell>
          <table:table-cell table:formula="of:=5*SUM([.$A2:.$D2])+8*SUM([.$E2:.$E2])+18*SUM([.$F2:.$O2])+23*SUM([.$P2:.$T2])+32*SUM([.$U2:.$AC2])" office:value-type="float" office:value="225655722" calcext:value-type="float">
            <text:p>2.26E+08</text:p>
          </table:table-cell>
          <table:table-cell table:formula="of:=5*SUM([.$A2:.$D2])+8*SUM([.$E2:.$E2])+18*SUM([.$F2:.$O2])+23*SUM([.$P2:.$T2])+29*SUM([.$U2:.$AC2])" office:value-type="float" office:value="225655722" calcext:value-type="float">
            <text:p>2.26E+08</text:p>
          </table:table-cell>
          <table:table-cell table:style-name="ce1" table:formula="of:=2*[.$A2]+9*SUM([.$B2:.$G2])+23*SUM([.$H2:.$T2])+32*SUM([.$U2:.$AC2])" office:value-type="float" office:value="140110824" calcext:value-type="float">
            <text:p>1.40E+08</text:p>
          </table:table-cell>
          <table:table-cell table:style-name="ce1" table:formula="of:=2*[.$A2]+9*SUM([.$B2:.$G2])+17*SUM([.$H2:.$N2])+23*SUM([.$O2:.$T2])" office:value-type="float" office:value="129448866" calcext:value-type="float">
            <text:p>1.29E+08</text:p>
          </table:table-cell>
        </table:table-row>
        <table:table-row table:style-name="ro1">
          <table:table-cell office:value-type="float" office:value="15759564" calcext:value-type="float">
            <text:p>157595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289799" calcext:value-type="float">
            <text:p>5289799</text:p>
          </table:table-cell>
          <table:table-cell office:value-type="float" office:value="355" calcext:value-type="float">
            <text:p>355</text:p>
          </table:table-cell>
          <table:table-cell office:value-type="float" office:value="525" calcext:value-type="float">
            <text:p>525</text:p>
          </table:table-cell>
          <table:table-cell office:value-type="float" office:value="1044" calcext:value-type="float">
            <text:p>1044</text:p>
          </table:table-cell>
          <table:table-cell office:value-type="float" office:value="2092" calcext:value-type="float">
            <text:p>2092</text:p>
          </table:table-cell>
          <table:table-cell office:value-type="float" office:value="4184" calcext:value-type="float">
            <text:p>4184</text:p>
          </table:table-cell>
          <table:table-cell office:value-type="float" office:value="8364" calcext:value-type="float">
            <text:p>8364</text:p>
          </table:table-cell>
          <table:table-cell office:value-type="float" office:value="1760689" calcext:value-type="float">
            <text:p>1760689</text:p>
          </table:table-cell>
          <table:table-cell office:value-type="float" office:value="17151" calcext:value-type="float">
            <text:p>17151</text:p>
          </table:table-cell>
          <table:table-cell office:value-type="float" office:value="42764" calcext:value-type="float">
            <text:p>42764</text:p>
          </table:table-cell>
          <table:table-cell office:value-type="float" office:value="67574" calcext:value-type="float">
            <text:p>67574</text:p>
          </table:table-cell>
          <table:table-cell office:value-type="float" office:value="135148" calcext:value-type="float">
            <text:p>135148</text:p>
          </table:table-cell>
          <table:table-cell office:value-type="float" office:value="270388" calcext:value-type="float">
            <text:p>270388</text:p>
          </table:table-cell>
          <table:table-cell office:value-type="float" office:value="362383" calcext:value-type="float">
            <text:p>362383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3:.$AC3])" office:value-type="float" office:value="759112704" calcext:value-type="float">
            <text:p>7.59E+08</text:p>
          </table:table-cell>
          <table:table-cell table:formula="of:=2*[.$A3]+10*SUM([.$B3:.$G3])+17*SUM([.$H3:.$N3])+23*SUM([.$O3:.T3])+32*SUM([.$U3:.$AC3])" office:value-type="float" office:value="135227283" calcext:value-type="float">
            <text:p>1.35E+08</text:p>
          </table:table-cell>
          <table:table-cell table:formula="of:=2*[.$A3]+9*SUM([.$B3:.$G3])+31*SUM([.$H3:.$AC3])" office:value-type="float" office:value="161982042" calcext:value-type="float">
            <text:p>1.62E+08</text:p>
          </table:table-cell>
          <table:table-cell table:formula="of:=2*[.$A3]+9*SUM([.$B3:.$G3])+17*SUM([.$H3:.$N3])+32*SUM([.$H3:.$AC3])" office:value-type="float" office:value="194868004" calcext:value-type="float">
            <text:p>1.95E+08</text:p>
          </table:table-cell>
          <table:table-cell table:formula="of:=5*SUM([.$A3:.$D3])+8*SUM([.$E3:.$E3])+18*SUM([.$F3:.$O3])+23*SUM([.$P3:.$T3])+32*SUM([.$U3:.$AC3])" office:value-type="float" office:value="226516481" calcext:value-type="float">
            <text:p>2.27E+08</text:p>
          </table:table-cell>
          <table:table-cell table:formula="of:=5*SUM([.$A3:.$D3])+8*SUM([.$E3:.$E3])+18*SUM([.$F3:.$O3])+23*SUM([.$P3:.$T3])+29*SUM([.$U3:.$AC3])" office:value-type="float" office:value="226516481" calcext:value-type="float">
            <text:p>2.27E+08</text:p>
          </table:table-cell>
          <table:table-cell table:style-name="ce1" table:formula="of:=2*[.$A3]+9*SUM([.$B3:.$G3])+23*SUM([.$H3:.$T3])+32*SUM([.$U3:.$AC3])" office:value-type="float" office:value="140600754" calcext:value-type="float">
            <text:p>1.41E+08</text:p>
          </table:table-cell>
          <table:table-cell table:style-name="ce1" table:formula="of:=2*[.$A3]+9*SUM([.$B3:.$G3])+17*SUM([.$H3:.$N3])+23*SUM([.$O3:.$T3])" office:value-type="float" office:value="129937236" calcext:value-type="float">
            <text:p>1.30E+08</text:p>
          </table:table-cell>
        </table:table-row>
        <table:table-row table:style-name="ro1">
          <table:table-cell office:value-type="float" office:value="15759564" calcext:value-type="float">
            <text:p>157595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289799" calcext:value-type="float">
            <text:p>5289799</text:p>
          </table:table-cell>
          <table:table-cell office:value-type="float" office:value="355" calcext:value-type="float">
            <text:p>355</text:p>
          </table:table-cell>
          <table:table-cell office:value-type="float" office:value="525" calcext:value-type="float">
            <text:p>525</text:p>
          </table:table-cell>
          <table:table-cell office:value-type="float" office:value="1044" calcext:value-type="float">
            <text:p>1044</text:p>
          </table:table-cell>
          <table:table-cell office:value-type="float" office:value="2092" calcext:value-type="float">
            <text:p>2092</text:p>
          </table:table-cell>
          <table:table-cell office:value-type="float" office:value="4184" calcext:value-type="float">
            <text:p>4184</text:p>
          </table:table-cell>
          <table:table-cell office:value-type="float" office:value="8364" calcext:value-type="float">
            <text:p>8364</text:p>
          </table:table-cell>
          <table:table-cell office:value-type="float" office:value="1760689" calcext:value-type="float">
            <text:p>1760689</text:p>
          </table:table-cell>
          <table:table-cell office:value-type="float" office:value="17151" calcext:value-type="float">
            <text:p>17151</text:p>
          </table:table-cell>
          <table:table-cell office:value-type="float" office:value="42764" calcext:value-type="float">
            <text:p>42764</text:p>
          </table:table-cell>
          <table:table-cell office:value-type="float" office:value="67574" calcext:value-type="float">
            <text:p>67574</text:p>
          </table:table-cell>
          <table:table-cell office:value-type="float" office:value="135148" calcext:value-type="float">
            <text:p>135148</text:p>
          </table:table-cell>
          <table:table-cell office:value-type="float" office:value="270388" calcext:value-type="float">
            <text:p>270388</text:p>
          </table:table-cell>
          <table:table-cell office:value-type="float" office:value="362383" calcext:value-type="float">
            <text:p>362383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4:.$AC4])" office:value-type="float" office:value="759112704" calcext:value-type="float">
            <text:p>7.59E+08</text:p>
          </table:table-cell>
          <table:table-cell table:formula="of:=2*[.$A4]+10*SUM([.$B4:.$G4])+17*SUM([.$H4:.$N4])+23*SUM([.$O4:.T4])+32*SUM([.$U4:.$AC4])" office:value-type="float" office:value="135227283" calcext:value-type="float">
            <text:p>1.35E+08</text:p>
          </table:table-cell>
          <table:table-cell table:formula="of:=2*[.$A4]+9*SUM([.$B4:.$G4])+31*SUM([.$H4:.$AC4])" office:value-type="float" office:value="161982042" calcext:value-type="float">
            <text:p>1.62E+08</text:p>
          </table:table-cell>
          <table:table-cell table:formula="of:=2*[.$A4]+9*SUM([.$B4:.$G4])+17*SUM([.$H4:.$N4])+32*SUM([.$H4:.$AC4])" office:value-type="float" office:value="194868004" calcext:value-type="float">
            <text:p>1.95E+08</text:p>
          </table:table-cell>
          <table:table-cell table:formula="of:=5*SUM([.$A4:.$D4])+8*SUM([.$E4:.$E4])+18*SUM([.$F4:.$O4])+23*SUM([.$P4:.$T4])+32*SUM([.$U4:.$AC4])" office:value-type="float" office:value="226516481" calcext:value-type="float">
            <text:p>2.27E+08</text:p>
          </table:table-cell>
          <table:table-cell table:formula="of:=5*SUM([.$A4:.$D4])+8*SUM([.$E4:.$E4])+18*SUM([.$F4:.$O4])+23*SUM([.$P4:.$T4])+29*SUM([.$U4:.$AC4])" office:value-type="float" office:value="226516481" calcext:value-type="float">
            <text:p>2.27E+08</text:p>
          </table:table-cell>
          <table:table-cell table:style-name="ce1" table:formula="of:=2*[.$A4]+9*SUM([.$B4:.$G4])+23*SUM([.$H4:.$T4])+32*SUM([.$U4:.$AC4])" office:value-type="float" office:value="140600754" calcext:value-type="float">
            <text:p>1.41E+08</text:p>
          </table:table-cell>
          <table:table-cell table:style-name="ce1" table:formula="of:=2*[.$A4]+9*SUM([.$B4:.$G4])+17*SUM([.$H4:.$N4])+23*SUM([.$O4:.$T4])" office:value-type="float" office:value="129937236" calcext:value-type="float">
            <text:p>1.30E+08</text:p>
          </table:table-cell>
        </table:table-row>
        <table:table-row table:style-name="ro1">
          <table:table-cell office:value-type="float" office:value="15704843" calcext:value-type="float">
            <text:p>1570484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271652" calcext:value-type="float">
            <text:p>5271652</text:p>
          </table:table-cell>
          <table:table-cell office:value-type="float" office:value="260" calcext:value-type="float">
            <text:p>260</text:p>
          </table:table-cell>
          <table:table-cell office:value-type="float" office:value="521" calcext:value-type="float">
            <text:p>521</text:p>
          </table:table-cell>
          <table:table-cell office:value-type="float" office:value="1039" calcext:value-type="float">
            <text:p>1039</text:p>
          </table:table-cell>
          <table:table-cell office:value-type="float" office:value="2081" calcext:value-type="float">
            <text:p>2081</text:p>
          </table:table-cell>
          <table:table-cell office:value-type="float" office:value="4162" calcext:value-type="float">
            <text:p>4162</text:p>
          </table:table-cell>
          <table:table-cell office:value-type="float" office:value="8321" calcext:value-type="float">
            <text:p>8321</text:p>
          </table:table-cell>
          <table:table-cell office:value-type="float" office:value="1760531" calcext:value-type="float">
            <text:p>1760531</text:p>
          </table:table-cell>
          <table:table-cell office:value-type="float" office:value="25885" calcext:value-type="float">
            <text:p>25885</text:p>
          </table:table-cell>
          <table:table-cell office:value-type="float" office:value="33493" calcext:value-type="float">
            <text:p>33493</text:p>
          </table:table-cell>
          <table:table-cell office:value-type="float" office:value="66891" calcext:value-type="float">
            <text:p>66891</text:p>
          </table:table-cell>
          <table:table-cell office:value-type="float" office:value="133782" calcext:value-type="float">
            <text:p>133782</text:p>
          </table:table-cell>
          <table:table-cell office:value-type="float" office:value="267658" calcext:value-type="float">
            <text:p>267658</text:p>
          </table:table-cell>
          <table:table-cell office:value-type="float" office:value="358536" calcext:value-type="float">
            <text:p>358536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5:.$AC5])" office:value-type="float" office:value="756476896" calcext:value-type="float">
            <text:p>7.56E+08</text:p>
          </table:table-cell>
          <table:table-cell table:formula="of:=2*[.$A5]+10*SUM([.$B5:.$G5])+17*SUM([.$H5:.$N5])+23*SUM([.$O5:.T5])+32*SUM([.$U5:.$AC5])" office:value-type="float" office:value="134719876" calcext:value-type="float">
            <text:p>1.35E+08</text:p>
          </table:table-cell>
          <table:table-cell table:formula="of:=2*[.$A5]+9*SUM([.$B5:.$G5])+31*SUM([.$H5:.$AC5])" office:value-type="float" office:value="161414746" calcext:value-type="float">
            <text:p>1.61E+08</text:p>
          </table:table-cell>
          <table:table-cell table:formula="of:=2*[.$A5]+9*SUM([.$B5:.$G5])+17*SUM([.$H5:.$N5])+32*SUM([.$H5:.$AC5])" office:value-type="float" office:value="194285461" calcext:value-type="float">
            <text:p>1.94E+08</text:p>
          </table:table-cell>
          <table:table-cell table:formula="of:=5*SUM([.$A5:.$D5])+8*SUM([.$E5:.$E5])+18*SUM([.$F5:.$O5])+23*SUM([.$P5:.$T5])+32*SUM([.$U5:.$AC5])" office:value-type="float" office:value="225655727" calcext:value-type="float">
            <text:p>2.26E+08</text:p>
          </table:table-cell>
          <table:table-cell table:formula="of:=5*SUM([.$A5:.$D5])+8*SUM([.$E5:.$E5])+18*SUM([.$F5:.$O5])+23*SUM([.$P5:.$T5])+29*SUM([.$U5:.$AC5])" office:value-type="float" office:value="225655727" calcext:value-type="float">
            <text:p>2.26E+08</text:p>
          </table:table-cell>
          <table:table-cell table:style-name="ce1" table:formula="of:=2*[.$A5]+9*SUM([.$B5:.$G5])+23*SUM([.$H5:.$T5])+32*SUM([.$U5:.$AC5])" office:value-type="float" office:value="140109466" calcext:value-type="float">
            <text:p>1.40E+08</text:p>
          </table:table-cell>
          <table:table-cell table:style-name="ce1" table:formula="of:=2*[.$A5]+9*SUM([.$B5:.$G5])+17*SUM([.$H5:.$N5])+23*SUM([.$O5:.$T5])" office:value-type="float" office:value="129447976" calcext:value-type="float">
            <text:p>1.29E+08</text:p>
          </table:table-cell>
        </table:table-row>
        <table:table-row table:style-name="ro1">
          <table:table-cell office:value-type="float" office:value="15759564" calcext:value-type="float">
            <text:p>157595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289895" calcext:value-type="float">
            <text:p>5289895</text:p>
          </table:table-cell>
          <table:table-cell office:value-type="float" office:value="355" calcext:value-type="float">
            <text:p>355</text:p>
          </table:table-cell>
          <table:table-cell office:value-type="float" office:value="524" calcext:value-type="float">
            <text:p>524</text:p>
          </table:table-cell>
          <table:table-cell office:value-type="float" office:value="1044" calcext:value-type="float">
            <text:p>1044</text:p>
          </table:table-cell>
          <table:table-cell office:value-type="float" office:value="2092" calcext:value-type="float">
            <text:p>2092</text:p>
          </table:table-cell>
          <table:table-cell office:value-type="float" office:value="4184" calcext:value-type="float">
            <text:p>4184</text:p>
          </table:table-cell>
          <table:table-cell office:value-type="float" office:value="8364" calcext:value-type="float">
            <text:p>8364</text:p>
          </table:table-cell>
          <table:table-cell office:value-type="float" office:value="1760460" calcext:value-type="float">
            <text:p>1760460</text:p>
          </table:table-cell>
          <table:table-cell office:value-type="float" office:value="17226" calcext:value-type="float">
            <text:p>17226</text:p>
          </table:table-cell>
          <table:table-cell office:value-type="float" office:value="42803" calcext:value-type="float">
            <text:p>42803</text:p>
          </table:table-cell>
          <table:table-cell office:value-type="float" office:value="67556" calcext:value-type="float">
            <text:p>67556</text:p>
          </table:table-cell>
          <table:table-cell office:value-type="float" office:value="135112" calcext:value-type="float">
            <text:p>135112</text:p>
          </table:table-cell>
          <table:table-cell office:value-type="float" office:value="270413" calcext:value-type="float">
            <text:p>270413</text:p>
          </table:table-cell>
          <table:table-cell office:value-type="float" office:value="362432" calcext:value-type="float">
            <text:p>362432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6:.$AC6])" office:value-type="float" office:value="759112704" calcext:value-type="float">
            <text:p>7.59E+08</text:p>
          </table:table-cell>
          <table:table-cell table:formula="of:=2*[.$A6]+10*SUM([.$B6:.$G6])+17*SUM([.$H6:.$N6])+23*SUM([.$O6:.T6])+32*SUM([.$U6:.$AC6])" office:value-type="float" office:value="135227415" calcext:value-type="float">
            <text:p>1.35E+08</text:p>
          </table:table-cell>
          <table:table-cell table:formula="of:=2*[.$A6]+9*SUM([.$B6:.$G6])+31*SUM([.$H6:.$AC6])" office:value-type="float" office:value="161979930" calcext:value-type="float">
            <text:p>1.62E+08</text:p>
          </table:table-cell>
          <table:table-cell table:formula="of:=2*[.$A6]+9*SUM([.$B6:.$G6])+17*SUM([.$H6:.$N6])+32*SUM([.$H6:.$AC6])" office:value-type="float" office:value="194861886" calcext:value-type="float">
            <text:p>1.95E+08</text:p>
          </table:table-cell>
          <table:table-cell table:formula="of:=5*SUM([.$A6:.$D6])+8*SUM([.$E6:.$E6])+18*SUM([.$F6:.$O6])+23*SUM([.$P6:.$T6])+32*SUM([.$U6:.$AC6])" office:value-type="float" office:value="226516776" calcext:value-type="float">
            <text:p>2.27E+08</text:p>
          </table:table-cell>
          <table:table-cell table:formula="of:=5*SUM([.$A6:.$D6])+8*SUM([.$E6:.$E6])+18*SUM([.$F6:.$O6])+23*SUM([.$P6:.$T6])+29*SUM([.$U6:.$AC6])" office:value-type="float" office:value="226516776" calcext:value-type="float">
            <text:p>2.27E+08</text:p>
          </table:table-cell>
          <table:table-cell table:style-name="ce1" table:formula="of:=2*[.$A6]+9*SUM([.$B6:.$G6])+23*SUM([.$H6:.$T6])+32*SUM([.$U6:.$AC6])" office:value-type="float" office:value="140599410" calcext:value-type="float">
            <text:p>1.41E+08</text:p>
          </table:table-cell>
          <table:table-cell table:style-name="ce1" table:formula="of:=2*[.$A6]+9*SUM([.$B6:.$G6])+17*SUM([.$H6:.$N6])+23*SUM([.$O6:.$T6])" office:value-type="float" office:value="129937272" calcext:value-type="float">
            <text:p>1.30E+08</text:p>
          </table:table-cell>
        </table:table-row>
        <table:table-row table:style-name="ro1">
          <table:table-cell office:value-type="float" office:value="15814476" calcext:value-type="float">
            <text:p>1581447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308044" calcext:value-type="float">
            <text:p>5308044</text:p>
          </table:table-cell>
          <table:table-cell office:value-type="float" office:value="452" calcext:value-type="float">
            <text:p>452</text:p>
          </table:table-cell>
          <table:table-cell office:value-type="float" office:value="531" calcext:value-type="float">
            <text:p>531</text:p>
          </table:table-cell>
          <table:table-cell office:value-type="float" office:value="1054" calcext:value-type="float">
            <text:p>1054</text:p>
          </table:table-cell>
          <table:table-cell office:value-type="float" office:value="2114" calcext:value-type="float">
            <text:p>2114</text:p>
          </table:table-cell>
          <table:table-cell office:value-type="float" office:value="4228" calcext:value-type="float">
            <text:p>4228</text:p>
          </table:table-cell>
          <table:table-cell office:value-type="float" office:value="8450" calcext:value-type="float">
            <text:p>8450</text:p>
          </table:table-cell>
          <table:table-cell office:value-type="float" office:value="1760725" calcext:value-type="float">
            <text:p>1760725</text:p>
          </table:table-cell>
          <table:table-cell office:value-type="float" office:value="17278" calcext:value-type="float">
            <text:p>17278</text:p>
          </table:table-cell>
          <table:table-cell office:value-type="float" office:value="43181" calcext:value-type="float">
            <text:p>43181</text:p>
          </table:table-cell>
          <table:table-cell office:value-type="float" office:value="68232" calcext:value-type="float">
            <text:p>68232</text:p>
          </table:table-cell>
          <table:table-cell office:value-type="float" office:value="136464" calcext:value-type="float">
            <text:p>136464</text:p>
          </table:table-cell>
          <table:table-cell office:value-type="float" office:value="273113" calcext:value-type="float">
            <text:p>273113</text:p>
          </table:table-cell>
          <table:table-cell office:value-type="float" office:value="366338" calcext:value-type="float">
            <text:p>366338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7:.$AC7])" office:value-type="float" office:value="761757696" calcext:value-type="float">
            <text:p>7.62E+08</text:p>
          </table:table-cell>
          <table:table-cell table:formula="of:=2*[.$A7]+10*SUM([.$B7:.$G7])+17*SUM([.$H7:.$N7])+23*SUM([.$O7:.T7])+32*SUM([.$U7:.$AC7])" office:value-type="float" office:value="135736228" calcext:value-type="float">
            <text:p>1.36E+08</text:p>
          </table:table-cell>
          <table:table-cell table:formula="of:=2*[.$A7]+9*SUM([.$B7:.$G7])+31*SUM([.$H7:.$AC7])" office:value-type="float" office:value="162550540" calcext:value-type="float">
            <text:p>1.63E+08</text:p>
          </table:table-cell>
          <table:table-cell table:formula="of:=2*[.$A7]+9*SUM([.$B7:.$G7])+17*SUM([.$H7:.$N7])+32*SUM([.$H7:.$AC7])" office:value-type="float" office:value="195451118" calcext:value-type="float">
            <text:p>1.95E+08</text:p>
          </table:table-cell>
          <table:table-cell table:formula="of:=5*SUM([.$A7:.$D7])+8*SUM([.$E7:.$E7])+18*SUM([.$F7:.$O7])+23*SUM([.$P7:.$T7])+32*SUM([.$U7:.$AC7])" office:value-type="float" office:value="227335788" calcext:value-type="float">
            <text:p>2.27E+08</text:p>
          </table:table-cell>
          <table:table-cell table:formula="of:=5*SUM([.$A7:.$D7])+8*SUM([.$E7:.$E7])+18*SUM([.$F7:.$O7])+23*SUM([.$P7:.$T7])+29*SUM([.$U7:.$AC7])" office:value-type="float" office:value="227335788" calcext:value-type="float">
            <text:p>2.27E+08</text:p>
          </table:table-cell>
          <table:table-cell table:style-name="ce1" table:formula="of:=2*[.$A7]+9*SUM([.$B7:.$G7])+23*SUM([.$H7:.$T7])+32*SUM([.$U7:.$AC7])" office:value-type="float" office:value="141093260" calcext:value-type="float">
            <text:p>1.41E+08</text:p>
          </table:table-cell>
          <table:table-cell table:style-name="ce1" table:formula="of:=2*[.$A7]+9*SUM([.$B7:.$G7])+17*SUM([.$H7:.$N7])+23*SUM([.$O7:.$T7])" office:value-type="float" office:value="130427936" calcext:value-type="float">
            <text:p>1.30E+08</text:p>
          </table:table-cell>
        </table:table-row>
        <table:table-row table:style-name="ro1">
          <table:table-cell office:value-type="float" office:value="15814476" calcext:value-type="float">
            <text:p>1581447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308044" calcext:value-type="float">
            <text:p>5308044</text:p>
          </table:table-cell>
          <table:table-cell office:value-type="float" office:value="452" calcext:value-type="float">
            <text:p>452</text:p>
          </table:table-cell>
          <table:table-cell office:value-type="float" office:value="531" calcext:value-type="float">
            <text:p>531</text:p>
          </table:table-cell>
          <table:table-cell office:value-type="float" office:value="1054" calcext:value-type="float">
            <text:p>1054</text:p>
          </table:table-cell>
          <table:table-cell office:value-type="float" office:value="2114" calcext:value-type="float">
            <text:p>2114</text:p>
          </table:table-cell>
          <table:table-cell office:value-type="float" office:value="4228" calcext:value-type="float">
            <text:p>4228</text:p>
          </table:table-cell>
          <table:table-cell office:value-type="float" office:value="8450" calcext:value-type="float">
            <text:p>8450</text:p>
          </table:table-cell>
          <table:table-cell office:value-type="float" office:value="1760725" calcext:value-type="float">
            <text:p>1760725</text:p>
          </table:table-cell>
          <table:table-cell office:value-type="float" office:value="17278" calcext:value-type="float">
            <text:p>17278</text:p>
          </table:table-cell>
          <table:table-cell office:value-type="float" office:value="43181" calcext:value-type="float">
            <text:p>43181</text:p>
          </table:table-cell>
          <table:table-cell office:value-type="float" office:value="68232" calcext:value-type="float">
            <text:p>68232</text:p>
          </table:table-cell>
          <table:table-cell office:value-type="float" office:value="136464" calcext:value-type="float">
            <text:p>136464</text:p>
          </table:table-cell>
          <table:table-cell office:value-type="float" office:value="273113" calcext:value-type="float">
            <text:p>273113</text:p>
          </table:table-cell>
          <table:table-cell office:value-type="float" office:value="366338" calcext:value-type="float">
            <text:p>366338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8:.$AC8])" office:value-type="float" office:value="761757696" calcext:value-type="float">
            <text:p>7.62E+08</text:p>
          </table:table-cell>
          <table:table-cell table:formula="of:=2*[.$A8]+10*SUM([.$B8:.$G8])+17*SUM([.$H8:.$N8])+23*SUM([.$O8:.T8])+32*SUM([.$U8:.$AC8])" office:value-type="float" office:value="135736228" calcext:value-type="float">
            <text:p>1.36E+08</text:p>
          </table:table-cell>
          <table:table-cell table:formula="of:=2*[.$A8]+9*SUM([.$B8:.$G8])+31*SUM([.$H8:.$AC8])" office:value-type="float" office:value="162550540" calcext:value-type="float">
            <text:p>1.63E+08</text:p>
          </table:table-cell>
          <table:table-cell table:formula="of:=2*[.$A8]+9*SUM([.$B8:.$G8])+17*SUM([.$H8:.$N8])+32*SUM([.$H8:.$AC8])" office:value-type="float" office:value="195451118" calcext:value-type="float">
            <text:p>1.95E+08</text:p>
          </table:table-cell>
          <table:table-cell table:formula="of:=5*SUM([.$A8:.$D8])+8*SUM([.$E8:.$E8])+18*SUM([.$F8:.$O8])+23*SUM([.$P8:.$T8])+32*SUM([.$U8:.$AC8])" office:value-type="float" office:value="227335788" calcext:value-type="float">
            <text:p>2.27E+08</text:p>
          </table:table-cell>
          <table:table-cell table:formula="of:=5*SUM([.$A8:.$D8])+8*SUM([.$E8:.$E8])+18*SUM([.$F8:.$O8])+23*SUM([.$P8:.$T8])+29*SUM([.$U8:.$AC8])" office:value-type="float" office:value="227335788" calcext:value-type="float">
            <text:p>2.27E+08</text:p>
          </table:table-cell>
          <table:table-cell table:style-name="ce1" table:formula="of:=2*[.$A8]+9*SUM([.$B8:.$G8])+23*SUM([.$H8:.$T8])+32*SUM([.$U8:.$AC8])" office:value-type="float" office:value="141093260" calcext:value-type="float">
            <text:p>1.41E+08</text:p>
          </table:table-cell>
          <table:table-cell table:style-name="ce1" table:formula="of:=2*[.$A8]+9*SUM([.$B8:.$G8])+17*SUM([.$H8:.$N8])+23*SUM([.$O8:.$T8])" office:value-type="float" office:value="130427936" calcext:value-type="float">
            <text:p>1.30E+08</text:p>
          </table:table-cell>
        </table:table-row>
        <table:table-row table:style-name="ro1">
          <table:table-cell office:value-type="float" office:value="15759564" calcext:value-type="float">
            <text:p>157595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289895" calcext:value-type="float">
            <text:p>5289895</text:p>
          </table:table-cell>
          <table:table-cell office:value-type="float" office:value="355" calcext:value-type="float">
            <text:p>355</text:p>
          </table:table-cell>
          <table:table-cell office:value-type="float" office:value="525" calcext:value-type="float">
            <text:p>525</text:p>
          </table:table-cell>
          <table:table-cell office:value-type="float" office:value="1044" calcext:value-type="float">
            <text:p>1044</text:p>
          </table:table-cell>
          <table:table-cell office:value-type="float" office:value="2092" calcext:value-type="float">
            <text:p>2092</text:p>
          </table:table-cell>
          <table:table-cell office:value-type="float" office:value="4184" calcext:value-type="float">
            <text:p>4184</text:p>
          </table:table-cell>
          <table:table-cell office:value-type="float" office:value="8364" calcext:value-type="float">
            <text:p>8364</text:p>
          </table:table-cell>
          <table:table-cell office:value-type="float" office:value="1760483" calcext:value-type="float">
            <text:p>1760483</text:p>
          </table:table-cell>
          <table:table-cell office:value-type="float" office:value="17202" calcext:value-type="float">
            <text:p>17202</text:p>
          </table:table-cell>
          <table:table-cell office:value-type="float" office:value="42803" calcext:value-type="float">
            <text:p>42803</text:p>
          </table:table-cell>
          <table:table-cell office:value-type="float" office:value="67556" calcext:value-type="float">
            <text:p>67556</text:p>
          </table:table-cell>
          <table:table-cell office:value-type="float" office:value="135112" calcext:value-type="float">
            <text:p>135112</text:p>
          </table:table-cell>
          <table:table-cell office:value-type="float" office:value="270412" calcext:value-type="float">
            <text:p>270412</text:p>
          </table:table-cell>
          <table:table-cell office:value-type="float" office:value="362433" calcext:value-type="float">
            <text:p>362433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9:.$AC9])" office:value-type="float" office:value="759112704" calcext:value-type="float">
            <text:p>7.59E+08</text:p>
          </table:table-cell>
          <table:table-cell table:formula="of:=2*[.$A9]+10*SUM([.$B9:.$G9])+17*SUM([.$H9:.$N9])+23*SUM([.$O9:.T9])+32*SUM([.$U9:.$AC9])" office:value-type="float" office:value="135227271" calcext:value-type="float">
            <text:p>1.35E+08</text:p>
          </table:table-cell>
          <table:table-cell table:formula="of:=2*[.$A9]+9*SUM([.$B9:.$G9])+31*SUM([.$H9:.$AC9])" office:value-type="float" office:value="161979930" calcext:value-type="float">
            <text:p>1.62E+08</text:p>
          </table:table-cell>
          <table:table-cell table:formula="of:=2*[.$A9]+9*SUM([.$B9:.$G9])+17*SUM([.$H9:.$N9])+32*SUM([.$H9:.$AC9])" office:value-type="float" office:value="194862294" calcext:value-type="float">
            <text:p>1.95E+08</text:p>
          </table:table-cell>
          <table:table-cell table:formula="of:=5*SUM([.$A9:.$D9])+8*SUM([.$E9:.$E9])+18*SUM([.$F9:.$O9])+23*SUM([.$P9:.$T9])+32*SUM([.$U9:.$AC9])" office:value-type="float" office:value="226516776" calcext:value-type="float">
            <text:p>2.27E+08</text:p>
          </table:table-cell>
          <table:table-cell table:formula="of:=5*SUM([.$A9:.$D9])+8*SUM([.$E9:.$E9])+18*SUM([.$F9:.$O9])+23*SUM([.$P9:.$T9])+29*SUM([.$U9:.$AC9])" office:value-type="float" office:value="226516776" calcext:value-type="float">
            <text:p>2.27E+08</text:p>
          </table:table-cell>
          <table:table-cell table:style-name="ce1" table:formula="of:=2*[.$A9]+9*SUM([.$B9:.$G9])+23*SUM([.$H9:.$T9])+32*SUM([.$U9:.$AC9])" office:value-type="float" office:value="140599410" calcext:value-type="float">
            <text:p>1.41E+08</text:p>
          </table:table-cell>
          <table:table-cell table:style-name="ce1" table:formula="of:=2*[.$A9]+9*SUM([.$B9:.$G9])+17*SUM([.$H9:.$N9])+23*SUM([.$O9:.$T9])" office:value-type="float" office:value="129937128" calcext:value-type="float">
            <text:p>1.30E+08</text:p>
          </table:table-cell>
        </table:table-row>
        <table:table-row table:style-name="ro1">
          <table:table-cell office:value-type="float" office:value="15704843" calcext:value-type="float">
            <text:p>1570484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271652" calcext:value-type="float">
            <text:p>5271652</text:p>
          </table:table-cell>
          <table:table-cell office:value-type="float" office:value="260" calcext:value-type="float">
            <text:p>260</text:p>
          </table:table-cell>
          <table:table-cell office:value-type="float" office:value="524" calcext:value-type="float">
            <text:p>524</text:p>
          </table:table-cell>
          <table:table-cell office:value-type="float" office:value="1044" calcext:value-type="float">
            <text:p>1044</text:p>
          </table:table-cell>
          <table:table-cell office:value-type="float" office:value="2092" calcext:value-type="float">
            <text:p>2092</text:p>
          </table:table-cell>
          <table:table-cell office:value-type="float" office:value="4184" calcext:value-type="float">
            <text:p>4184</text:p>
          </table:table-cell>
          <table:table-cell office:value-type="float" office:value="8364" calcext:value-type="float">
            <text:p>8364</text:p>
          </table:table-cell>
          <table:table-cell office:value-type="float" office:value="1760292" calcext:value-type="float">
            <text:p>1760292</text:p>
          </table:table-cell>
          <table:table-cell office:value-type="float" office:value="25944" calcext:value-type="float">
            <text:p>25944</text:p>
          </table:table-cell>
          <table:table-cell office:value-type="float" office:value="33493" calcext:value-type="float">
            <text:p>33493</text:p>
          </table:table-cell>
          <table:table-cell office:value-type="float" office:value="66891" calcext:value-type="float">
            <text:p>66891</text:p>
          </table:table-cell>
          <table:table-cell office:value-type="float" office:value="133782" calcext:value-type="float">
            <text:p>133782</text:p>
          </table:table-cell>
          <table:table-cell office:value-type="float" office:value="267658" calcext:value-type="float">
            <text:p>267658</text:p>
          </table:table-cell>
          <table:table-cell office:value-type="float" office:value="358632" calcext:value-type="float">
            <text:p>358632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10:.$AC10])" office:value-type="float" office:value="756476896" calcext:value-type="float">
            <text:p>7.56E+08</text:p>
          </table:table-cell>
          <table:table-cell table:formula="of:=2*[.$A10]+10*SUM([.$B10:.$G10])+17*SUM([.$H10:.$N10])+23*SUM([.$O10:.T10])+32*SUM([.$U10:.$AC10])" office:value-type="float" office:value="134720806" calcext:value-type="float">
            <text:p>1.35E+08</text:p>
          </table:table-cell>
          <table:table-cell table:formula="of:=2*[.$A10]+9*SUM([.$B10:.$G10])+31*SUM([.$H10:.$AC10])" office:value-type="float" office:value="161414746" calcext:value-type="float">
            <text:p>1.61E+08</text:p>
          </table:table-cell>
          <table:table-cell table:formula="of:=2*[.$A10]+9*SUM([.$B10:.$G10])+17*SUM([.$H10:.$N10])+32*SUM([.$H10:.$AC10])" office:value-type="float" office:value="194282826" calcext:value-type="float">
            <text:p>1.94E+08</text:p>
          </table:table-cell>
          <table:table-cell table:formula="of:=5*SUM([.$A10:.$D10])+8*SUM([.$E10:.$E10])+18*SUM([.$F10:.$O10])+23*SUM([.$P10:.$T10])+32*SUM([.$U10:.$AC10])" office:value-type="float" office:value="225656207" calcext:value-type="float">
            <text:p>2.26E+08</text:p>
          </table:table-cell>
          <table:table-cell table:formula="of:=5*SUM([.$A10:.$D10])+8*SUM([.$E10:.$E10])+18*SUM([.$F10:.$O10])+23*SUM([.$P10:.$T10])+29*SUM([.$U10:.$AC10])" office:value-type="float" office:value="225656207" calcext:value-type="float">
            <text:p>2.26E+08</text:p>
          </table:table-cell>
          <table:table-cell table:style-name="ce1" table:formula="of:=2*[.$A10]+9*SUM([.$B10:.$G10])+23*SUM([.$H10:.$T10])+32*SUM([.$U10:.$AC10])" office:value-type="float" office:value="140109466" calcext:value-type="float">
            <text:p>1.40E+08</text:p>
          </table:table-cell>
          <table:table-cell table:style-name="ce1" table:formula="of:=2*[.$A10]+9*SUM([.$B10:.$G10])+17*SUM([.$H10:.$N10])+23*SUM([.$O10:.$T10])" office:value-type="float" office:value="129448906" calcext:value-type="float">
            <text:p>1.29E+08</text:p>
          </table:table-cell>
        </table:table-row>
        <table:table-row table:style-name="ro1">
          <table:table-cell office:value-type="float" office:value="15759564" calcext:value-type="float">
            <text:p>157595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289799" calcext:value-type="float">
            <text:p>5289799</text:p>
          </table:table-cell>
          <table:table-cell office:value-type="float" office:value="356" calcext:value-type="float">
            <text:p>356</text:p>
          </table:table-cell>
          <table:table-cell office:value-type="float" office:value="526" calcext:value-type="float">
            <text:p>526</text:p>
          </table:table-cell>
          <table:table-cell office:value-type="float" office:value="1049" calcext:value-type="float">
            <text:p>1049</text:p>
          </table:table-cell>
          <table:table-cell office:value-type="float" office:value="2103" calcext:value-type="float">
            <text:p>2103</text:p>
          </table:table-cell>
          <table:table-cell office:value-type="float" office:value="4206" calcext:value-type="float">
            <text:p>4206</text:p>
          </table:table-cell>
          <table:table-cell office:value-type="float" office:value="8407" calcext:value-type="float">
            <text:p>8407</text:p>
          </table:table-cell>
          <table:table-cell office:value-type="float" office:value="1760477" calcext:value-type="float">
            <text:p>1760477</text:p>
          </table:table-cell>
          <table:table-cell office:value-type="float" office:value="17139" calcext:value-type="float">
            <text:p>17139</text:p>
          </table:table-cell>
          <table:table-cell office:value-type="float" office:value="42805" calcext:value-type="float">
            <text:p>42805</text:p>
          </table:table-cell>
          <table:table-cell office:value-type="float" office:value="67574" calcext:value-type="float">
            <text:p>67574</text:p>
          </table:table-cell>
          <table:table-cell office:value-type="float" office:value="135148" calcext:value-type="float">
            <text:p>135148</text:p>
          </table:table-cell>
          <table:table-cell office:value-type="float" office:value="270387" calcext:value-type="float">
            <text:p>270387</text:p>
          </table:table-cell>
          <table:table-cell office:value-type="float" office:value="362484" calcext:value-type="float">
            <text:p>362484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11:.$AC11])" office:value-type="float" office:value="759112704" calcext:value-type="float">
            <text:p>7.59E+08</text:p>
          </table:table-cell>
          <table:table-cell table:formula="of:=2*[.$A11]+10*SUM([.$B11:.$G11])+17*SUM([.$H11:.$N11])+23*SUM([.$O11:.T11])+32*SUM([.$U11:.$AC11])" office:value-type="float" office:value="135228057" calcext:value-type="float">
            <text:p>1.35E+08</text:p>
          </table:table-cell>
          <table:table-cell table:formula="of:=2*[.$A11]+9*SUM([.$B11:.$G11])+31*SUM([.$H11:.$AC11])" office:value-type="float" office:value="161982042" calcext:value-type="float">
            <text:p>1.62E+08</text:p>
          </table:table-cell>
          <table:table-cell table:formula="of:=2*[.$A11]+9*SUM([.$B11:.$G11])+17*SUM([.$H11:.$N11])+32*SUM([.$H11:.$AC11])" office:value-type="float" office:value="194865811" calcext:value-type="float">
            <text:p>1.95E+08</text:p>
          </table:table-cell>
          <table:table-cell table:formula="of:=5*SUM([.$A11:.$D11])+8*SUM([.$E11:.$E11])+18*SUM([.$F11:.$O11])+23*SUM([.$P11:.$T11])+32*SUM([.$U11:.$AC11])" office:value-type="float" office:value="226517186" calcext:value-type="float">
            <text:p>2.27E+08</text:p>
          </table:table-cell>
          <table:table-cell table:formula="of:=5*SUM([.$A11:.$D11])+8*SUM([.$E11:.$E11])+18*SUM([.$F11:.$O11])+23*SUM([.$P11:.$T11])+29*SUM([.$U11:.$AC11])" office:value-type="float" office:value="226517186" calcext:value-type="float">
            <text:p>2.27E+08</text:p>
          </table:table-cell>
          <table:table-cell table:style-name="ce1" table:formula="of:=2*[.$A11]+9*SUM([.$B11:.$G11])+23*SUM([.$H11:.$T11])+32*SUM([.$U11:.$AC11])" office:value-type="float" office:value="140600754" calcext:value-type="float">
            <text:p>1.41E+08</text:p>
          </table:table-cell>
          <table:table-cell table:style-name="ce1" table:formula="of:=2*[.$A11]+9*SUM([.$B11:.$G11])+17*SUM([.$H11:.$N11])+23*SUM([.$O11:.$T11])" office:value-type="float" office:value="129938010" calcext:value-type="float">
            <text:p>1.30E+08</text:p>
          </table:table-cell>
        </table:table-row>
        <table:table-row table:style-name="ro1">
          <table:table-cell office:value-type="float" office:value="15759564" calcext:value-type="float">
            <text:p>157595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289799" calcext:value-type="float">
            <text:p>5289799</text:p>
          </table:table-cell>
          <table:table-cell office:value-type="float" office:value="356" calcext:value-type="float">
            <text:p>356</text:p>
          </table:table-cell>
          <table:table-cell office:value-type="float" office:value="526" calcext:value-type="float">
            <text:p>526</text:p>
          </table:table-cell>
          <table:table-cell office:value-type="float" office:value="1049" calcext:value-type="float">
            <text:p>1049</text:p>
          </table:table-cell>
          <table:table-cell office:value-type="float" office:value="2103" calcext:value-type="float">
            <text:p>2103</text:p>
          </table:table-cell>
          <table:table-cell office:value-type="float" office:value="4206" calcext:value-type="float">
            <text:p>4206</text:p>
          </table:table-cell>
          <table:table-cell office:value-type="float" office:value="8407" calcext:value-type="float">
            <text:p>8407</text:p>
          </table:table-cell>
          <table:table-cell office:value-type="float" office:value="1760477" calcext:value-type="float">
            <text:p>1760477</text:p>
          </table:table-cell>
          <table:table-cell office:value-type="float" office:value="17139" calcext:value-type="float">
            <text:p>17139</text:p>
          </table:table-cell>
          <table:table-cell office:value-type="float" office:value="42805" calcext:value-type="float">
            <text:p>42805</text:p>
          </table:table-cell>
          <table:table-cell office:value-type="float" office:value="67574" calcext:value-type="float">
            <text:p>67574</text:p>
          </table:table-cell>
          <table:table-cell office:value-type="float" office:value="135148" calcext:value-type="float">
            <text:p>135148</text:p>
          </table:table-cell>
          <table:table-cell office:value-type="float" office:value="270387" calcext:value-type="float">
            <text:p>270387</text:p>
          </table:table-cell>
          <table:table-cell office:value-type="float" office:value="362484" calcext:value-type="float">
            <text:p>362484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12:.$AC12])" office:value-type="float" office:value="759112704" calcext:value-type="float">
            <text:p>7.59E+08</text:p>
          </table:table-cell>
          <table:table-cell table:formula="of:=2*[.$A12]+10*SUM([.$B12:.$G12])+17*SUM([.$H12:.$N12])+23*SUM([.$O12:.T12])+32*SUM([.$U12:.$AC12])" office:value-type="float" office:value="135228057" calcext:value-type="float">
            <text:p>1.35E+08</text:p>
          </table:table-cell>
          <table:table-cell table:formula="of:=2*[.$A12]+9*SUM([.$B12:.$G12])+31*SUM([.$H12:.$AC12])" office:value-type="float" office:value="161982042" calcext:value-type="float">
            <text:p>1.62E+08</text:p>
          </table:table-cell>
          <table:table-cell table:formula="of:=2*[.$A12]+9*SUM([.$B12:.$G12])+17*SUM([.$H12:.$N12])+32*SUM([.$H12:.$AC12])" office:value-type="float" office:value="194865811" calcext:value-type="float">
            <text:p>1.95E+08</text:p>
          </table:table-cell>
          <table:table-cell table:formula="of:=5*SUM([.$A12:.$D12])+8*SUM([.$E12:.$E12])+18*SUM([.$F12:.$O12])+23*SUM([.$P12:.$T12])+32*SUM([.$U12:.$AC12])" office:value-type="float" office:value="226517186" calcext:value-type="float">
            <text:p>2.27E+08</text:p>
          </table:table-cell>
          <table:table-cell table:formula="of:=5*SUM([.$A12:.$D12])+8*SUM([.$E12:.$E12])+18*SUM([.$F12:.$O12])+23*SUM([.$P12:.$T12])+29*SUM([.$U12:.$AC12])" office:value-type="float" office:value="226517186" calcext:value-type="float">
            <text:p>2.27E+08</text:p>
          </table:table-cell>
          <table:table-cell table:style-name="ce1" table:formula="of:=2*[.$A12]+9*SUM([.$B12:.$G12])+23*SUM([.$H12:.$T12])+32*SUM([.$U12:.$AC12])" office:value-type="float" office:value="140600754" calcext:value-type="float">
            <text:p>1.41E+08</text:p>
          </table:table-cell>
          <table:table-cell table:style-name="ce1" table:formula="of:=2*[.$A12]+9*SUM([.$B12:.$G12])+17*SUM([.$H12:.$N12])+23*SUM([.$O12:.$T12])" office:value-type="float" office:value="129938010" calcext:value-type="float">
            <text:p>1.30E+08</text:p>
          </table:table-cell>
        </table:table-row>
        <table:table-row table:style-name="ro1">
          <table:table-cell office:value-type="float" office:value="15704843" calcext:value-type="float">
            <text:p>1570484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271556" calcext:value-type="float">
            <text:p>5271556</text:p>
          </table:table-cell>
          <table:table-cell office:value-type="float" office:value="448" calcext:value-type="float">
            <text:p>448</text:p>
          </table:table-cell>
          <table:table-cell office:value-type="float" office:value="518" calcext:value-type="float">
            <text:p>518</text:p>
          </table:table-cell>
          <table:table-cell office:value-type="float" office:value="1034" calcext:value-type="float">
            <text:p>1034</text:p>
          </table:table-cell>
          <table:table-cell office:value-type="float" office:value="2070" calcext:value-type="float">
            <text:p>2070</text:p>
          </table:table-cell>
          <table:table-cell office:value-type="float" office:value="4140" calcext:value-type="float">
            <text:p>4140</text:p>
          </table:table-cell>
          <table:table-cell office:value-type="float" office:value="8278" calcext:value-type="float">
            <text:p>8278</text:p>
          </table:table-cell>
          <table:table-cell office:value-type="float" office:value="1760370" calcext:value-type="float">
            <text:p>1760370</text:p>
          </table:table-cell>
          <table:table-cell office:value-type="float" office:value="25942" calcext:value-type="float">
            <text:p>25942</text:p>
          </table:table-cell>
          <table:table-cell office:value-type="float" office:value="33493" calcext:value-type="float">
            <text:p>33493</text:p>
          </table:table-cell>
          <table:table-cell office:value-type="float" office:value="66891" calcext:value-type="float">
            <text:p>66891</text:p>
          </table:table-cell>
          <table:table-cell office:value-type="float" office:value="133782" calcext:value-type="float">
            <text:p>133782</text:p>
          </table:table-cell>
          <table:table-cell office:value-type="float" office:value="267657" calcext:value-type="float">
            <text:p>267657</text:p>
          </table:table-cell>
          <table:table-cell office:value-type="float" office:value="358633" calcext:value-type="float">
            <text:p>358633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13:.$AC13])" office:value-type="float" office:value="756476896" calcext:value-type="float">
            <text:p>7.56E+08</text:p>
          </table:table-cell>
          <table:table-cell table:formula="of:=2*[.$A13]+10*SUM([.$B13:.$G13])+17*SUM([.$H13:.$N13])+23*SUM([.$O13:.T13])+32*SUM([.$U13:.$AC13])" office:value-type="float" office:value="134721466" calcext:value-type="float">
            <text:p>1.35E+08</text:p>
          </table:table-cell>
          <table:table-cell table:formula="of:=2*[.$A13]+9*SUM([.$B13:.$G13])+31*SUM([.$H13:.$AC13])" office:value-type="float" office:value="161416858" calcext:value-type="float">
            <text:p>1.61E+08</text:p>
          </table:table-cell>
          <table:table-cell table:formula="of:=2*[.$A13]+9*SUM([.$B13:.$G13])+17*SUM([.$H13:.$N13])+32*SUM([.$H13:.$AC13])" office:value-type="float" office:value="194286700" calcext:value-type="float">
            <text:p>1.94E+08</text:p>
          </table:table-cell>
          <table:table-cell table:formula="of:=5*SUM([.$A13:.$D13])+8*SUM([.$E13:.$E13])+18*SUM([.$F13:.$O13])+23*SUM([.$P13:.$T13])+32*SUM([.$U13:.$AC13])" office:value-type="float" office:value="225656207" calcext:value-type="float">
            <text:p>2.26E+08</text:p>
          </table:table-cell>
          <table:table-cell table:formula="of:=5*SUM([.$A13:.$D13])+8*SUM([.$E13:.$E13])+18*SUM([.$F13:.$O13])+23*SUM([.$P13:.$T13])+29*SUM([.$U13:.$AC13])" office:value-type="float" office:value="225656207" calcext:value-type="float">
            <text:p>2.26E+08</text:p>
          </table:table-cell>
          <table:table-cell table:style-name="ce1" table:formula="of:=2*[.$A13]+9*SUM([.$B13:.$G13])+23*SUM([.$H13:.$T13])+32*SUM([.$U13:.$AC13])" office:value-type="float" office:value="140110810" calcext:value-type="float">
            <text:p>1.40E+08</text:p>
          </table:table-cell>
          <table:table-cell table:style-name="ce1" table:formula="of:=2*[.$A13]+9*SUM([.$B13:.$G13])+17*SUM([.$H13:.$N13])+23*SUM([.$O13:.$T13])" office:value-type="float" office:value="129449662" calcext:value-type="float">
            <text:p>1.29E+08</text:p>
          </table:table-cell>
        </table:table-row>
        <table:table-row table:style-name="ro1">
          <table:table-cell office:value-type="float" office:value="15759564" calcext:value-type="float">
            <text:p>157595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289799" calcext:value-type="float">
            <text:p>5289799</text:p>
          </table:table-cell>
          <table:table-cell office:value-type="float" office:value="544" calcext:value-type="float">
            <text:p>544</text:p>
          </table:table-cell>
          <table:table-cell office:value-type="float" office:value="521" calcext:value-type="float">
            <text:p>521</text:p>
          </table:table-cell>
          <table:table-cell office:value-type="float" office:value="1039" calcext:value-type="float">
            <text:p>1039</text:p>
          </table:table-cell>
          <table:table-cell office:value-type="float" office:value="2081" calcext:value-type="float">
            <text:p>2081</text:p>
          </table:table-cell>
          <table:table-cell office:value-type="float" office:value="4162" calcext:value-type="float">
            <text:p>4162</text:p>
          </table:table-cell>
          <table:table-cell office:value-type="float" office:value="8321" calcext:value-type="float">
            <text:p>8321</text:p>
          </table:table-cell>
          <table:table-cell office:value-type="float" office:value="1760547" calcext:value-type="float">
            <text:p>1760547</text:p>
          </table:table-cell>
          <table:table-cell office:value-type="float" office:value="16843" calcext:value-type="float">
            <text:p>16843</text:p>
          </table:table-cell>
          <table:table-cell office:value-type="float" office:value="42518" calcext:value-type="float">
            <text:p>42518</text:p>
          </table:table-cell>
          <table:table-cell office:value-type="float" office:value="66891" calcext:value-type="float">
            <text:p>66891</text:p>
          </table:table-cell>
          <table:table-cell office:value-type="float" office:value="133782" calcext:value-type="float">
            <text:p>133782</text:p>
          </table:table-cell>
          <table:table-cell office:value-type="float" office:value="267658" calcext:value-type="float">
            <text:p>267658</text:p>
          </table:table-cell>
          <table:table-cell office:value-type="float" office:value="367754" calcext:value-type="float">
            <text:p>367754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14:.$AC14])" office:value-type="float" office:value="759112704" calcext:value-type="float">
            <text:p>7.59E+08</text:p>
          </table:table-cell>
          <table:table-cell table:formula="of:=2*[.$A14]+10*SUM([.$B14:.$G14])+17*SUM([.$H14:.$N14])+23*SUM([.$O14:.T14])+32*SUM([.$U14:.$AC14])" office:value-type="float" office:value="135227511" calcext:value-type="float">
            <text:p>1.35E+08</text:p>
          </table:table-cell>
          <table:table-cell table:formula="of:=2*[.$A14]+9*SUM([.$B14:.$G14])+31*SUM([.$H14:.$AC14])" office:value-type="float" office:value="161982042" calcext:value-type="float">
            <text:p>1.62E+08</text:p>
          </table:table-cell>
          <table:table-cell table:formula="of:=2*[.$A14]+9*SUM([.$B14:.$G14])+17*SUM([.$H14:.$N14])+32*SUM([.$H14:.$AC14])" office:value-type="float" office:value="194867358" calcext:value-type="float">
            <text:p>1.95E+08</text:p>
          </table:table-cell>
          <table:table-cell table:formula="of:=5*SUM([.$A14:.$D14])+8*SUM([.$E14:.$E14])+18*SUM([.$F14:.$O14])+23*SUM([.$P14:.$T14])+32*SUM([.$U14:.$AC14])" office:value-type="float" office:value="226518211" calcext:value-type="float">
            <text:p>2.27E+08</text:p>
          </table:table-cell>
          <table:table-cell table:formula="of:=5*SUM([.$A14:.$D14])+8*SUM([.$E14:.$E14])+18*SUM([.$F14:.$O14])+23*SUM([.$P14:.$T14])+29*SUM([.$U14:.$AC14])" office:value-type="float" office:value="226518211" calcext:value-type="float">
            <text:p>2.27E+08</text:p>
          </table:table-cell>
          <table:table-cell table:style-name="ce1" table:formula="of:=2*[.$A14]+9*SUM([.$B14:.$G14])+23*SUM([.$H14:.$T14])+32*SUM([.$U14:.$AC14])" office:value-type="float" office:value="140600754" calcext:value-type="float">
            <text:p>1.41E+08</text:p>
          </table:table-cell>
          <table:table-cell table:style-name="ce1" table:formula="of:=2*[.$A14]+9*SUM([.$B14:.$G14])+17*SUM([.$H14:.$N14])+23*SUM([.$O14:.$T14])" office:value-type="float" office:value="129937464" calcext:value-type="float">
            <text:p>1.30E+08</text:p>
          </table:table-cell>
        </table:table-row>
        <table:table-row table:style-name="ro1">
          <table:table-cell office:value-type="float" office:value="15814476" calcext:value-type="float">
            <text:p>1581447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308044" calcext:value-type="float">
            <text:p>5308044</text:p>
          </table:table-cell>
          <table:table-cell office:value-type="float" office:value="453" calcext:value-type="float">
            <text:p>453</text:p>
          </table:table-cell>
          <table:table-cell office:value-type="float" office:value="533" calcext:value-type="float">
            <text:p>533</text:p>
          </table:table-cell>
          <table:table-cell office:value-type="float" office:value="1059" calcext:value-type="float">
            <text:p>1059</text:p>
          </table:table-cell>
          <table:table-cell office:value-type="float" office:value="2125" calcext:value-type="float">
            <text:p>2125</text:p>
          </table:table-cell>
          <table:table-cell office:value-type="float" office:value="4250" calcext:value-type="float">
            <text:p>4250</text:p>
          </table:table-cell>
          <table:table-cell office:value-type="float" office:value="8493" calcext:value-type="float">
            <text:p>8493</text:p>
          </table:table-cell>
          <table:table-cell office:value-type="float" office:value="1760660" calcext:value-type="float">
            <text:p>1760660</text:p>
          </table:table-cell>
          <table:table-cell office:value-type="float" office:value="16969" calcext:value-type="float">
            <text:p>16969</text:p>
          </table:table-cell>
          <table:table-cell office:value-type="float" office:value="42901" calcext:value-type="float">
            <text:p>42901</text:p>
          </table:table-cell>
          <table:table-cell office:value-type="float" office:value="67574" calcext:value-type="float">
            <text:p>67574</text:p>
          </table:table-cell>
          <table:table-cell office:value-type="float" office:value="135148" calcext:value-type="float">
            <text:p>135148</text:p>
          </table:table-cell>
          <table:table-cell office:value-type="float" office:value="270388" calcext:value-type="float">
            <text:p>270388</text:p>
          </table:table-cell>
          <table:table-cell office:value-type="float" office:value="371607" calcext:value-type="float">
            <text:p>37160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15:.$AC15])" office:value-type="float" office:value="761757696" calcext:value-type="float">
            <text:p>7.62E+08</text:p>
          </table:table-cell>
          <table:table-cell table:formula="of:=2*[.$A15]+10*SUM([.$B15:.$G15])+17*SUM([.$H15:.$N15])+23*SUM([.$O15:.T15])+32*SUM([.$U15:.$AC15])" office:value-type="float" office:value="135736114" calcext:value-type="float">
            <text:p>1.36E+08</text:p>
          </table:table-cell>
          <table:table-cell table:formula="of:=2*[.$A15]+9*SUM([.$B15:.$G15])+31*SUM([.$H15:.$AC15])" office:value-type="float" office:value="162550540" calcext:value-type="float">
            <text:p>1.63E+08</text:p>
          </table:table-cell>
          <table:table-cell table:formula="of:=2*[.$A15]+9*SUM([.$B15:.$G15])+17*SUM([.$H15:.$N15])+32*SUM([.$H15:.$AC15])" office:value-type="float" office:value="195451441" calcext:value-type="float">
            <text:p>1.95E+08</text:p>
          </table:table-cell>
          <table:table-cell table:formula="of:=5*SUM([.$A15:.$D15])+8*SUM([.$E15:.$E15])+18*SUM([.$F15:.$O15])+23*SUM([.$P15:.$T15])+32*SUM([.$U15:.$AC15])" office:value-type="float" office:value="227337238" calcext:value-type="float">
            <text:p>2.27E+08</text:p>
          </table:table-cell>
          <table:table-cell table:formula="of:=5*SUM([.$A15:.$D15])+8*SUM([.$E15:.$E15])+18*SUM([.$F15:.$O15])+23*SUM([.$P15:.$T15])+29*SUM([.$U15:.$AC15])" office:value-type="float" office:value="227337238" calcext:value-type="float">
            <text:p>2.27E+08</text:p>
          </table:table-cell>
          <table:table-cell table:style-name="ce1" table:formula="of:=2*[.$A15]+9*SUM([.$B15:.$G15])+23*SUM([.$H15:.$T15])+32*SUM([.$U15:.$AC15])" office:value-type="float" office:value="141093260" calcext:value-type="float">
            <text:p>1.41E+08</text:p>
          </table:table-cell>
          <table:table-cell table:style-name="ce1" table:formula="of:=2*[.$A15]+9*SUM([.$B15:.$G15])+17*SUM([.$H15:.$N15])+23*SUM([.$O15:.$T15])" office:value-type="float" office:value="130427822" calcext:value-type="float">
            <text:p>1.30E+08</text:p>
          </table:table-cell>
        </table:table-row>
        <table:table-row table:style-name="ro1">
          <table:table-cell office:value-type="float" office:value="15814476" calcext:value-type="float">
            <text:p>1581447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308044" calcext:value-type="float">
            <text:p>5308044</text:p>
          </table:table-cell>
          <table:table-cell office:value-type="float" office:value="453" calcext:value-type="float">
            <text:p>453</text:p>
          </table:table-cell>
          <table:table-cell office:value-type="float" office:value="533" calcext:value-type="float">
            <text:p>533</text:p>
          </table:table-cell>
          <table:table-cell office:value-type="float" office:value="1059" calcext:value-type="float">
            <text:p>1059</text:p>
          </table:table-cell>
          <table:table-cell office:value-type="float" office:value="2125" calcext:value-type="float">
            <text:p>2125</text:p>
          </table:table-cell>
          <table:table-cell office:value-type="float" office:value="4250" calcext:value-type="float">
            <text:p>4250</text:p>
          </table:table-cell>
          <table:table-cell office:value-type="float" office:value="8493" calcext:value-type="float">
            <text:p>8493</text:p>
          </table:table-cell>
          <table:table-cell office:value-type="float" office:value="1760660" calcext:value-type="float">
            <text:p>1760660</text:p>
          </table:table-cell>
          <table:table-cell office:value-type="float" office:value="16969" calcext:value-type="float">
            <text:p>16969</text:p>
          </table:table-cell>
          <table:table-cell office:value-type="float" office:value="42901" calcext:value-type="float">
            <text:p>42901</text:p>
          </table:table-cell>
          <table:table-cell office:value-type="float" office:value="67574" calcext:value-type="float">
            <text:p>67574</text:p>
          </table:table-cell>
          <table:table-cell office:value-type="float" office:value="135148" calcext:value-type="float">
            <text:p>135148</text:p>
          </table:table-cell>
          <table:table-cell office:value-type="float" office:value="270388" calcext:value-type="float">
            <text:p>270388</text:p>
          </table:table-cell>
          <table:table-cell office:value-type="float" office:value="371607" calcext:value-type="float">
            <text:p>37160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16:.$AC16])" office:value-type="float" office:value="761757696" calcext:value-type="float">
            <text:p>7.62E+08</text:p>
          </table:table-cell>
          <table:table-cell table:formula="of:=2*[.$A16]+10*SUM([.$B16:.$G16])+17*SUM([.$H16:.$N16])+23*SUM([.$O16:.T16])+32*SUM([.$U16:.$AC16])" office:value-type="float" office:value="135736114" calcext:value-type="float">
            <text:p>1.36E+08</text:p>
          </table:table-cell>
          <table:table-cell table:formula="of:=2*[.$A16]+9*SUM([.$B16:.$G16])+31*SUM([.$H16:.$AC16])" office:value-type="float" office:value="162550540" calcext:value-type="float">
            <text:p>1.63E+08</text:p>
          </table:table-cell>
          <table:table-cell table:formula="of:=2*[.$A16]+9*SUM([.$B16:.$G16])+17*SUM([.$H16:.$N16])+32*SUM([.$H16:.$AC16])" office:value-type="float" office:value="195451441" calcext:value-type="float">
            <text:p>1.95E+08</text:p>
          </table:table-cell>
          <table:table-cell table:formula="of:=5*SUM([.$A16:.$D16])+8*SUM([.$E16:.$E16])+18*SUM([.$F16:.$O16])+23*SUM([.$P16:.$T16])+32*SUM([.$U16:.$AC16])" office:value-type="float" office:value="227337238" calcext:value-type="float">
            <text:p>2.27E+08</text:p>
          </table:table-cell>
          <table:table-cell table:formula="of:=5*SUM([.$A16:.$D16])+8*SUM([.$E16:.$E16])+18*SUM([.$F16:.$O16])+23*SUM([.$P16:.$T16])+29*SUM([.$U16:.$AC16])" office:value-type="float" office:value="227337238" calcext:value-type="float">
            <text:p>2.27E+08</text:p>
          </table:table-cell>
          <table:table-cell table:style-name="ce1" table:formula="of:=2*[.$A16]+9*SUM([.$B16:.$G16])+23*SUM([.$H16:.$T16])+32*SUM([.$U16:.$AC16])" office:value-type="float" office:value="141093260" calcext:value-type="float">
            <text:p>1.41E+08</text:p>
          </table:table-cell>
          <table:table-cell table:style-name="ce1" table:formula="of:=2*[.$A16]+9*SUM([.$B16:.$G16])+17*SUM([.$H16:.$N16])+23*SUM([.$O16:.$T16])" office:value-type="float" office:value="130427822" calcext:value-type="float">
            <text:p>1.30E+08</text:p>
          </table:table-cell>
        </table:table-row>
        <table:table-row table:style-name="ro1">
          <table:table-cell office:value-type="float" office:value="15759564" calcext:value-type="float">
            <text:p>157595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289990" calcext:value-type="float">
            <text:p>5289990</text:p>
          </table:table-cell>
          <table:table-cell office:value-type="float" office:value="262" calcext:value-type="float">
            <text:p>262</text:p>
          </table:table-cell>
          <table:table-cell office:value-type="float" office:value="527" calcext:value-type="float">
            <text:p>527</text:p>
          </table:table-cell>
          <table:table-cell office:value-type="float" office:value="1049" calcext:value-type="float">
            <text:p>1049</text:p>
          </table:table-cell>
          <table:table-cell office:value-type="float" office:value="2103" calcext:value-type="float">
            <text:p>2103</text:p>
          </table:table-cell>
          <table:table-cell office:value-type="float" office:value="4206" calcext:value-type="float">
            <text:p>4206</text:p>
          </table:table-cell>
          <table:table-cell office:value-type="float" office:value="8407" calcext:value-type="float">
            <text:p>8407</text:p>
          </table:table-cell>
          <table:table-cell office:value-type="float" office:value="1760491" calcext:value-type="float">
            <text:p>1760491</text:p>
          </table:table-cell>
          <table:table-cell office:value-type="float" office:value="16821" calcext:value-type="float">
            <text:p>16821</text:p>
          </table:table-cell>
          <table:table-cell office:value-type="float" office:value="42518" calcext:value-type="float">
            <text:p>42518</text:p>
          </table:table-cell>
          <table:table-cell office:value-type="float" office:value="66891" calcext:value-type="float">
            <text:p>66891</text:p>
          </table:table-cell>
          <table:table-cell office:value-type="float" office:value="133782" calcext:value-type="float">
            <text:p>133782</text:p>
          </table:table-cell>
          <table:table-cell office:value-type="float" office:value="267658" calcext:value-type="float">
            <text:p>267658</text:p>
          </table:table-cell>
          <table:table-cell office:value-type="float" office:value="367755" calcext:value-type="float">
            <text:p>36775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17:.$AC17])" office:value-type="float" office:value="759112704" calcext:value-type="float">
            <text:p>7.59E+08</text:p>
          </table:table-cell>
          <table:table-cell table:formula="of:=2*[.$A17]+10*SUM([.$B17:.$G17])+17*SUM([.$H17:.$N17])+23*SUM([.$O17:.T17])+32*SUM([.$U17:.$AC17])" office:value-type="float" office:value="135226048" calcext:value-type="float">
            <text:p>1.35E+08</text:p>
          </table:table-cell>
          <table:table-cell table:formula="of:=2*[.$A17]+9*SUM([.$B17:.$G17])+31*SUM([.$H17:.$AC17])" office:value-type="float" office:value="161977840" calcext:value-type="float">
            <text:p>1.62E+08</text:p>
          </table:table-cell>
          <table:table-cell table:formula="of:=2*[.$A17]+9*SUM([.$B17:.$G17])+17*SUM([.$H17:.$N17])+32*SUM([.$H17:.$AC17])" office:value-type="float" office:value="194860075" calcext:value-type="float">
            <text:p>1.95E+08</text:p>
          </table:table-cell>
          <table:table-cell table:formula="of:=5*SUM([.$A17:.$D17])+8*SUM([.$E17:.$E17])+18*SUM([.$F17:.$O17])+23*SUM([.$P17:.$T17])+32*SUM([.$U17:.$AC17])" office:value-type="float" office:value="226518216" calcext:value-type="float">
            <text:p>2.27E+08</text:p>
          </table:table-cell>
          <table:table-cell table:formula="of:=5*SUM([.$A17:.$D17])+8*SUM([.$E17:.$E17])+18*SUM([.$F17:.$O17])+23*SUM([.$P17:.$T17])+29*SUM([.$U17:.$AC17])" office:value-type="float" office:value="226518216" calcext:value-type="float">
            <text:p>2.27E+08</text:p>
          </table:table-cell>
          <table:table-cell table:style-name="ce1" table:formula="of:=2*[.$A17]+9*SUM([.$B17:.$G17])+23*SUM([.$H17:.$T17])+32*SUM([.$U17:.$AC17])" office:value-type="float" office:value="140598080" calcext:value-type="float">
            <text:p>1.41E+08</text:p>
          </table:table-cell>
          <table:table-cell table:style-name="ce1" table:formula="of:=2*[.$A17]+9*SUM([.$B17:.$G17])+17*SUM([.$H17:.$N17])+23*SUM([.$O17:.$T17])" office:value-type="float" office:value="129935810" calcext:value-type="float">
            <text:p>1.30E+08</text:p>
          </table:table-cell>
        </table:table-row>
        <table:table-row table:style-name="ro1">
          <table:table-cell office:value-type="float" office:value="15814476" calcext:value-type="float">
            <text:p>1581447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308234" calcext:value-type="float">
            <text:p>5308234</text:p>
          </table:table-cell>
          <table:table-cell office:value-type="float" office:value="451" calcext:value-type="float">
            <text:p>451</text:p>
          </table:table-cell>
          <table:table-cell office:value-type="float" office:value="528" calcext:value-type="float">
            <text:p>528</text:p>
          </table:table-cell>
          <table:table-cell office:value-type="float" office:value="1049" calcext:value-type="float">
            <text:p>1049</text:p>
          </table:table-cell>
          <table:table-cell office:value-type="float" office:value="2103" calcext:value-type="float">
            <text:p>2103</text:p>
          </table:table-cell>
          <table:table-cell office:value-type="float" office:value="4206" calcext:value-type="float">
            <text:p>4206</text:p>
          </table:table-cell>
          <table:table-cell office:value-type="float" office:value="8407" calcext:value-type="float">
            <text:p>8407</text:p>
          </table:table-cell>
          <table:table-cell office:value-type="float" office:value="1760659" calcext:value-type="float">
            <text:p>1760659</text:p>
          </table:table-cell>
          <table:table-cell office:value-type="float" office:value="16893" calcext:value-type="float">
            <text:p>16893</text:p>
          </table:table-cell>
          <table:table-cell office:value-type="float" office:value="42941" calcext:value-type="float">
            <text:p>42941</text:p>
          </table:table-cell>
          <table:table-cell office:value-type="float" office:value="67556" calcext:value-type="float">
            <text:p>67556</text:p>
          </table:table-cell>
          <table:table-cell office:value-type="float" office:value="135112" calcext:value-type="float">
            <text:p>135112</text:p>
          </table:table-cell>
          <table:table-cell office:value-type="float" office:value="270413" calcext:value-type="float">
            <text:p>270413</text:p>
          </table:table-cell>
          <table:table-cell office:value-type="float" office:value="371652" calcext:value-type="float">
            <text:p>371652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18:.$AC18])" office:value-type="float" office:value="761757696" calcext:value-type="float">
            <text:p>7.62E+08</text:p>
          </table:table-cell>
          <table:table-cell table:formula="of:=2*[.$A18]+10*SUM([.$B18:.$G18])+17*SUM([.$H18:.$N18])+23*SUM([.$O18:.T18])+32*SUM([.$U18:.$AC18])" office:value-type="float" office:value="135734664" calcext:value-type="float">
            <text:p>1.36E+08</text:p>
          </table:table-cell>
          <table:table-cell table:formula="of:=2*[.$A18]+9*SUM([.$B18:.$G18])+31*SUM([.$H18:.$AC18])" office:value-type="float" office:value="162546360" calcext:value-type="float">
            <text:p>1.63E+08</text:p>
          </table:table-cell>
          <table:table-cell table:formula="of:=2*[.$A18]+9*SUM([.$B18:.$G18])+17*SUM([.$H18:.$N18])+32*SUM([.$H18:.$AC18])" office:value-type="float" office:value="195444181" calcext:value-type="float">
            <text:p>1.95E+08</text:p>
          </table:table-cell>
          <table:table-cell table:formula="of:=5*SUM([.$A18:.$D18])+8*SUM([.$E18:.$E18])+18*SUM([.$F18:.$O18])+23*SUM([.$P18:.$T18])+32*SUM([.$U18:.$AC18])" office:value-type="float" office:value="227337518" calcext:value-type="float">
            <text:p>2.27E+08</text:p>
          </table:table-cell>
          <table:table-cell table:formula="of:=5*SUM([.$A18:.$D18])+8*SUM([.$E18:.$E18])+18*SUM([.$F18:.$O18])+23*SUM([.$P18:.$T18])+29*SUM([.$U18:.$AC18])" office:value-type="float" office:value="227337518" calcext:value-type="float">
            <text:p>2.27E+08</text:p>
          </table:table-cell>
          <table:table-cell table:style-name="ce1" table:formula="of:=2*[.$A18]+9*SUM([.$B18:.$G18])+23*SUM([.$H18:.$T18])+32*SUM([.$U18:.$AC18])" office:value-type="float" office:value="141090600" calcext:value-type="float">
            <text:p>1.41E+08</text:p>
          </table:table-cell>
          <table:table-cell table:style-name="ce1" table:formula="of:=2*[.$A18]+9*SUM([.$B18:.$G18])+17*SUM([.$H18:.$N18])+23*SUM([.$O18:.$T18])" office:value-type="float" office:value="130426182" calcext:value-type="float">
            <text:p>1.30E+08</text:p>
          </table:table-cell>
        </table:table-row>
        <table:table-row table:style-name="ro1">
          <table:table-cell office:value-type="float" office:value="15869580" calcext:value-type="float">
            <text:p>1586958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326290" calcext:value-type="float">
            <text:p>5326290</text:p>
          </table:table-cell>
          <table:table-cell office:value-type="float" office:value="644" calcext:value-type="float">
            <text:p>644</text:p>
          </table:table-cell>
          <table:table-cell office:value-type="float" office:value="538" calcext:value-type="float">
            <text:p>538</text:p>
          </table:table-cell>
          <table:table-cell office:value-type="float" office:value="1064" calcext:value-type="float">
            <text:p>1064</text:p>
          </table:table-cell>
          <table:table-cell office:value-type="float" office:value="2136" calcext:value-type="float">
            <text:p>2136</text:p>
          </table:table-cell>
          <table:table-cell office:value-type="float" office:value="4272" calcext:value-type="float">
            <text:p>4272</text:p>
          </table:table-cell>
          <table:table-cell office:value-type="float" office:value="8536" calcext:value-type="float">
            <text:p>8536</text:p>
          </table:table-cell>
          <table:table-cell office:value-type="float" office:value="1760907" calcext:value-type="float">
            <text:p>1760907</text:p>
          </table:table-cell>
          <table:table-cell office:value-type="float" office:value="17142" calcext:value-type="float">
            <text:p>17142</text:p>
          </table:table-cell>
          <table:table-cell office:value-type="float" office:value="43142" calcext:value-type="float">
            <text:p>43142</text:p>
          </table:table-cell>
          <table:table-cell office:value-type="float" office:value="68232" calcext:value-type="float">
            <text:p>68232</text:p>
          </table:table-cell>
          <table:table-cell office:value-type="float" office:value="136464" calcext:value-type="float">
            <text:p>136464</text:p>
          </table:table-cell>
          <table:table-cell office:value-type="float" office:value="273113" calcext:value-type="float">
            <text:p>273113</text:p>
          </table:table-cell>
          <table:table-cell office:value-type="float" office:value="375564" calcext:value-type="float">
            <text:p>375564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19:.$AC19])" office:value-type="float" office:value="764411904" calcext:value-type="float">
            <text:p>7.64E+08</text:p>
          </table:table-cell>
          <table:table-cell table:formula="of:=2*[.$A19]+10*SUM([.$B19:.$G19])+17*SUM([.$H19:.$N19])+23*SUM([.$O19:.T19])+32*SUM([.$U19:.$AC19])" office:value-type="float" office:value="136246300" calcext:value-type="float">
            <text:p>1.36E+08</text:p>
          </table:table-cell>
          <table:table-cell table:formula="of:=2*[.$A19]+9*SUM([.$B19:.$G19])+31*SUM([.$H19:.$AC19])" office:value-type="float" office:value="163122376" calcext:value-type="float">
            <text:p>1.63E+08</text:p>
          </table:table-cell>
          <table:table-cell table:formula="of:=2*[.$A19]+9*SUM([.$B19:.$G19])+17*SUM([.$H19:.$N19])+32*SUM([.$H19:.$AC19])" office:value-type="float" office:value="196041779" calcext:value-type="float">
            <text:p>1.96E+08</text:p>
          </table:table-cell>
          <table:table-cell table:formula="of:=5*SUM([.$A19:.$D19])+8*SUM([.$E19:.$E19])+18*SUM([.$F19:.$O19])+23*SUM([.$P19:.$T19])+32*SUM([.$U19:.$AC19])" office:value-type="float" office:value="228158363" calcext:value-type="float">
            <text:p>2.28E+08</text:p>
          </table:table-cell>
          <table:table-cell table:formula="of:=5*SUM([.$A19:.$D19])+8*SUM([.$E19:.$E19])+18*SUM([.$F19:.$O19])+23*SUM([.$P19:.$T19])+29*SUM([.$U19:.$AC19])" office:value-type="float" office:value="228158363" calcext:value-type="float">
            <text:p>2.28E+08</text:p>
          </table:table-cell>
          <table:table-cell table:style-name="ce1" table:formula="of:=2*[.$A19]+9*SUM([.$B19:.$G19])+23*SUM([.$H19:.$T19])+32*SUM([.$U19:.$AC19])" office:value-type="float" office:value="141588344" calcext:value-type="float">
            <text:p>1.42E+08</text:p>
          </table:table-cell>
          <table:table-cell table:style-name="ce1" table:formula="of:=2*[.$A19]+9*SUM([.$B19:.$G19])+17*SUM([.$H19:.$N19])+23*SUM([.$O19:.$T19])" office:value-type="float" office:value="130919762" calcext:value-type="float">
            <text:p>1.31E+08</text:p>
          </table:table-cell>
        </table:table-row>
        <table:table-row table:style-name="ro1">
          <table:table-cell office:value-type="float" office:value="15869580" calcext:value-type="float">
            <text:p>1586958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326290" calcext:value-type="float">
            <text:p>5326290</text:p>
          </table:table-cell>
          <table:table-cell office:value-type="float" office:value="644" calcext:value-type="float">
            <text:p>644</text:p>
          </table:table-cell>
          <table:table-cell office:value-type="float" office:value="538" calcext:value-type="float">
            <text:p>538</text:p>
          </table:table-cell>
          <table:table-cell office:value-type="float" office:value="1064" calcext:value-type="float">
            <text:p>1064</text:p>
          </table:table-cell>
          <table:table-cell office:value-type="float" office:value="2136" calcext:value-type="float">
            <text:p>2136</text:p>
          </table:table-cell>
          <table:table-cell office:value-type="float" office:value="4272" calcext:value-type="float">
            <text:p>4272</text:p>
          </table:table-cell>
          <table:table-cell office:value-type="float" office:value="8536" calcext:value-type="float">
            <text:p>8536</text:p>
          </table:table-cell>
          <table:table-cell office:value-type="float" office:value="1760907" calcext:value-type="float">
            <text:p>1760907</text:p>
          </table:table-cell>
          <table:table-cell office:value-type="float" office:value="17142" calcext:value-type="float">
            <text:p>17142</text:p>
          </table:table-cell>
          <table:table-cell office:value-type="float" office:value="43142" calcext:value-type="float">
            <text:p>43142</text:p>
          </table:table-cell>
          <table:table-cell office:value-type="float" office:value="68232" calcext:value-type="float">
            <text:p>68232</text:p>
          </table:table-cell>
          <table:table-cell office:value-type="float" office:value="136464" calcext:value-type="float">
            <text:p>136464</text:p>
          </table:table-cell>
          <table:table-cell office:value-type="float" office:value="273113" calcext:value-type="float">
            <text:p>273113</text:p>
          </table:table-cell>
          <table:table-cell office:value-type="float" office:value="375564" calcext:value-type="float">
            <text:p>375564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20:.$AC20])" office:value-type="float" office:value="764411904" calcext:value-type="float">
            <text:p>7.64E+08</text:p>
          </table:table-cell>
          <table:table-cell table:formula="of:=2*[.$A20]+10*SUM([.$B20:.$G20])+17*SUM([.$H20:.$N20])+23*SUM([.$O20:.T20])+32*SUM([.$U20:.$AC20])" office:value-type="float" office:value="136246300" calcext:value-type="float">
            <text:p>1.36E+08</text:p>
          </table:table-cell>
          <table:table-cell table:formula="of:=2*[.$A20]+9*SUM([.$B20:.$G20])+31*SUM([.$H20:.$AC20])" office:value-type="float" office:value="163122376" calcext:value-type="float">
            <text:p>1.63E+08</text:p>
          </table:table-cell>
          <table:table-cell table:formula="of:=2*[.$A20]+9*SUM([.$B20:.$G20])+17*SUM([.$H20:.$N20])+32*SUM([.$H20:.$AC20])" office:value-type="float" office:value="196041779" calcext:value-type="float">
            <text:p>1.96E+08</text:p>
          </table:table-cell>
          <table:table-cell table:formula="of:=5*SUM([.$A20:.$D20])+8*SUM([.$E20:.$E20])+18*SUM([.$F20:.$O20])+23*SUM([.$P20:.$T20])+32*SUM([.$U20:.$AC20])" office:value-type="float" office:value="228158363" calcext:value-type="float">
            <text:p>2.28E+08</text:p>
          </table:table-cell>
          <table:table-cell table:formula="of:=5*SUM([.$A20:.$D20])+8*SUM([.$E20:.$E20])+18*SUM([.$F20:.$O20])+23*SUM([.$P20:.$T20])+29*SUM([.$U20:.$AC20])" office:value-type="float" office:value="228158363" calcext:value-type="float">
            <text:p>2.28E+08</text:p>
          </table:table-cell>
          <table:table-cell table:style-name="ce1" table:formula="of:=2*[.$A20]+9*SUM([.$B20:.$G20])+23*SUM([.$H20:.$T20])+32*SUM([.$U20:.$AC20])" office:value-type="float" office:value="141588344" calcext:value-type="float">
            <text:p>1.42E+08</text:p>
          </table:table-cell>
          <table:table-cell table:style-name="ce1" table:formula="of:=2*[.$A20]+9*SUM([.$B20:.$G20])+17*SUM([.$H20:.$N20])+23*SUM([.$O20:.$T20])" office:value-type="float" office:value="130919762" calcext:value-type="float">
            <text:p>1.31E+08</text:p>
          </table:table-cell>
        </table:table-row>
        <table:table-row table:style-name="ro1">
          <table:table-cell office:value-type="float" office:value="15814476" calcext:value-type="float">
            <text:p>1581447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308234" calcext:value-type="float">
            <text:p>5308234</text:p>
          </table:table-cell>
          <table:table-cell office:value-type="float" office:value="451" calcext:value-type="float">
            <text:p>451</text:p>
          </table:table-cell>
          <table:table-cell office:value-type="float" office:value="528" calcext:value-type="float">
            <text:p>528</text:p>
          </table:table-cell>
          <table:table-cell office:value-type="float" office:value="1049" calcext:value-type="float">
            <text:p>1049</text:p>
          </table:table-cell>
          <table:table-cell office:value-type="float" office:value="2103" calcext:value-type="float">
            <text:p>2103</text:p>
          </table:table-cell>
          <table:table-cell office:value-type="float" office:value="4206" calcext:value-type="float">
            <text:p>4206</text:p>
          </table:table-cell>
          <table:table-cell office:value-type="float" office:value="8407" calcext:value-type="float">
            <text:p>8407</text:p>
          </table:table-cell>
          <table:table-cell office:value-type="float" office:value="1760659" calcext:value-type="float">
            <text:p>1760659</text:p>
          </table:table-cell>
          <table:table-cell office:value-type="float" office:value="16892" calcext:value-type="float">
            <text:p>16892</text:p>
          </table:table-cell>
          <table:table-cell office:value-type="float" office:value="42942" calcext:value-type="float">
            <text:p>42942</text:p>
          </table:table-cell>
          <table:table-cell office:value-type="float" office:value="67556" calcext:value-type="float">
            <text:p>67556</text:p>
          </table:table-cell>
          <table:table-cell office:value-type="float" office:value="135112" calcext:value-type="float">
            <text:p>135112</text:p>
          </table:table-cell>
          <table:table-cell office:value-type="float" office:value="270412" calcext:value-type="float">
            <text:p>270412</text:p>
          </table:table-cell>
          <table:table-cell office:value-type="float" office:value="371653" calcext:value-type="float">
            <text:p>371653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21:.$AC21])" office:value-type="float" office:value="761757696" calcext:value-type="float">
            <text:p>7.62E+08</text:p>
          </table:table-cell>
          <table:table-cell table:formula="of:=2*[.$A21]+10*SUM([.$B21:.$G21])+17*SUM([.$H21:.$N21])+23*SUM([.$O21:.T21])+32*SUM([.$U21:.$AC21])" office:value-type="float" office:value="135734664" calcext:value-type="float">
            <text:p>1.36E+08</text:p>
          </table:table-cell>
          <table:table-cell table:formula="of:=2*[.$A21]+9*SUM([.$B21:.$G21])+31*SUM([.$H21:.$AC21])" office:value-type="float" office:value="162546360" calcext:value-type="float">
            <text:p>1.63E+08</text:p>
          </table:table-cell>
          <table:table-cell table:formula="of:=2*[.$A21]+9*SUM([.$B21:.$G21])+17*SUM([.$H21:.$N21])+32*SUM([.$H21:.$AC21])" office:value-type="float" office:value="195444181" calcext:value-type="float">
            <text:p>1.95E+08</text:p>
          </table:table-cell>
          <table:table-cell table:formula="of:=5*SUM([.$A21:.$D21])+8*SUM([.$E21:.$E21])+18*SUM([.$F21:.$O21])+23*SUM([.$P21:.$T21])+32*SUM([.$U21:.$AC21])" office:value-type="float" office:value="227337523" calcext:value-type="float">
            <text:p>2.27E+08</text:p>
          </table:table-cell>
          <table:table-cell table:formula="of:=5*SUM([.$A21:.$D21])+8*SUM([.$E21:.$E21])+18*SUM([.$F21:.$O21])+23*SUM([.$P21:.$T21])+29*SUM([.$U21:.$AC21])" office:value-type="float" office:value="227337523" calcext:value-type="float">
            <text:p>2.27E+08</text:p>
          </table:table-cell>
          <table:table-cell table:style-name="ce1" table:formula="of:=2*[.$A21]+9*SUM([.$B21:.$G21])+23*SUM([.$H21:.$T21])+32*SUM([.$U21:.$AC21])" office:value-type="float" office:value="141090600" calcext:value-type="float">
            <text:p>1.41E+08</text:p>
          </table:table-cell>
          <table:table-cell table:style-name="ce1" table:formula="of:=2*[.$A21]+9*SUM([.$B21:.$G21])+17*SUM([.$H21:.$N21])+23*SUM([.$O21:.$T21])" office:value-type="float" office:value="130426182" calcext:value-type="float">
            <text:p>1.30E+08</text:p>
          </table:table-cell>
        </table:table-row>
        <table:table-row table:style-name="ro1">
          <table:table-cell office:value-type="float" office:value="15759564" calcext:value-type="float">
            <text:p>157595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289990" calcext:value-type="float">
            <text:p>5289990</text:p>
          </table:table-cell>
          <table:table-cell office:value-type="float" office:value="262" calcext:value-type="float">
            <text:p>262</text:p>
          </table:table-cell>
          <table:table-cell office:value-type="float" office:value="527" calcext:value-type="float">
            <text:p>527</text:p>
          </table:table-cell>
          <table:table-cell office:value-type="float" office:value="1049" calcext:value-type="float">
            <text:p>1049</text:p>
          </table:table-cell>
          <table:table-cell office:value-type="float" office:value="2103" calcext:value-type="float">
            <text:p>2103</text:p>
          </table:table-cell>
          <table:table-cell office:value-type="float" office:value="4206" calcext:value-type="float">
            <text:p>4206</text:p>
          </table:table-cell>
          <table:table-cell office:value-type="float" office:value="8407" calcext:value-type="float">
            <text:p>8407</text:p>
          </table:table-cell>
          <table:table-cell office:value-type="float" office:value="1760491" calcext:value-type="float">
            <text:p>1760491</text:p>
          </table:table-cell>
          <table:table-cell office:value-type="float" office:value="16683" calcext:value-type="float">
            <text:p>16683</text:p>
          </table:table-cell>
          <table:table-cell office:value-type="float" office:value="42560" calcext:value-type="float">
            <text:p>42560</text:p>
          </table:table-cell>
          <table:table-cell office:value-type="float" office:value="66891" calcext:value-type="float">
            <text:p>66891</text:p>
          </table:table-cell>
          <table:table-cell office:value-type="float" office:value="133782" calcext:value-type="float">
            <text:p>133782</text:p>
          </table:table-cell>
          <table:table-cell office:value-type="float" office:value="267658" calcext:value-type="float">
            <text:p>267658</text:p>
          </table:table-cell>
          <table:table-cell office:value-type="float" office:value="367851" calcext:value-type="float">
            <text:p>36785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22:.$AC22])" office:value-type="float" office:value="759112704" calcext:value-type="float">
            <text:p>7.59E+08</text:p>
          </table:table-cell>
          <table:table-cell table:formula="of:=2*[.$A22]+10*SUM([.$B22:.$G22])+17*SUM([.$H22:.$N22])+23*SUM([.$O22:.T22])+32*SUM([.$U22:.$AC22])" office:value-type="float" office:value="135226048" calcext:value-type="float">
            <text:p>1.35E+08</text:p>
          </table:table-cell>
          <table:table-cell table:formula="of:=2*[.$A22]+9*SUM([.$B22:.$G22])+31*SUM([.$H22:.$AC22])" office:value-type="float" office:value="161977840" calcext:value-type="float">
            <text:p>1.62E+08</text:p>
          </table:table-cell>
          <table:table-cell table:formula="of:=2*[.$A22]+9*SUM([.$B22:.$G22])+17*SUM([.$H22:.$N22])+32*SUM([.$H22:.$AC22])" office:value-type="float" office:value="194860075" calcext:value-type="float">
            <text:p>1.95E+08</text:p>
          </table:table-cell>
          <table:table-cell table:formula="of:=5*SUM([.$A22:.$D22])+8*SUM([.$E22:.$E22])+18*SUM([.$F22:.$O22])+23*SUM([.$P22:.$T22])+32*SUM([.$U22:.$AC22])" office:value-type="float" office:value="226518906" calcext:value-type="float">
            <text:p>2.27E+08</text:p>
          </table:table-cell>
          <table:table-cell table:formula="of:=5*SUM([.$A22:.$D22])+8*SUM([.$E22:.$E22])+18*SUM([.$F22:.$O22])+23*SUM([.$P22:.$T22])+29*SUM([.$U22:.$AC22])" office:value-type="float" office:value="226518906" calcext:value-type="float">
            <text:p>2.27E+08</text:p>
          </table:table-cell>
          <table:table-cell table:style-name="ce1" table:formula="of:=2*[.$A22]+9*SUM([.$B22:.$G22])+23*SUM([.$H22:.$T22])+32*SUM([.$U22:.$AC22])" office:value-type="float" office:value="140598080" calcext:value-type="float">
            <text:p>1.41E+08</text:p>
          </table:table-cell>
          <table:table-cell table:style-name="ce1" table:formula="of:=2*[.$A22]+9*SUM([.$B22:.$G22])+17*SUM([.$H22:.$N22])+23*SUM([.$O22:.$T22])" office:value-type="float" office:value="129935810" calcext:value-type="float">
            <text:p>1.30E+08</text:p>
          </table:table-cell>
        </table:table-row>
        <table:table-row table:style-name="ro1">
          <table:table-cell office:value-type="float" office:value="15814476" calcext:value-type="float">
            <text:p>1581447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308044" calcext:value-type="float">
            <text:p>5308044</text:p>
          </table:table-cell>
          <table:table-cell office:value-type="float" office:value="453" calcext:value-type="float">
            <text:p>453</text:p>
          </table:table-cell>
          <table:table-cell office:value-type="float" office:value="533" calcext:value-type="float">
            <text:p>533</text:p>
          </table:table-cell>
          <table:table-cell office:value-type="float" office:value="1059" calcext:value-type="float">
            <text:p>1059</text:p>
          </table:table-cell>
          <table:table-cell office:value-type="float" office:value="2125" calcext:value-type="float">
            <text:p>2125</text:p>
          </table:table-cell>
          <table:table-cell office:value-type="float" office:value="4250" calcext:value-type="float">
            <text:p>4250</text:p>
          </table:table-cell>
          <table:table-cell office:value-type="float" office:value="8493" calcext:value-type="float">
            <text:p>8493</text:p>
          </table:table-cell>
          <table:table-cell office:value-type="float" office:value="1760660" calcext:value-type="float">
            <text:p>1760660</text:p>
          </table:table-cell>
          <table:table-cell office:value-type="float" office:value="16910" calcext:value-type="float">
            <text:p>16910</text:p>
          </table:table-cell>
          <table:table-cell office:value-type="float" office:value="42860" calcext:value-type="float">
            <text:p>42860</text:p>
          </table:table-cell>
          <table:table-cell office:value-type="float" office:value="67574" calcext:value-type="float">
            <text:p>67574</text:p>
          </table:table-cell>
          <table:table-cell office:value-type="float" office:value="135148" calcext:value-type="float">
            <text:p>135148</text:p>
          </table:table-cell>
          <table:table-cell office:value-type="float" office:value="270387" calcext:value-type="float">
            <text:p>270387</text:p>
          </table:table-cell>
          <table:table-cell office:value-type="float" office:value="371708" calcext:value-type="float">
            <text:p>371708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23:.$AC23])" office:value-type="float" office:value="761757696" calcext:value-type="float">
            <text:p>7.62E+08</text:p>
          </table:table-cell>
          <table:table-cell table:formula="of:=2*[.$A23]+10*SUM([.$B23:.$G23])+17*SUM([.$H23:.$N23])+23*SUM([.$O23:.T23])+32*SUM([.$U23:.$AC23])" office:value-type="float" office:value="135736114" calcext:value-type="float">
            <text:p>1.36E+08</text:p>
          </table:table-cell>
          <table:table-cell table:formula="of:=2*[.$A23]+9*SUM([.$B23:.$G23])+31*SUM([.$H23:.$AC23])" office:value-type="float" office:value="162550540" calcext:value-type="float">
            <text:p>1.63E+08</text:p>
          </table:table-cell>
          <table:table-cell table:formula="of:=2*[.$A23]+9*SUM([.$B23:.$G23])+17*SUM([.$H23:.$N23])+32*SUM([.$H23:.$AC23])" office:value-type="float" office:value="195451441" calcext:value-type="float">
            <text:p>1.95E+08</text:p>
          </table:table-cell>
          <table:table-cell table:formula="of:=5*SUM([.$A23:.$D23])+8*SUM([.$E23:.$E23])+18*SUM([.$F23:.$O23])+23*SUM([.$P23:.$T23])+32*SUM([.$U23:.$AC23])" office:value-type="float" office:value="227337533" calcext:value-type="float">
            <text:p>2.27E+08</text:p>
          </table:table-cell>
          <table:table-cell table:formula="of:=5*SUM([.$A23:.$D23])+8*SUM([.$E23:.$E23])+18*SUM([.$F23:.$O23])+23*SUM([.$P23:.$T23])+29*SUM([.$U23:.$AC23])" office:value-type="float" office:value="227337533" calcext:value-type="float">
            <text:p>2.27E+08</text:p>
          </table:table-cell>
          <table:table-cell table:style-name="ce1" table:formula="of:=2*[.$A23]+9*SUM([.$B23:.$G23])+23*SUM([.$H23:.$T23])+32*SUM([.$U23:.$AC23])" office:value-type="float" office:value="141093260" calcext:value-type="float">
            <text:p>1.41E+08</text:p>
          </table:table-cell>
          <table:table-cell table:style-name="ce1" table:formula="of:=2*[.$A23]+9*SUM([.$B23:.$G23])+17*SUM([.$H23:.$N23])+23*SUM([.$O23:.$T23])" office:value-type="float" office:value="130427822" calcext:value-type="float">
            <text:p>1.30E+08</text:p>
          </table:table-cell>
        </table:table-row>
        <table:table-row table:style-name="ro1">
          <table:table-cell office:value-type="float" office:value="15814476" calcext:value-type="float">
            <text:p>1581447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308044" calcext:value-type="float">
            <text:p>5308044</text:p>
          </table:table-cell>
          <table:table-cell office:value-type="float" office:value="453" calcext:value-type="float">
            <text:p>453</text:p>
          </table:table-cell>
          <table:table-cell office:value-type="float" office:value="533" calcext:value-type="float">
            <text:p>533</text:p>
          </table:table-cell>
          <table:table-cell office:value-type="float" office:value="1059" calcext:value-type="float">
            <text:p>1059</text:p>
          </table:table-cell>
          <table:table-cell office:value-type="float" office:value="2125" calcext:value-type="float">
            <text:p>2125</text:p>
          </table:table-cell>
          <table:table-cell office:value-type="float" office:value="4250" calcext:value-type="float">
            <text:p>4250</text:p>
          </table:table-cell>
          <table:table-cell office:value-type="float" office:value="8493" calcext:value-type="float">
            <text:p>8493</text:p>
          </table:table-cell>
          <table:table-cell office:value-type="float" office:value="1760660" calcext:value-type="float">
            <text:p>1760660</text:p>
          </table:table-cell>
          <table:table-cell office:value-type="float" office:value="16910" calcext:value-type="float">
            <text:p>16910</text:p>
          </table:table-cell>
          <table:table-cell office:value-type="float" office:value="42860" calcext:value-type="float">
            <text:p>42860</text:p>
          </table:table-cell>
          <table:table-cell office:value-type="float" office:value="67574" calcext:value-type="float">
            <text:p>67574</text:p>
          </table:table-cell>
          <table:table-cell office:value-type="float" office:value="135148" calcext:value-type="float">
            <text:p>135148</text:p>
          </table:table-cell>
          <table:table-cell office:value-type="float" office:value="270387" calcext:value-type="float">
            <text:p>270387</text:p>
          </table:table-cell>
          <table:table-cell office:value-type="float" office:value="371708" calcext:value-type="float">
            <text:p>371708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24:.$AC24])" office:value-type="float" office:value="761757696" calcext:value-type="float">
            <text:p>7.62E+08</text:p>
          </table:table-cell>
          <table:table-cell table:formula="of:=2*[.$A24]+10*SUM([.$B24:.$G24])+17*SUM([.$H24:.$N24])+23*SUM([.$O24:.T24])+32*SUM([.$U24:.$AC24])" office:value-type="float" office:value="135736114" calcext:value-type="float">
            <text:p>1.36E+08</text:p>
          </table:table-cell>
          <table:table-cell table:formula="of:=2*[.$A24]+9*SUM([.$B24:.$G24])+31*SUM([.$H24:.$AC24])" office:value-type="float" office:value="162550540" calcext:value-type="float">
            <text:p>1.63E+08</text:p>
          </table:table-cell>
          <table:table-cell table:formula="of:=2*[.$A24]+9*SUM([.$B24:.$G24])+17*SUM([.$H24:.$N24])+32*SUM([.$H24:.$AC24])" office:value-type="float" office:value="195451441" calcext:value-type="float">
            <text:p>1.95E+08</text:p>
          </table:table-cell>
          <table:table-cell table:formula="of:=5*SUM([.$A24:.$D24])+8*SUM([.$E24:.$E24])+18*SUM([.$F24:.$O24])+23*SUM([.$P24:.$T24])+32*SUM([.$U24:.$AC24])" office:value-type="float" office:value="227337533" calcext:value-type="float">
            <text:p>2.27E+08</text:p>
          </table:table-cell>
          <table:table-cell table:formula="of:=5*SUM([.$A24:.$D24])+8*SUM([.$E24:.$E24])+18*SUM([.$F24:.$O24])+23*SUM([.$P24:.$T24])+29*SUM([.$U24:.$AC24])" office:value-type="float" office:value="227337533" calcext:value-type="float">
            <text:p>2.27E+08</text:p>
          </table:table-cell>
          <table:table-cell table:style-name="ce1" table:formula="of:=2*[.$A24]+9*SUM([.$B24:.$G24])+23*SUM([.$H24:.$T24])+32*SUM([.$U24:.$AC24])" office:value-type="float" office:value="141093260" calcext:value-type="float">
            <text:p>1.41E+08</text:p>
          </table:table-cell>
          <table:table-cell table:style-name="ce1" table:formula="of:=2*[.$A24]+9*SUM([.$B24:.$G24])+17*SUM([.$H24:.$N24])+23*SUM([.$O24:.$T24])" office:value-type="float" office:value="130427822" calcext:value-type="float">
            <text:p>1.30E+08</text:p>
          </table:table-cell>
        </table:table-row>
        <table:table-row table:style-name="ro1">
          <table:table-cell office:value-type="float" office:value="15759564" calcext:value-type="float">
            <text:p>157595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289799" calcext:value-type="float">
            <text:p>5289799</text:p>
          </table:table-cell>
          <table:table-cell office:value-type="float" office:value="544" calcext:value-type="float">
            <text:p>544</text:p>
          </table:table-cell>
          <table:table-cell office:value-type="float" office:value="521" calcext:value-type="float">
            <text:p>521</text:p>
          </table:table-cell>
          <table:table-cell office:value-type="float" office:value="1039" calcext:value-type="float">
            <text:p>1039</text:p>
          </table:table-cell>
          <table:table-cell office:value-type="float" office:value="2081" calcext:value-type="float">
            <text:p>2081</text:p>
          </table:table-cell>
          <table:table-cell office:value-type="float" office:value="4162" calcext:value-type="float">
            <text:p>4162</text:p>
          </table:table-cell>
          <table:table-cell office:value-type="float" office:value="8321" calcext:value-type="float">
            <text:p>8321</text:p>
          </table:table-cell>
          <table:table-cell office:value-type="float" office:value="1760547" calcext:value-type="float">
            <text:p>1760547</text:p>
          </table:table-cell>
          <table:table-cell office:value-type="float" office:value="16703" calcext:value-type="float">
            <text:p>16703</text:p>
          </table:table-cell>
          <table:table-cell office:value-type="float" office:value="42561" calcext:value-type="float">
            <text:p>42561</text:p>
          </table:table-cell>
          <table:table-cell office:value-type="float" office:value="66891" calcext:value-type="float">
            <text:p>66891</text:p>
          </table:table-cell>
          <table:table-cell office:value-type="float" office:value="133782" calcext:value-type="float">
            <text:p>133782</text:p>
          </table:table-cell>
          <table:table-cell office:value-type="float" office:value="267657" calcext:value-type="float">
            <text:p>267657</text:p>
          </table:table-cell>
          <table:table-cell office:value-type="float" office:value="367852" calcext:value-type="float">
            <text:p>367852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25:.$AC25])" office:value-type="float" office:value="759112704" calcext:value-type="float">
            <text:p>7.59E+08</text:p>
          </table:table-cell>
          <table:table-cell table:formula="of:=2*[.$A25]+10*SUM([.$B25:.$G25])+17*SUM([.$H25:.$N25])+23*SUM([.$O25:.T25])+32*SUM([.$U25:.$AC25])" office:value-type="float" office:value="135227511" calcext:value-type="float">
            <text:p>1.35E+08</text:p>
          </table:table-cell>
          <table:table-cell table:formula="of:=2*[.$A25]+9*SUM([.$B25:.$G25])+31*SUM([.$H25:.$AC25])" office:value-type="float" office:value="161982042" calcext:value-type="float">
            <text:p>1.62E+08</text:p>
          </table:table-cell>
          <table:table-cell table:formula="of:=2*[.$A25]+9*SUM([.$B25:.$G25])+17*SUM([.$H25:.$N25])+32*SUM([.$H25:.$AC25])" office:value-type="float" office:value="194867358" calcext:value-type="float">
            <text:p>1.95E+08</text:p>
          </table:table-cell>
          <table:table-cell table:formula="of:=5*SUM([.$A25:.$D25])+8*SUM([.$E25:.$E25])+18*SUM([.$F25:.$O25])+23*SUM([.$P25:.$T25])+32*SUM([.$U25:.$AC25])" office:value-type="float" office:value="226518911" calcext:value-type="float">
            <text:p>2.27E+08</text:p>
          </table:table-cell>
          <table:table-cell table:formula="of:=5*SUM([.$A25:.$D25])+8*SUM([.$E25:.$E25])+18*SUM([.$F25:.$O25])+23*SUM([.$P25:.$T25])+29*SUM([.$U25:.$AC25])" office:value-type="float" office:value="226518911" calcext:value-type="float">
            <text:p>2.27E+08</text:p>
          </table:table-cell>
          <table:table-cell table:style-name="ce1" table:formula="of:=2*[.$A25]+9*SUM([.$B25:.$G25])+23*SUM([.$H25:.$T25])+32*SUM([.$U25:.$AC25])" office:value-type="float" office:value="140600754" calcext:value-type="float">
            <text:p>1.41E+08</text:p>
          </table:table-cell>
          <table:table-cell table:style-name="ce1" table:formula="of:=2*[.$A25]+9*SUM([.$B25:.$G25])+17*SUM([.$H25:.$N25])+23*SUM([.$O25:.$T25])" office:value-type="float" office:value="129937464" calcext:value-type="float">
            <text:p>1.30E+08</text:p>
          </table:table-cell>
        </table:table-row>
        <table:table-row table:style-name="ro1">
          <table:table-cell office:value-type="float" office:value="15759564" calcext:value-type="float">
            <text:p>157595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289799" calcext:value-type="float">
            <text:p>5289799</text:p>
          </table:table-cell>
          <table:table-cell office:value-type="float" office:value="544" calcext:value-type="float">
            <text:p>544</text:p>
          </table:table-cell>
          <table:table-cell office:value-type="float" office:value="521" calcext:value-type="float">
            <text:p>521</text:p>
          </table:table-cell>
          <table:table-cell office:value-type="float" office:value="1039" calcext:value-type="float">
            <text:p>1039</text:p>
          </table:table-cell>
          <table:table-cell office:value-type="float" office:value="2081" calcext:value-type="float">
            <text:p>2081</text:p>
          </table:table-cell>
          <table:table-cell office:value-type="float" office:value="4162" calcext:value-type="float">
            <text:p>4162</text:p>
          </table:table-cell>
          <table:table-cell office:value-type="float" office:value="8321" calcext:value-type="float">
            <text:p>8321</text:p>
          </table:table-cell>
          <table:table-cell office:value-type="float" office:value="1760547" calcext:value-type="float">
            <text:p>1760547</text:p>
          </table:table-cell>
          <table:table-cell office:value-type="float" office:value="16843" calcext:value-type="float">
            <text:p>16843</text:p>
          </table:table-cell>
          <table:table-cell office:value-type="float" office:value="42518" calcext:value-type="float">
            <text:p>42518</text:p>
          </table:table-cell>
          <table:table-cell office:value-type="float" office:value="66891" calcext:value-type="float">
            <text:p>66891</text:p>
          </table:table-cell>
          <table:table-cell office:value-type="float" office:value="133782" calcext:value-type="float">
            <text:p>133782</text:p>
          </table:table-cell>
          <table:table-cell office:value-type="float" office:value="267658" calcext:value-type="float">
            <text:p>267658</text:p>
          </table:table-cell>
          <table:table-cell office:value-type="float" office:value="367754" calcext:value-type="float">
            <text:p>367754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26:.$AC26])" office:value-type="float" office:value="759112704" calcext:value-type="float">
            <text:p>7.59E+08</text:p>
          </table:table-cell>
          <table:table-cell table:formula="of:=2*[.$A26]+10*SUM([.$B26:.$G26])+17*SUM([.$H26:.$N26])+23*SUM([.$O26:.T26])+32*SUM([.$U26:.$AC26])" office:value-type="float" office:value="135227511" calcext:value-type="float">
            <text:p>1.35E+08</text:p>
          </table:table-cell>
          <table:table-cell table:formula="of:=2*[.$A26]+9*SUM([.$B26:.$G26])+31*SUM([.$H26:.$AC26])" office:value-type="float" office:value="161982042" calcext:value-type="float">
            <text:p>1.62E+08</text:p>
          </table:table-cell>
          <table:table-cell table:formula="of:=2*[.$A26]+9*SUM([.$B26:.$G26])+17*SUM([.$H26:.$N26])+32*SUM([.$H26:.$AC26])" office:value-type="float" office:value="194867358" calcext:value-type="float">
            <text:p>1.95E+08</text:p>
          </table:table-cell>
          <table:table-cell table:formula="of:=5*SUM([.$A26:.$D26])+8*SUM([.$E26:.$E26])+18*SUM([.$F26:.$O26])+23*SUM([.$P26:.$T26])+32*SUM([.$U26:.$AC26])" office:value-type="float" office:value="226518211" calcext:value-type="float">
            <text:p>2.27E+08</text:p>
          </table:table-cell>
          <table:table-cell table:formula="of:=5*SUM([.$A26:.$D26])+8*SUM([.$E26:.$E26])+18*SUM([.$F26:.$O26])+23*SUM([.$P26:.$T26])+29*SUM([.$U26:.$AC26])" office:value-type="float" office:value="226518211" calcext:value-type="float">
            <text:p>2.27E+08</text:p>
          </table:table-cell>
          <table:table-cell table:style-name="ce1" table:formula="of:=2*[.$A26]+9*SUM([.$B26:.$G26])+23*SUM([.$H26:.$T26])+32*SUM([.$U26:.$AC26])" office:value-type="float" office:value="140600754" calcext:value-type="float">
            <text:p>1.41E+08</text:p>
          </table:table-cell>
          <table:table-cell table:style-name="ce1" table:formula="of:=2*[.$A26]+9*SUM([.$B26:.$G26])+17*SUM([.$H26:.$N26])+23*SUM([.$O26:.$T26])" office:value-type="float" office:value="129937464" calcext:value-type="float">
            <text:p>1.30E+08</text:p>
          </table:table-cell>
        </table:table-row>
        <table:table-row table:style-name="ro1">
          <table:table-cell office:value-type="float" office:value="15814476" calcext:value-type="float">
            <text:p>1581447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308044" calcext:value-type="float">
            <text:p>5308044</text:p>
          </table:table-cell>
          <table:table-cell office:value-type="float" office:value="453" calcext:value-type="float">
            <text:p>453</text:p>
          </table:table-cell>
          <table:table-cell office:value-type="float" office:value="533" calcext:value-type="float">
            <text:p>533</text:p>
          </table:table-cell>
          <table:table-cell office:value-type="float" office:value="1059" calcext:value-type="float">
            <text:p>1059</text:p>
          </table:table-cell>
          <table:table-cell office:value-type="float" office:value="2125" calcext:value-type="float">
            <text:p>2125</text:p>
          </table:table-cell>
          <table:table-cell office:value-type="float" office:value="4250" calcext:value-type="float">
            <text:p>4250</text:p>
          </table:table-cell>
          <table:table-cell office:value-type="float" office:value="8493" calcext:value-type="float">
            <text:p>8493</text:p>
          </table:table-cell>
          <table:table-cell office:value-type="float" office:value="1760660" calcext:value-type="float">
            <text:p>1760660</text:p>
          </table:table-cell>
          <table:table-cell office:value-type="float" office:value="16969" calcext:value-type="float">
            <text:p>16969</text:p>
          </table:table-cell>
          <table:table-cell office:value-type="float" office:value="42901" calcext:value-type="float">
            <text:p>42901</text:p>
          </table:table-cell>
          <table:table-cell office:value-type="float" office:value="67574" calcext:value-type="float">
            <text:p>67574</text:p>
          </table:table-cell>
          <table:table-cell office:value-type="float" office:value="135148" calcext:value-type="float">
            <text:p>135148</text:p>
          </table:table-cell>
          <table:table-cell office:value-type="float" office:value="270388" calcext:value-type="float">
            <text:p>270388</text:p>
          </table:table-cell>
          <table:table-cell office:value-type="float" office:value="371607" calcext:value-type="float">
            <text:p>37160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27:.$AC27])" office:value-type="float" office:value="761757696" calcext:value-type="float">
            <text:p>7.62E+08</text:p>
          </table:table-cell>
          <table:table-cell table:formula="of:=2*[.$A27]+10*SUM([.$B27:.$G27])+17*SUM([.$H27:.$N27])+23*SUM([.$O27:.T27])+32*SUM([.$U27:.$AC27])" office:value-type="float" office:value="135736114" calcext:value-type="float">
            <text:p>1.36E+08</text:p>
          </table:table-cell>
          <table:table-cell table:formula="of:=2*[.$A27]+9*SUM([.$B27:.$G27])+31*SUM([.$H27:.$AC27])" office:value-type="float" office:value="162550540" calcext:value-type="float">
            <text:p>1.63E+08</text:p>
          </table:table-cell>
          <table:table-cell table:formula="of:=2*[.$A27]+9*SUM([.$B27:.$G27])+17*SUM([.$H27:.$N27])+32*SUM([.$H27:.$AC27])" office:value-type="float" office:value="195451441" calcext:value-type="float">
            <text:p>1.95E+08</text:p>
          </table:table-cell>
          <table:table-cell table:formula="of:=5*SUM([.$A27:.$D27])+8*SUM([.$E27:.$E27])+18*SUM([.$F27:.$O27])+23*SUM([.$P27:.$T27])+32*SUM([.$U27:.$AC27])" office:value-type="float" office:value="227337238" calcext:value-type="float">
            <text:p>2.27E+08</text:p>
          </table:table-cell>
          <table:table-cell table:formula="of:=5*SUM([.$A27:.$D27])+8*SUM([.$E27:.$E27])+18*SUM([.$F27:.$O27])+23*SUM([.$P27:.$T27])+29*SUM([.$U27:.$AC27])" office:value-type="float" office:value="227337238" calcext:value-type="float">
            <text:p>2.27E+08</text:p>
          </table:table-cell>
          <table:table-cell table:style-name="ce1" table:formula="of:=2*[.$A27]+9*SUM([.$B27:.$G27])+23*SUM([.$H27:.$T27])+32*SUM([.$U27:.$AC27])" office:value-type="float" office:value="141093260" calcext:value-type="float">
            <text:p>1.41E+08</text:p>
          </table:table-cell>
          <table:table-cell table:style-name="ce1" table:formula="of:=2*[.$A27]+9*SUM([.$B27:.$G27])+17*SUM([.$H27:.$N27])+23*SUM([.$O27:.$T27])" office:value-type="float" office:value="130427822" calcext:value-type="float">
            <text:p>1.30E+08</text:p>
          </table:table-cell>
        </table:table-row>
        <table:table-row table:style-name="ro1">
          <table:table-cell office:value-type="float" office:value="15814476" calcext:value-type="float">
            <text:p>1581447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308044" calcext:value-type="float">
            <text:p>5308044</text:p>
          </table:table-cell>
          <table:table-cell office:value-type="float" office:value="453" calcext:value-type="float">
            <text:p>453</text:p>
          </table:table-cell>
          <table:table-cell office:value-type="float" office:value="533" calcext:value-type="float">
            <text:p>533</text:p>
          </table:table-cell>
          <table:table-cell office:value-type="float" office:value="1059" calcext:value-type="float">
            <text:p>1059</text:p>
          </table:table-cell>
          <table:table-cell office:value-type="float" office:value="2125" calcext:value-type="float">
            <text:p>2125</text:p>
          </table:table-cell>
          <table:table-cell office:value-type="float" office:value="4250" calcext:value-type="float">
            <text:p>4250</text:p>
          </table:table-cell>
          <table:table-cell office:value-type="float" office:value="8493" calcext:value-type="float">
            <text:p>8493</text:p>
          </table:table-cell>
          <table:table-cell office:value-type="float" office:value="1760660" calcext:value-type="float">
            <text:p>1760660</text:p>
          </table:table-cell>
          <table:table-cell office:value-type="float" office:value="16969" calcext:value-type="float">
            <text:p>16969</text:p>
          </table:table-cell>
          <table:table-cell office:value-type="float" office:value="42901" calcext:value-type="float">
            <text:p>42901</text:p>
          </table:table-cell>
          <table:table-cell office:value-type="float" office:value="67574" calcext:value-type="float">
            <text:p>67574</text:p>
          </table:table-cell>
          <table:table-cell office:value-type="float" office:value="135148" calcext:value-type="float">
            <text:p>135148</text:p>
          </table:table-cell>
          <table:table-cell office:value-type="float" office:value="270388" calcext:value-type="float">
            <text:p>270388</text:p>
          </table:table-cell>
          <table:table-cell office:value-type="float" office:value="371607" calcext:value-type="float">
            <text:p>37160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28:.$AC28])" office:value-type="float" office:value="761757696" calcext:value-type="float">
            <text:p>7.62E+08</text:p>
          </table:table-cell>
          <table:table-cell table:formula="of:=2*[.$A28]+10*SUM([.$B28:.$G28])+17*SUM([.$H28:.$N28])+23*SUM([.$O28:.T28])+32*SUM([.$U28:.$AC28])" office:value-type="float" office:value="135736114" calcext:value-type="float">
            <text:p>1.36E+08</text:p>
          </table:table-cell>
          <table:table-cell table:formula="of:=2*[.$A28]+9*SUM([.$B28:.$G28])+31*SUM([.$H28:.$AC28])" office:value-type="float" office:value="162550540" calcext:value-type="float">
            <text:p>1.63E+08</text:p>
          </table:table-cell>
          <table:table-cell table:formula="of:=2*[.$A28]+9*SUM([.$B28:.$G28])+17*SUM([.$H28:.$N28])+32*SUM([.$H28:.$AC28])" office:value-type="float" office:value="195451441" calcext:value-type="float">
            <text:p>1.95E+08</text:p>
          </table:table-cell>
          <table:table-cell table:formula="of:=5*SUM([.$A28:.$D28])+8*SUM([.$E28:.$E28])+18*SUM([.$F28:.$O28])+23*SUM([.$P28:.$T28])+32*SUM([.$U28:.$AC28])" office:value-type="float" office:value="227337238" calcext:value-type="float">
            <text:p>2.27E+08</text:p>
          </table:table-cell>
          <table:table-cell table:formula="of:=5*SUM([.$A28:.$D28])+8*SUM([.$E28:.$E28])+18*SUM([.$F28:.$O28])+23*SUM([.$P28:.$T28])+29*SUM([.$U28:.$AC28])" office:value-type="float" office:value="227337238" calcext:value-type="float">
            <text:p>2.27E+08</text:p>
          </table:table-cell>
          <table:table-cell table:style-name="ce1" table:formula="of:=2*[.$A28]+9*SUM([.$B28:.$G28])+23*SUM([.$H28:.$T28])+32*SUM([.$U28:.$AC28])" office:value-type="float" office:value="141093260" calcext:value-type="float">
            <text:p>1.41E+08</text:p>
          </table:table-cell>
          <table:table-cell table:style-name="ce1" table:formula="of:=2*[.$A28]+9*SUM([.$B28:.$G28])+17*SUM([.$H28:.$N28])+23*SUM([.$O28:.$T28])" office:value-type="float" office:value="130427822" calcext:value-type="float">
            <text:p>1.30E+08</text:p>
          </table:table-cell>
        </table:table-row>
        <table:table-row table:style-name="ro1">
          <table:table-cell office:value-type="float" office:value="15759564" calcext:value-type="float">
            <text:p>157595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289990" calcext:value-type="float">
            <text:p>5289990</text:p>
          </table:table-cell>
          <table:table-cell office:value-type="float" office:value="262" calcext:value-type="float">
            <text:p>262</text:p>
          </table:table-cell>
          <table:table-cell office:value-type="float" office:value="527" calcext:value-type="float">
            <text:p>527</text:p>
          </table:table-cell>
          <table:table-cell office:value-type="float" office:value="1049" calcext:value-type="float">
            <text:p>1049</text:p>
          </table:table-cell>
          <table:table-cell office:value-type="float" office:value="2103" calcext:value-type="float">
            <text:p>2103</text:p>
          </table:table-cell>
          <table:table-cell office:value-type="float" office:value="4206" calcext:value-type="float">
            <text:p>4206</text:p>
          </table:table-cell>
          <table:table-cell office:value-type="float" office:value="8407" calcext:value-type="float">
            <text:p>8407</text:p>
          </table:table-cell>
          <table:table-cell office:value-type="float" office:value="1760491" calcext:value-type="float">
            <text:p>1760491</text:p>
          </table:table-cell>
          <table:table-cell office:value-type="float" office:value="16821" calcext:value-type="float">
            <text:p>16821</text:p>
          </table:table-cell>
          <table:table-cell office:value-type="float" office:value="42518" calcext:value-type="float">
            <text:p>42518</text:p>
          </table:table-cell>
          <table:table-cell office:value-type="float" office:value="66891" calcext:value-type="float">
            <text:p>66891</text:p>
          </table:table-cell>
          <table:table-cell office:value-type="float" office:value="133782" calcext:value-type="float">
            <text:p>133782</text:p>
          </table:table-cell>
          <table:table-cell office:value-type="float" office:value="267658" calcext:value-type="float">
            <text:p>267658</text:p>
          </table:table-cell>
          <table:table-cell office:value-type="float" office:value="367755" calcext:value-type="float">
            <text:p>36775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29:.$AC29])" office:value-type="float" office:value="759112704" calcext:value-type="float">
            <text:p>7.59E+08</text:p>
          </table:table-cell>
          <table:table-cell table:formula="of:=2*[.$A29]+10*SUM([.$B29:.$G29])+17*SUM([.$H29:.$N29])+23*SUM([.$O29:.T29])+32*SUM([.$U29:.$AC29])" office:value-type="float" office:value="135226048" calcext:value-type="float">
            <text:p>1.35E+08</text:p>
          </table:table-cell>
          <table:table-cell table:formula="of:=2*[.$A29]+9*SUM([.$B29:.$G29])+31*SUM([.$H29:.$AC29])" office:value-type="float" office:value="161977840" calcext:value-type="float">
            <text:p>1.62E+08</text:p>
          </table:table-cell>
          <table:table-cell table:formula="of:=2*[.$A29]+9*SUM([.$B29:.$G29])+17*SUM([.$H29:.$N29])+32*SUM([.$H29:.$AC29])" office:value-type="float" office:value="194860075" calcext:value-type="float">
            <text:p>1.95E+08</text:p>
          </table:table-cell>
          <table:table-cell table:formula="of:=5*SUM([.$A29:.$D29])+8*SUM([.$E29:.$E29])+18*SUM([.$F29:.$O29])+23*SUM([.$P29:.$T29])+32*SUM([.$U29:.$AC29])" office:value-type="float" office:value="226518216" calcext:value-type="float">
            <text:p>2.27E+08</text:p>
          </table:table-cell>
          <table:table-cell table:formula="of:=5*SUM([.$A29:.$D29])+8*SUM([.$E29:.$E29])+18*SUM([.$F29:.$O29])+23*SUM([.$P29:.$T29])+29*SUM([.$U29:.$AC29])" office:value-type="float" office:value="226518216" calcext:value-type="float">
            <text:p>2.27E+08</text:p>
          </table:table-cell>
          <table:table-cell table:style-name="ce1" table:formula="of:=2*[.$A29]+9*SUM([.$B29:.$G29])+23*SUM([.$H29:.$T29])+32*SUM([.$U29:.$AC29])" office:value-type="float" office:value="140598080" calcext:value-type="float">
            <text:p>1.41E+08</text:p>
          </table:table-cell>
          <table:table-cell table:style-name="ce1" table:formula="of:=2*[.$A29]+9*SUM([.$B29:.$G29])+17*SUM([.$H29:.$N29])+23*SUM([.$O29:.$T29])" office:value-type="float" office:value="129935810" calcext:value-type="float">
            <text:p>1.30E+08</text:p>
          </table:table-cell>
        </table:table-row>
        <table:table-row table:style-name="ro1">
          <table:table-cell office:value-type="float" office:value="15814476" calcext:value-type="float">
            <text:p>1581447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308234" calcext:value-type="float">
            <text:p>5308234</text:p>
          </table:table-cell>
          <table:table-cell office:value-type="float" office:value="451" calcext:value-type="float">
            <text:p>451</text:p>
          </table:table-cell>
          <table:table-cell office:value-type="float" office:value="528" calcext:value-type="float">
            <text:p>528</text:p>
          </table:table-cell>
          <table:table-cell office:value-type="float" office:value="1049" calcext:value-type="float">
            <text:p>1049</text:p>
          </table:table-cell>
          <table:table-cell office:value-type="float" office:value="2103" calcext:value-type="float">
            <text:p>2103</text:p>
          </table:table-cell>
          <table:table-cell office:value-type="float" office:value="4206" calcext:value-type="float">
            <text:p>4206</text:p>
          </table:table-cell>
          <table:table-cell office:value-type="float" office:value="8407" calcext:value-type="float">
            <text:p>8407</text:p>
          </table:table-cell>
          <table:table-cell office:value-type="float" office:value="1760659" calcext:value-type="float">
            <text:p>1760659</text:p>
          </table:table-cell>
          <table:table-cell office:value-type="float" office:value="16893" calcext:value-type="float">
            <text:p>16893</text:p>
          </table:table-cell>
          <table:table-cell office:value-type="float" office:value="42941" calcext:value-type="float">
            <text:p>42941</text:p>
          </table:table-cell>
          <table:table-cell office:value-type="float" office:value="67556" calcext:value-type="float">
            <text:p>67556</text:p>
          </table:table-cell>
          <table:table-cell office:value-type="float" office:value="135112" calcext:value-type="float">
            <text:p>135112</text:p>
          </table:table-cell>
          <table:table-cell office:value-type="float" office:value="270413" calcext:value-type="float">
            <text:p>270413</text:p>
          </table:table-cell>
          <table:table-cell office:value-type="float" office:value="371652" calcext:value-type="float">
            <text:p>371652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30:.$AC30])" office:value-type="float" office:value="761757696" calcext:value-type="float">
            <text:p>7.62E+08</text:p>
          </table:table-cell>
          <table:table-cell table:formula="of:=2*[.$A30]+10*SUM([.$B30:.$G30])+17*SUM([.$H30:.$N30])+23*SUM([.$O30:.T30])+32*SUM([.$U30:.$AC30])" office:value-type="float" office:value="135734664" calcext:value-type="float">
            <text:p>1.36E+08</text:p>
          </table:table-cell>
          <table:table-cell table:formula="of:=2*[.$A30]+9*SUM([.$B30:.$G30])+31*SUM([.$H30:.$AC30])" office:value-type="float" office:value="162546360" calcext:value-type="float">
            <text:p>1.63E+08</text:p>
          </table:table-cell>
          <table:table-cell table:formula="of:=2*[.$A30]+9*SUM([.$B30:.$G30])+17*SUM([.$H30:.$N30])+32*SUM([.$H30:.$AC30])" office:value-type="float" office:value="195444181" calcext:value-type="float">
            <text:p>1.95E+08</text:p>
          </table:table-cell>
          <table:table-cell table:formula="of:=5*SUM([.$A30:.$D30])+8*SUM([.$E30:.$E30])+18*SUM([.$F30:.$O30])+23*SUM([.$P30:.$T30])+32*SUM([.$U30:.$AC30])" office:value-type="float" office:value="227337518" calcext:value-type="float">
            <text:p>2.27E+08</text:p>
          </table:table-cell>
          <table:table-cell table:formula="of:=5*SUM([.$A30:.$D30])+8*SUM([.$E30:.$E30])+18*SUM([.$F30:.$O30])+23*SUM([.$P30:.$T30])+29*SUM([.$U30:.$AC30])" office:value-type="float" office:value="227337518" calcext:value-type="float">
            <text:p>2.27E+08</text:p>
          </table:table-cell>
          <table:table-cell table:style-name="ce1" table:formula="of:=2*[.$A30]+9*SUM([.$B30:.$G30])+23*SUM([.$H30:.$T30])+32*SUM([.$U30:.$AC30])" office:value-type="float" office:value="141090600" calcext:value-type="float">
            <text:p>1.41E+08</text:p>
          </table:table-cell>
          <table:table-cell table:style-name="ce1" table:formula="of:=2*[.$A30]+9*SUM([.$B30:.$G30])+17*SUM([.$H30:.$N30])+23*SUM([.$O30:.$T30])" office:value-type="float" office:value="130426182" calcext:value-type="float">
            <text:p>1.30E+08</text:p>
          </table:table-cell>
        </table:table-row>
        <table:table-row table:style-name="ro1">
          <table:table-cell office:value-type="float" office:value="15869580" calcext:value-type="float">
            <text:p>1586958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326290" calcext:value-type="float">
            <text:p>5326290</text:p>
          </table:table-cell>
          <table:table-cell office:value-type="float" office:value="644" calcext:value-type="float">
            <text:p>644</text:p>
          </table:table-cell>
          <table:table-cell office:value-type="float" office:value="538" calcext:value-type="float">
            <text:p>538</text:p>
          </table:table-cell>
          <table:table-cell office:value-type="float" office:value="1064" calcext:value-type="float">
            <text:p>1064</text:p>
          </table:table-cell>
          <table:table-cell office:value-type="float" office:value="2136" calcext:value-type="float">
            <text:p>2136</text:p>
          </table:table-cell>
          <table:table-cell office:value-type="float" office:value="4272" calcext:value-type="float">
            <text:p>4272</text:p>
          </table:table-cell>
          <table:table-cell office:value-type="float" office:value="8536" calcext:value-type="float">
            <text:p>8536</text:p>
          </table:table-cell>
          <table:table-cell office:value-type="float" office:value="1760907" calcext:value-type="float">
            <text:p>1760907</text:p>
          </table:table-cell>
          <table:table-cell office:value-type="float" office:value="17142" calcext:value-type="float">
            <text:p>17142</text:p>
          </table:table-cell>
          <table:table-cell office:value-type="float" office:value="43142" calcext:value-type="float">
            <text:p>43142</text:p>
          </table:table-cell>
          <table:table-cell office:value-type="float" office:value="68232" calcext:value-type="float">
            <text:p>68232</text:p>
          </table:table-cell>
          <table:table-cell office:value-type="float" office:value="136464" calcext:value-type="float">
            <text:p>136464</text:p>
          </table:table-cell>
          <table:table-cell office:value-type="float" office:value="273113" calcext:value-type="float">
            <text:p>273113</text:p>
          </table:table-cell>
          <table:table-cell office:value-type="float" office:value="375564" calcext:value-type="float">
            <text:p>375564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31:.$AC31])" office:value-type="float" office:value="764411904" calcext:value-type="float">
            <text:p>7.64E+08</text:p>
          </table:table-cell>
          <table:table-cell table:formula="of:=2*[.$A31]+10*SUM([.$B31:.$G31])+17*SUM([.$H31:.$N31])+23*SUM([.$O31:.T31])+32*SUM([.$U31:.$AC31])" office:value-type="float" office:value="136246300" calcext:value-type="float">
            <text:p>1.36E+08</text:p>
          </table:table-cell>
          <table:table-cell table:formula="of:=2*[.$A31]+9*SUM([.$B31:.$G31])+31*SUM([.$H31:.$AC31])" office:value-type="float" office:value="163122376" calcext:value-type="float">
            <text:p>1.63E+08</text:p>
          </table:table-cell>
          <table:table-cell table:formula="of:=2*[.$A31]+9*SUM([.$B31:.$G31])+17*SUM([.$H31:.$N31])+32*SUM([.$H31:.$AC31])" office:value-type="float" office:value="196041779" calcext:value-type="float">
            <text:p>1.96E+08</text:p>
          </table:table-cell>
          <table:table-cell table:formula="of:=5*SUM([.$A31:.$D31])+8*SUM([.$E31:.$E31])+18*SUM([.$F31:.$O31])+23*SUM([.$P31:.$T31])+32*SUM([.$U31:.$AC31])" office:value-type="float" office:value="228158363" calcext:value-type="float">
            <text:p>2.28E+08</text:p>
          </table:table-cell>
          <table:table-cell table:formula="of:=5*SUM([.$A31:.$D31])+8*SUM([.$E31:.$E31])+18*SUM([.$F31:.$O31])+23*SUM([.$P31:.$T31])+29*SUM([.$U31:.$AC31])" office:value-type="float" office:value="228158363" calcext:value-type="float">
            <text:p>2.28E+08</text:p>
          </table:table-cell>
          <table:table-cell table:style-name="ce1" table:formula="of:=2*[.$A31]+9*SUM([.$B31:.$G31])+23*SUM([.$H31:.$T31])+32*SUM([.$U31:.$AC31])" office:value-type="float" office:value="141588344" calcext:value-type="float">
            <text:p>1.42E+08</text:p>
          </table:table-cell>
          <table:table-cell table:style-name="ce1" table:formula="of:=2*[.$A31]+9*SUM([.$B31:.$G31])+17*SUM([.$H31:.$N31])+23*SUM([.$O31:.$T31])" office:value-type="float" office:value="130919762" calcext:value-type="float">
            <text:p>1.31E+08</text:p>
          </table:table-cell>
        </table:table-row>
        <table:table-row table:style-name="ro1">
          <table:table-cell office:value-type="float" office:value="15869580" calcext:value-type="float">
            <text:p>1586958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326290" calcext:value-type="float">
            <text:p>5326290</text:p>
          </table:table-cell>
          <table:table-cell office:value-type="float" office:value="644" calcext:value-type="float">
            <text:p>644</text:p>
          </table:table-cell>
          <table:table-cell office:value-type="float" office:value="538" calcext:value-type="float">
            <text:p>538</text:p>
          </table:table-cell>
          <table:table-cell office:value-type="float" office:value="1064" calcext:value-type="float">
            <text:p>1064</text:p>
          </table:table-cell>
          <table:table-cell office:value-type="float" office:value="2136" calcext:value-type="float">
            <text:p>2136</text:p>
          </table:table-cell>
          <table:table-cell office:value-type="float" office:value="4272" calcext:value-type="float">
            <text:p>4272</text:p>
          </table:table-cell>
          <table:table-cell office:value-type="float" office:value="8536" calcext:value-type="float">
            <text:p>8536</text:p>
          </table:table-cell>
          <table:table-cell office:value-type="float" office:value="1760907" calcext:value-type="float">
            <text:p>1760907</text:p>
          </table:table-cell>
          <table:table-cell office:value-type="float" office:value="17142" calcext:value-type="float">
            <text:p>17142</text:p>
          </table:table-cell>
          <table:table-cell office:value-type="float" office:value="43142" calcext:value-type="float">
            <text:p>43142</text:p>
          </table:table-cell>
          <table:table-cell office:value-type="float" office:value="68232" calcext:value-type="float">
            <text:p>68232</text:p>
          </table:table-cell>
          <table:table-cell office:value-type="float" office:value="136464" calcext:value-type="float">
            <text:p>136464</text:p>
          </table:table-cell>
          <table:table-cell office:value-type="float" office:value="273113" calcext:value-type="float">
            <text:p>273113</text:p>
          </table:table-cell>
          <table:table-cell office:value-type="float" office:value="375564" calcext:value-type="float">
            <text:p>375564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32:.$AC32])" office:value-type="float" office:value="764411904" calcext:value-type="float">
            <text:p>7.64E+08</text:p>
          </table:table-cell>
          <table:table-cell table:formula="of:=2*[.$A32]+10*SUM([.$B32:.$G32])+17*SUM([.$H32:.$N32])+23*SUM([.$O32:.T32])+32*SUM([.$U32:.$AC32])" office:value-type="float" office:value="136246300" calcext:value-type="float">
            <text:p>1.36E+08</text:p>
          </table:table-cell>
          <table:table-cell table:formula="of:=2*[.$A32]+9*SUM([.$B32:.$G32])+31*SUM([.$H32:.$AC32])" office:value-type="float" office:value="163122376" calcext:value-type="float">
            <text:p>1.63E+08</text:p>
          </table:table-cell>
          <table:table-cell table:formula="of:=2*[.$A32]+9*SUM([.$B32:.$G32])+17*SUM([.$H32:.$N32])+32*SUM([.$H32:.$AC32])" office:value-type="float" office:value="196041779" calcext:value-type="float">
            <text:p>1.96E+08</text:p>
          </table:table-cell>
          <table:table-cell table:formula="of:=5*SUM([.$A32:.$D32])+8*SUM([.$E32:.$E32])+18*SUM([.$F32:.$O32])+23*SUM([.$P32:.$T32])+32*SUM([.$U32:.$AC32])" office:value-type="float" office:value="228158363" calcext:value-type="float">
            <text:p>2.28E+08</text:p>
          </table:table-cell>
          <table:table-cell table:formula="of:=5*SUM([.$A32:.$D32])+8*SUM([.$E32:.$E32])+18*SUM([.$F32:.$O32])+23*SUM([.$P32:.$T32])+29*SUM([.$U32:.$AC32])" office:value-type="float" office:value="228158363" calcext:value-type="float">
            <text:p>2.28E+08</text:p>
          </table:table-cell>
          <table:table-cell table:style-name="ce1" table:formula="of:=2*[.$A32]+9*SUM([.$B32:.$G32])+23*SUM([.$H32:.$T32])+32*SUM([.$U32:.$AC32])" office:value-type="float" office:value="141588344" calcext:value-type="float">
            <text:p>1.42E+08</text:p>
          </table:table-cell>
          <table:table-cell table:style-name="ce1" table:formula="of:=2*[.$A32]+9*SUM([.$B32:.$G32])+17*SUM([.$H32:.$N32])+23*SUM([.$O32:.$T32])" office:value-type="float" office:value="130919762" calcext:value-type="float">
            <text:p>1.31E+08</text:p>
          </table:table-cell>
        </table:table-row>
        <table:table-row table:style-name="ro1">
          <table:table-cell office:value-type="float" office:value="15814476" calcext:value-type="float">
            <text:p>1581447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308234" calcext:value-type="float">
            <text:p>5308234</text:p>
          </table:table-cell>
          <table:table-cell office:value-type="float" office:value="451" calcext:value-type="float">
            <text:p>451</text:p>
          </table:table-cell>
          <table:table-cell office:value-type="float" office:value="528" calcext:value-type="float">
            <text:p>528</text:p>
          </table:table-cell>
          <table:table-cell office:value-type="float" office:value="1049" calcext:value-type="float">
            <text:p>1049</text:p>
          </table:table-cell>
          <table:table-cell office:value-type="float" office:value="2103" calcext:value-type="float">
            <text:p>2103</text:p>
          </table:table-cell>
          <table:table-cell office:value-type="float" office:value="4206" calcext:value-type="float">
            <text:p>4206</text:p>
          </table:table-cell>
          <table:table-cell office:value-type="float" office:value="8407" calcext:value-type="float">
            <text:p>8407</text:p>
          </table:table-cell>
          <table:table-cell office:value-type="float" office:value="1760659" calcext:value-type="float">
            <text:p>1760659</text:p>
          </table:table-cell>
          <table:table-cell office:value-type="float" office:value="16892" calcext:value-type="float">
            <text:p>16892</text:p>
          </table:table-cell>
          <table:table-cell office:value-type="float" office:value="42942" calcext:value-type="float">
            <text:p>42942</text:p>
          </table:table-cell>
          <table:table-cell office:value-type="float" office:value="67556" calcext:value-type="float">
            <text:p>67556</text:p>
          </table:table-cell>
          <table:table-cell office:value-type="float" office:value="135112" calcext:value-type="float">
            <text:p>135112</text:p>
          </table:table-cell>
          <table:table-cell office:value-type="float" office:value="270412" calcext:value-type="float">
            <text:p>270412</text:p>
          </table:table-cell>
          <table:table-cell office:value-type="float" office:value="371653" calcext:value-type="float">
            <text:p>371653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33:.$AC33])" office:value-type="float" office:value="761757696" calcext:value-type="float">
            <text:p>7.62E+08</text:p>
          </table:table-cell>
          <table:table-cell table:formula="of:=2*[.$A33]+10*SUM([.$B33:.$G33])+17*SUM([.$H33:.$N33])+23*SUM([.$O33:.T33])+32*SUM([.$U33:.$AC33])" office:value-type="float" office:value="135734664" calcext:value-type="float">
            <text:p>1.36E+08</text:p>
          </table:table-cell>
          <table:table-cell table:formula="of:=2*[.$A33]+9*SUM([.$B33:.$G33])+31*SUM([.$H33:.$AC33])" office:value-type="float" office:value="162546360" calcext:value-type="float">
            <text:p>1.63E+08</text:p>
          </table:table-cell>
          <table:table-cell table:formula="of:=2*[.$A33]+9*SUM([.$B33:.$G33])+17*SUM([.$H33:.$N33])+32*SUM([.$H33:.$AC33])" office:value-type="float" office:value="195444181" calcext:value-type="float">
            <text:p>1.95E+08</text:p>
          </table:table-cell>
          <table:table-cell table:formula="of:=5*SUM([.$A33:.$D33])+8*SUM([.$E33:.$E33])+18*SUM([.$F33:.$O33])+23*SUM([.$P33:.$T33])+32*SUM([.$U33:.$AC33])" office:value-type="float" office:value="227337523" calcext:value-type="float">
            <text:p>2.27E+08</text:p>
          </table:table-cell>
          <table:table-cell table:formula="of:=5*SUM([.$A33:.$D33])+8*SUM([.$E33:.$E33])+18*SUM([.$F33:.$O33])+23*SUM([.$P33:.$T33])+29*SUM([.$U33:.$AC33])" office:value-type="float" office:value="227337523" calcext:value-type="float">
            <text:p>2.27E+08</text:p>
          </table:table-cell>
          <table:table-cell table:style-name="ce1" table:formula="of:=2*[.$A33]+9*SUM([.$B33:.$G33])+23*SUM([.$H33:.$T33])+32*SUM([.$U33:.$AC33])" office:value-type="float" office:value="141090600" calcext:value-type="float">
            <text:p>1.41E+08</text:p>
          </table:table-cell>
          <table:table-cell table:style-name="ce1" table:formula="of:=2*[.$A33]+9*SUM([.$B33:.$G33])+17*SUM([.$H33:.$N33])+23*SUM([.$O33:.$T33])" office:value-type="float" office:value="130426182" calcext:value-type="float">
            <text:p>1.30E+08</text:p>
          </table:table-cell>
        </table:table-row>
        <table:table-row table:style-name="ro1">
          <table:table-cell office:value-type="float" office:value="15759564" calcext:value-type="float">
            <text:p>157595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289990" calcext:value-type="float">
            <text:p>5289990</text:p>
          </table:table-cell>
          <table:table-cell office:value-type="float" office:value="262" calcext:value-type="float">
            <text:p>262</text:p>
          </table:table-cell>
          <table:table-cell office:value-type="float" office:value="527" calcext:value-type="float">
            <text:p>527</text:p>
          </table:table-cell>
          <table:table-cell office:value-type="float" office:value="1049" calcext:value-type="float">
            <text:p>1049</text:p>
          </table:table-cell>
          <table:table-cell office:value-type="float" office:value="2103" calcext:value-type="float">
            <text:p>2103</text:p>
          </table:table-cell>
          <table:table-cell office:value-type="float" office:value="4206" calcext:value-type="float">
            <text:p>4206</text:p>
          </table:table-cell>
          <table:table-cell office:value-type="float" office:value="8407" calcext:value-type="float">
            <text:p>8407</text:p>
          </table:table-cell>
          <table:table-cell office:value-type="float" office:value="1760491" calcext:value-type="float">
            <text:p>1760491</text:p>
          </table:table-cell>
          <table:table-cell office:value-type="float" office:value="16683" calcext:value-type="float">
            <text:p>16683</text:p>
          </table:table-cell>
          <table:table-cell office:value-type="float" office:value="42560" calcext:value-type="float">
            <text:p>42560</text:p>
          </table:table-cell>
          <table:table-cell office:value-type="float" office:value="66891" calcext:value-type="float">
            <text:p>66891</text:p>
          </table:table-cell>
          <table:table-cell office:value-type="float" office:value="133782" calcext:value-type="float">
            <text:p>133782</text:p>
          </table:table-cell>
          <table:table-cell office:value-type="float" office:value="267658" calcext:value-type="float">
            <text:p>267658</text:p>
          </table:table-cell>
          <table:table-cell office:value-type="float" office:value="367851" calcext:value-type="float">
            <text:p>36785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34:.$AC34])" office:value-type="float" office:value="759112704" calcext:value-type="float">
            <text:p>7.59E+08</text:p>
          </table:table-cell>
          <table:table-cell table:formula="of:=2*[.$A34]+10*SUM([.$B34:.$G34])+17*SUM([.$H34:.$N34])+23*SUM([.$O34:.T34])+32*SUM([.$U34:.$AC34])" office:value-type="float" office:value="135226048" calcext:value-type="float">
            <text:p>1.35E+08</text:p>
          </table:table-cell>
          <table:table-cell table:formula="of:=2*[.$A34]+9*SUM([.$B34:.$G34])+31*SUM([.$H34:.$AC34])" office:value-type="float" office:value="161977840" calcext:value-type="float">
            <text:p>1.62E+08</text:p>
          </table:table-cell>
          <table:table-cell table:formula="of:=2*[.$A34]+9*SUM([.$B34:.$G34])+17*SUM([.$H34:.$N34])+32*SUM([.$H34:.$AC34])" office:value-type="float" office:value="194860075" calcext:value-type="float">
            <text:p>1.95E+08</text:p>
          </table:table-cell>
          <table:table-cell table:formula="of:=5*SUM([.$A34:.$D34])+8*SUM([.$E34:.$E34])+18*SUM([.$F34:.$O34])+23*SUM([.$P34:.$T34])+32*SUM([.$U34:.$AC34])" office:value-type="float" office:value="226518906" calcext:value-type="float">
            <text:p>2.27E+08</text:p>
          </table:table-cell>
          <table:table-cell table:formula="of:=5*SUM([.$A34:.$D34])+8*SUM([.$E34:.$E34])+18*SUM([.$F34:.$O34])+23*SUM([.$P34:.$T34])+29*SUM([.$U34:.$AC34])" office:value-type="float" office:value="226518906" calcext:value-type="float">
            <text:p>2.27E+08</text:p>
          </table:table-cell>
          <table:table-cell table:style-name="ce1" table:formula="of:=2*[.$A34]+9*SUM([.$B34:.$G34])+23*SUM([.$H34:.$T34])+32*SUM([.$U34:.$AC34])" office:value-type="float" office:value="140598080" calcext:value-type="float">
            <text:p>1.41E+08</text:p>
          </table:table-cell>
          <table:table-cell table:style-name="ce1" table:formula="of:=2*[.$A34]+9*SUM([.$B34:.$G34])+17*SUM([.$H34:.$N34])+23*SUM([.$O34:.$T34])" office:value-type="float" office:value="129935810" calcext:value-type="float">
            <text:p>1.30E+08</text:p>
          </table:table-cell>
        </table:table-row>
        <table:table-row table:style-name="ro1">
          <table:table-cell office:value-type="float" office:value="15814476" calcext:value-type="float">
            <text:p>1581447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308044" calcext:value-type="float">
            <text:p>5308044</text:p>
          </table:table-cell>
          <table:table-cell office:value-type="float" office:value="453" calcext:value-type="float">
            <text:p>453</text:p>
          </table:table-cell>
          <table:table-cell office:value-type="float" office:value="533" calcext:value-type="float">
            <text:p>533</text:p>
          </table:table-cell>
          <table:table-cell office:value-type="float" office:value="1059" calcext:value-type="float">
            <text:p>1059</text:p>
          </table:table-cell>
          <table:table-cell office:value-type="float" office:value="2125" calcext:value-type="float">
            <text:p>2125</text:p>
          </table:table-cell>
          <table:table-cell office:value-type="float" office:value="4250" calcext:value-type="float">
            <text:p>4250</text:p>
          </table:table-cell>
          <table:table-cell office:value-type="float" office:value="8493" calcext:value-type="float">
            <text:p>8493</text:p>
          </table:table-cell>
          <table:table-cell office:value-type="float" office:value="1760660" calcext:value-type="float">
            <text:p>1760660</text:p>
          </table:table-cell>
          <table:table-cell office:value-type="float" office:value="16910" calcext:value-type="float">
            <text:p>16910</text:p>
          </table:table-cell>
          <table:table-cell office:value-type="float" office:value="42860" calcext:value-type="float">
            <text:p>42860</text:p>
          </table:table-cell>
          <table:table-cell office:value-type="float" office:value="67574" calcext:value-type="float">
            <text:p>67574</text:p>
          </table:table-cell>
          <table:table-cell office:value-type="float" office:value="135148" calcext:value-type="float">
            <text:p>135148</text:p>
          </table:table-cell>
          <table:table-cell office:value-type="float" office:value="270387" calcext:value-type="float">
            <text:p>270387</text:p>
          </table:table-cell>
          <table:table-cell office:value-type="float" office:value="371708" calcext:value-type="float">
            <text:p>371708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35:.$AC35])" office:value-type="float" office:value="761757696" calcext:value-type="float">
            <text:p>7.62E+08</text:p>
          </table:table-cell>
          <table:table-cell table:formula="of:=2*[.$A35]+10*SUM([.$B35:.$G35])+17*SUM([.$H35:.$N35])+23*SUM([.$O35:.T35])+32*SUM([.$U35:.$AC35])" office:value-type="float" office:value="135736114" calcext:value-type="float">
            <text:p>1.36E+08</text:p>
          </table:table-cell>
          <table:table-cell table:formula="of:=2*[.$A35]+9*SUM([.$B35:.$G35])+31*SUM([.$H35:.$AC35])" office:value-type="float" office:value="162550540" calcext:value-type="float">
            <text:p>1.63E+08</text:p>
          </table:table-cell>
          <table:table-cell table:formula="of:=2*[.$A35]+9*SUM([.$B35:.$G35])+17*SUM([.$H35:.$N35])+32*SUM([.$H35:.$AC35])" office:value-type="float" office:value="195451441" calcext:value-type="float">
            <text:p>1.95E+08</text:p>
          </table:table-cell>
          <table:table-cell table:formula="of:=5*SUM([.$A35:.$D35])+8*SUM([.$E35:.$E35])+18*SUM([.$F35:.$O35])+23*SUM([.$P35:.$T35])+32*SUM([.$U35:.$AC35])" office:value-type="float" office:value="227337533" calcext:value-type="float">
            <text:p>2.27E+08</text:p>
          </table:table-cell>
          <table:table-cell table:formula="of:=5*SUM([.$A35:.$D35])+8*SUM([.$E35:.$E35])+18*SUM([.$F35:.$O35])+23*SUM([.$P35:.$T35])+29*SUM([.$U35:.$AC35])" office:value-type="float" office:value="227337533" calcext:value-type="float">
            <text:p>2.27E+08</text:p>
          </table:table-cell>
          <table:table-cell table:style-name="ce1" table:formula="of:=2*[.$A35]+9*SUM([.$B35:.$G35])+23*SUM([.$H35:.$T35])+32*SUM([.$U35:.$AC35])" office:value-type="float" office:value="141093260" calcext:value-type="float">
            <text:p>1.41E+08</text:p>
          </table:table-cell>
          <table:table-cell table:style-name="ce1" table:formula="of:=2*[.$A35]+9*SUM([.$B35:.$G35])+17*SUM([.$H35:.$N35])+23*SUM([.$O35:.$T35])" office:value-type="float" office:value="130427822" calcext:value-type="float">
            <text:p>1.30E+08</text:p>
          </table:table-cell>
        </table:table-row>
        <table:table-row table:style-name="ro1">
          <table:table-cell office:value-type="float" office:value="15814476" calcext:value-type="float">
            <text:p>1581447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308044" calcext:value-type="float">
            <text:p>5308044</text:p>
          </table:table-cell>
          <table:table-cell office:value-type="float" office:value="453" calcext:value-type="float">
            <text:p>453</text:p>
          </table:table-cell>
          <table:table-cell office:value-type="float" office:value="533" calcext:value-type="float">
            <text:p>533</text:p>
          </table:table-cell>
          <table:table-cell office:value-type="float" office:value="1059" calcext:value-type="float">
            <text:p>1059</text:p>
          </table:table-cell>
          <table:table-cell office:value-type="float" office:value="2125" calcext:value-type="float">
            <text:p>2125</text:p>
          </table:table-cell>
          <table:table-cell office:value-type="float" office:value="4250" calcext:value-type="float">
            <text:p>4250</text:p>
          </table:table-cell>
          <table:table-cell office:value-type="float" office:value="8493" calcext:value-type="float">
            <text:p>8493</text:p>
          </table:table-cell>
          <table:table-cell office:value-type="float" office:value="1760660" calcext:value-type="float">
            <text:p>1760660</text:p>
          </table:table-cell>
          <table:table-cell office:value-type="float" office:value="16910" calcext:value-type="float">
            <text:p>16910</text:p>
          </table:table-cell>
          <table:table-cell office:value-type="float" office:value="42860" calcext:value-type="float">
            <text:p>42860</text:p>
          </table:table-cell>
          <table:table-cell office:value-type="float" office:value="67574" calcext:value-type="float">
            <text:p>67574</text:p>
          </table:table-cell>
          <table:table-cell office:value-type="float" office:value="135148" calcext:value-type="float">
            <text:p>135148</text:p>
          </table:table-cell>
          <table:table-cell office:value-type="float" office:value="270387" calcext:value-type="float">
            <text:p>270387</text:p>
          </table:table-cell>
          <table:table-cell office:value-type="float" office:value="371708" calcext:value-type="float">
            <text:p>371708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36:.$AC36])" office:value-type="float" office:value="761757696" calcext:value-type="float">
            <text:p>7.62E+08</text:p>
          </table:table-cell>
          <table:table-cell table:formula="of:=2*[.$A36]+10*SUM([.$B36:.$G36])+17*SUM([.$H36:.$N36])+23*SUM([.$O36:.T36])+32*SUM([.$U36:.$AC36])" office:value-type="float" office:value="135736114" calcext:value-type="float">
            <text:p>1.36E+08</text:p>
          </table:table-cell>
          <table:table-cell table:formula="of:=2*[.$A36]+9*SUM([.$B36:.$G36])+31*SUM([.$H36:.$AC36])" office:value-type="float" office:value="162550540" calcext:value-type="float">
            <text:p>1.63E+08</text:p>
          </table:table-cell>
          <table:table-cell table:formula="of:=2*[.$A36]+9*SUM([.$B36:.$G36])+17*SUM([.$H36:.$N36])+32*SUM([.$H36:.$AC36])" office:value-type="float" office:value="195451441" calcext:value-type="float">
            <text:p>1.95E+08</text:p>
          </table:table-cell>
          <table:table-cell table:formula="of:=5*SUM([.$A36:.$D36])+8*SUM([.$E36:.$E36])+18*SUM([.$F36:.$O36])+23*SUM([.$P36:.$T36])+32*SUM([.$U36:.$AC36])" office:value-type="float" office:value="227337533" calcext:value-type="float">
            <text:p>2.27E+08</text:p>
          </table:table-cell>
          <table:table-cell table:formula="of:=5*SUM([.$A36:.$D36])+8*SUM([.$E36:.$E36])+18*SUM([.$F36:.$O36])+23*SUM([.$P36:.$T36])+29*SUM([.$U36:.$AC36])" office:value-type="float" office:value="227337533" calcext:value-type="float">
            <text:p>2.27E+08</text:p>
          </table:table-cell>
          <table:table-cell table:style-name="ce1" table:formula="of:=2*[.$A36]+9*SUM([.$B36:.$G36])+23*SUM([.$H36:.$T36])+32*SUM([.$U36:.$AC36])" office:value-type="float" office:value="141093260" calcext:value-type="float">
            <text:p>1.41E+08</text:p>
          </table:table-cell>
          <table:table-cell table:style-name="ce1" table:formula="of:=2*[.$A36]+9*SUM([.$B36:.$G36])+17*SUM([.$H36:.$N36])+23*SUM([.$O36:.$T36])" office:value-type="float" office:value="130427822" calcext:value-type="float">
            <text:p>1.30E+08</text:p>
          </table:table-cell>
        </table:table-row>
        <table:table-row table:style-name="ro1">
          <table:table-cell office:value-type="float" office:value="15759564" calcext:value-type="float">
            <text:p>157595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289799" calcext:value-type="float">
            <text:p>5289799</text:p>
          </table:table-cell>
          <table:table-cell office:value-type="float" office:value="544" calcext:value-type="float">
            <text:p>544</text:p>
          </table:table-cell>
          <table:table-cell office:value-type="float" office:value="521" calcext:value-type="float">
            <text:p>521</text:p>
          </table:table-cell>
          <table:table-cell office:value-type="float" office:value="1039" calcext:value-type="float">
            <text:p>1039</text:p>
          </table:table-cell>
          <table:table-cell office:value-type="float" office:value="2081" calcext:value-type="float">
            <text:p>2081</text:p>
          </table:table-cell>
          <table:table-cell office:value-type="float" office:value="4162" calcext:value-type="float">
            <text:p>4162</text:p>
          </table:table-cell>
          <table:table-cell office:value-type="float" office:value="8321" calcext:value-type="float">
            <text:p>8321</text:p>
          </table:table-cell>
          <table:table-cell office:value-type="float" office:value="1760547" calcext:value-type="float">
            <text:p>1760547</text:p>
          </table:table-cell>
          <table:table-cell office:value-type="float" office:value="16703" calcext:value-type="float">
            <text:p>16703</text:p>
          </table:table-cell>
          <table:table-cell office:value-type="float" office:value="42561" calcext:value-type="float">
            <text:p>42561</text:p>
          </table:table-cell>
          <table:table-cell office:value-type="float" office:value="66891" calcext:value-type="float">
            <text:p>66891</text:p>
          </table:table-cell>
          <table:table-cell office:value-type="float" office:value="133782" calcext:value-type="float">
            <text:p>133782</text:p>
          </table:table-cell>
          <table:table-cell office:value-type="float" office:value="267657" calcext:value-type="float">
            <text:p>267657</text:p>
          </table:table-cell>
          <table:table-cell office:value-type="float" office:value="367852" calcext:value-type="float">
            <text:p>367852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37:.$AC37])" office:value-type="float" office:value="759112704" calcext:value-type="float">
            <text:p>7.59E+08</text:p>
          </table:table-cell>
          <table:table-cell table:formula="of:=2*[.$A37]+10*SUM([.$B37:.$G37])+17*SUM([.$H37:.$N37])+23*SUM([.$O37:.T37])+32*SUM([.$U37:.$AC37])" office:value-type="float" office:value="135227511" calcext:value-type="float">
            <text:p>1.35E+08</text:p>
          </table:table-cell>
          <table:table-cell table:formula="of:=2*[.$A37]+9*SUM([.$B37:.$G37])+31*SUM([.$H37:.$AC37])" office:value-type="float" office:value="161982042" calcext:value-type="float">
            <text:p>1.62E+08</text:p>
          </table:table-cell>
          <table:table-cell table:formula="of:=2*[.$A37]+9*SUM([.$B37:.$G37])+17*SUM([.$H37:.$N37])+32*SUM([.$H37:.$AC37])" office:value-type="float" office:value="194867358" calcext:value-type="float">
            <text:p>1.95E+08</text:p>
          </table:table-cell>
          <table:table-cell table:formula="of:=5*SUM([.$A37:.$D37])+8*SUM([.$E37:.$E37])+18*SUM([.$F37:.$O37])+23*SUM([.$P37:.$T37])+32*SUM([.$U37:.$AC37])" office:value-type="float" office:value="226518911" calcext:value-type="float">
            <text:p>2.27E+08</text:p>
          </table:table-cell>
          <table:table-cell table:formula="of:=5*SUM([.$A37:.$D37])+8*SUM([.$E37:.$E37])+18*SUM([.$F37:.$O37])+23*SUM([.$P37:.$T37])+29*SUM([.$U37:.$AC37])" office:value-type="float" office:value="226518911" calcext:value-type="float">
            <text:p>2.27E+08</text:p>
          </table:table-cell>
          <table:table-cell table:style-name="ce1" table:formula="of:=2*[.$A37]+9*SUM([.$B37:.$G37])+23*SUM([.$H37:.$T37])+32*SUM([.$U37:.$AC37])" office:value-type="float" office:value="140600754" calcext:value-type="float">
            <text:p>1.41E+08</text:p>
          </table:table-cell>
          <table:table-cell table:style-name="ce1" table:formula="of:=2*[.$A37]+9*SUM([.$B37:.$G37])+17*SUM([.$H37:.$N37])+23*SUM([.$O37:.$T37])" office:value-type="float" office:value="129937464" calcext:value-type="float">
            <text:p>1.30E+08</text:p>
          </table:table-cell>
        </table:table-row>
        <table:table-row table:style-name="ro1">
          <table:table-cell office:value-type="float" office:value="15759564" calcext:value-type="float">
            <text:p>157595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289799" calcext:value-type="float">
            <text:p>5289799</text:p>
          </table:table-cell>
          <table:table-cell office:value-type="float" office:value="544" calcext:value-type="float">
            <text:p>544</text:p>
          </table:table-cell>
          <table:table-cell office:value-type="float" office:value="521" calcext:value-type="float">
            <text:p>521</text:p>
          </table:table-cell>
          <table:table-cell office:value-type="float" office:value="1039" calcext:value-type="float">
            <text:p>1039</text:p>
          </table:table-cell>
          <table:table-cell office:value-type="float" office:value="2081" calcext:value-type="float">
            <text:p>2081</text:p>
          </table:table-cell>
          <table:table-cell office:value-type="float" office:value="4162" calcext:value-type="float">
            <text:p>4162</text:p>
          </table:table-cell>
          <table:table-cell office:value-type="float" office:value="8321" calcext:value-type="float">
            <text:p>8321</text:p>
          </table:table-cell>
          <table:table-cell office:value-type="float" office:value="1760547" calcext:value-type="float">
            <text:p>1760547</text:p>
          </table:table-cell>
          <table:table-cell office:value-type="float" office:value="16843" calcext:value-type="float">
            <text:p>16843</text:p>
          </table:table-cell>
          <table:table-cell office:value-type="float" office:value="42518" calcext:value-type="float">
            <text:p>42518</text:p>
          </table:table-cell>
          <table:table-cell office:value-type="float" office:value="66891" calcext:value-type="float">
            <text:p>66891</text:p>
          </table:table-cell>
          <table:table-cell office:value-type="float" office:value="133782" calcext:value-type="float">
            <text:p>133782</text:p>
          </table:table-cell>
          <table:table-cell office:value-type="float" office:value="267658" calcext:value-type="float">
            <text:p>267658</text:p>
          </table:table-cell>
          <table:table-cell office:value-type="float" office:value="367754" calcext:value-type="float">
            <text:p>367754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38:.$AC38])" office:value-type="float" office:value="759112704" calcext:value-type="float">
            <text:p>7.59E+08</text:p>
          </table:table-cell>
          <table:table-cell table:formula="of:=2*[.$A38]+10*SUM([.$B38:.$G38])+17*SUM([.$H38:.$N38])+23*SUM([.$O38:.T38])+32*SUM([.$U38:.$AC38])" office:value-type="float" office:value="135227511" calcext:value-type="float">
            <text:p>1.35E+08</text:p>
          </table:table-cell>
          <table:table-cell table:formula="of:=2*[.$A38]+9*SUM([.$B38:.$G38])+31*SUM([.$H38:.$AC38])" office:value-type="float" office:value="161982042" calcext:value-type="float">
            <text:p>1.62E+08</text:p>
          </table:table-cell>
          <table:table-cell table:formula="of:=2*[.$A38]+9*SUM([.$B38:.$G38])+17*SUM([.$H38:.$N38])+32*SUM([.$H38:.$AC38])" office:value-type="float" office:value="194867358" calcext:value-type="float">
            <text:p>1.95E+08</text:p>
          </table:table-cell>
          <table:table-cell table:formula="of:=5*SUM([.$A38:.$D38])+8*SUM([.$E38:.$E38])+18*SUM([.$F38:.$O38])+23*SUM([.$P38:.$T38])+32*SUM([.$U38:.$AC38])" office:value-type="float" office:value="226518211" calcext:value-type="float">
            <text:p>2.27E+08</text:p>
          </table:table-cell>
          <table:table-cell table:formula="of:=5*SUM([.$A38:.$D38])+8*SUM([.$E38:.$E38])+18*SUM([.$F38:.$O38])+23*SUM([.$P38:.$T38])+29*SUM([.$U38:.$AC38])" office:value-type="float" office:value="226518211" calcext:value-type="float">
            <text:p>2.27E+08</text:p>
          </table:table-cell>
          <table:table-cell table:style-name="ce1" table:formula="of:=2*[.$A38]+9*SUM([.$B38:.$G38])+23*SUM([.$H38:.$T38])+32*SUM([.$U38:.$AC38])" office:value-type="float" office:value="140600754" calcext:value-type="float">
            <text:p>1.41E+08</text:p>
          </table:table-cell>
          <table:table-cell table:style-name="ce1" table:formula="of:=2*[.$A38]+9*SUM([.$B38:.$G38])+17*SUM([.$H38:.$N38])+23*SUM([.$O38:.$T38])" office:value-type="float" office:value="129937464" calcext:value-type="float">
            <text:p>1.30E+08</text:p>
          </table:table-cell>
        </table:table-row>
        <table:table-row table:style-name="ro1">
          <table:table-cell office:value-type="float" office:value="15814476" calcext:value-type="float">
            <text:p>1581447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308044" calcext:value-type="float">
            <text:p>5308044</text:p>
          </table:table-cell>
          <table:table-cell office:value-type="float" office:value="453" calcext:value-type="float">
            <text:p>453</text:p>
          </table:table-cell>
          <table:table-cell office:value-type="float" office:value="533" calcext:value-type="float">
            <text:p>533</text:p>
          </table:table-cell>
          <table:table-cell office:value-type="float" office:value="1059" calcext:value-type="float">
            <text:p>1059</text:p>
          </table:table-cell>
          <table:table-cell office:value-type="float" office:value="2125" calcext:value-type="float">
            <text:p>2125</text:p>
          </table:table-cell>
          <table:table-cell office:value-type="float" office:value="4250" calcext:value-type="float">
            <text:p>4250</text:p>
          </table:table-cell>
          <table:table-cell office:value-type="float" office:value="8493" calcext:value-type="float">
            <text:p>8493</text:p>
          </table:table-cell>
          <table:table-cell office:value-type="float" office:value="1760660" calcext:value-type="float">
            <text:p>1760660</text:p>
          </table:table-cell>
          <table:table-cell office:value-type="float" office:value="16969" calcext:value-type="float">
            <text:p>16969</text:p>
          </table:table-cell>
          <table:table-cell office:value-type="float" office:value="42901" calcext:value-type="float">
            <text:p>42901</text:p>
          </table:table-cell>
          <table:table-cell office:value-type="float" office:value="67574" calcext:value-type="float">
            <text:p>67574</text:p>
          </table:table-cell>
          <table:table-cell office:value-type="float" office:value="135148" calcext:value-type="float">
            <text:p>135148</text:p>
          </table:table-cell>
          <table:table-cell office:value-type="float" office:value="270388" calcext:value-type="float">
            <text:p>270388</text:p>
          </table:table-cell>
          <table:table-cell office:value-type="float" office:value="371607" calcext:value-type="float">
            <text:p>37160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39:.$AC39])" office:value-type="float" office:value="761757696" calcext:value-type="float">
            <text:p>7.62E+08</text:p>
          </table:table-cell>
          <table:table-cell table:formula="of:=2*[.$A39]+10*SUM([.$B39:.$G39])+17*SUM([.$H39:.$N39])+23*SUM([.$O39:.T39])+32*SUM([.$U39:.$AC39])" office:value-type="float" office:value="135736114" calcext:value-type="float">
            <text:p>1.36E+08</text:p>
          </table:table-cell>
          <table:table-cell table:formula="of:=2*[.$A39]+9*SUM([.$B39:.$G39])+31*SUM([.$H39:.$AC39])" office:value-type="float" office:value="162550540" calcext:value-type="float">
            <text:p>1.63E+08</text:p>
          </table:table-cell>
          <table:table-cell table:formula="of:=2*[.$A39]+9*SUM([.$B39:.$G39])+17*SUM([.$H39:.$N39])+32*SUM([.$H39:.$AC39])" office:value-type="float" office:value="195451441" calcext:value-type="float">
            <text:p>1.95E+08</text:p>
          </table:table-cell>
          <table:table-cell table:formula="of:=5*SUM([.$A39:.$D39])+8*SUM([.$E39:.$E39])+18*SUM([.$F39:.$O39])+23*SUM([.$P39:.$T39])+32*SUM([.$U39:.$AC39])" office:value-type="float" office:value="227337238" calcext:value-type="float">
            <text:p>2.27E+08</text:p>
          </table:table-cell>
          <table:table-cell table:formula="of:=5*SUM([.$A39:.$D39])+8*SUM([.$E39:.$E39])+18*SUM([.$F39:.$O39])+23*SUM([.$P39:.$T39])+29*SUM([.$U39:.$AC39])" office:value-type="float" office:value="227337238" calcext:value-type="float">
            <text:p>2.27E+08</text:p>
          </table:table-cell>
          <table:table-cell table:style-name="ce1" table:formula="of:=2*[.$A39]+9*SUM([.$B39:.$G39])+23*SUM([.$H39:.$T39])+32*SUM([.$U39:.$AC39])" office:value-type="float" office:value="141093260" calcext:value-type="float">
            <text:p>1.41E+08</text:p>
          </table:table-cell>
          <table:table-cell table:style-name="ce1" table:formula="of:=2*[.$A39]+9*SUM([.$B39:.$G39])+17*SUM([.$H39:.$N39])+23*SUM([.$O39:.$T39])" office:value-type="float" office:value="130427822" calcext:value-type="float">
            <text:p>1.30E+08</text:p>
          </table:table-cell>
        </table:table-row>
        <table:table-row table:style-name="ro1">
          <table:table-cell office:value-type="float" office:value="15814476" calcext:value-type="float">
            <text:p>1581447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308044" calcext:value-type="float">
            <text:p>5308044</text:p>
          </table:table-cell>
          <table:table-cell office:value-type="float" office:value="453" calcext:value-type="float">
            <text:p>453</text:p>
          </table:table-cell>
          <table:table-cell office:value-type="float" office:value="533" calcext:value-type="float">
            <text:p>533</text:p>
          </table:table-cell>
          <table:table-cell office:value-type="float" office:value="1059" calcext:value-type="float">
            <text:p>1059</text:p>
          </table:table-cell>
          <table:table-cell office:value-type="float" office:value="2125" calcext:value-type="float">
            <text:p>2125</text:p>
          </table:table-cell>
          <table:table-cell office:value-type="float" office:value="4250" calcext:value-type="float">
            <text:p>4250</text:p>
          </table:table-cell>
          <table:table-cell office:value-type="float" office:value="8493" calcext:value-type="float">
            <text:p>8493</text:p>
          </table:table-cell>
          <table:table-cell office:value-type="float" office:value="1760660" calcext:value-type="float">
            <text:p>1760660</text:p>
          </table:table-cell>
          <table:table-cell office:value-type="float" office:value="16969" calcext:value-type="float">
            <text:p>16969</text:p>
          </table:table-cell>
          <table:table-cell office:value-type="float" office:value="42901" calcext:value-type="float">
            <text:p>42901</text:p>
          </table:table-cell>
          <table:table-cell office:value-type="float" office:value="67574" calcext:value-type="float">
            <text:p>67574</text:p>
          </table:table-cell>
          <table:table-cell office:value-type="float" office:value="135148" calcext:value-type="float">
            <text:p>135148</text:p>
          </table:table-cell>
          <table:table-cell office:value-type="float" office:value="270388" calcext:value-type="float">
            <text:p>270388</text:p>
          </table:table-cell>
          <table:table-cell office:value-type="float" office:value="371607" calcext:value-type="float">
            <text:p>37160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40:.$AC40])" office:value-type="float" office:value="761757696" calcext:value-type="float">
            <text:p>7.62E+08</text:p>
          </table:table-cell>
          <table:table-cell table:formula="of:=2*[.$A40]+10*SUM([.$B40:.$G40])+17*SUM([.$H40:.$N40])+23*SUM([.$O40:.T40])+32*SUM([.$U40:.$AC40])" office:value-type="float" office:value="135736114" calcext:value-type="float">
            <text:p>1.36E+08</text:p>
          </table:table-cell>
          <table:table-cell table:formula="of:=2*[.$A40]+9*SUM([.$B40:.$G40])+31*SUM([.$H40:.$AC40])" office:value-type="float" office:value="162550540" calcext:value-type="float">
            <text:p>1.63E+08</text:p>
          </table:table-cell>
          <table:table-cell table:formula="of:=2*[.$A40]+9*SUM([.$B40:.$G40])+17*SUM([.$H40:.$N40])+32*SUM([.$H40:.$AC40])" office:value-type="float" office:value="195451441" calcext:value-type="float">
            <text:p>1.95E+08</text:p>
          </table:table-cell>
          <table:table-cell table:formula="of:=5*SUM([.$A40:.$D40])+8*SUM([.$E40:.$E40])+18*SUM([.$F40:.$O40])+23*SUM([.$P40:.$T40])+32*SUM([.$U40:.$AC40])" office:value-type="float" office:value="227337238" calcext:value-type="float">
            <text:p>2.27E+08</text:p>
          </table:table-cell>
          <table:table-cell table:formula="of:=5*SUM([.$A40:.$D40])+8*SUM([.$E40:.$E40])+18*SUM([.$F40:.$O40])+23*SUM([.$P40:.$T40])+29*SUM([.$U40:.$AC40])" office:value-type="float" office:value="227337238" calcext:value-type="float">
            <text:p>2.27E+08</text:p>
          </table:table-cell>
          <table:table-cell table:style-name="ce1" table:formula="of:=2*[.$A40]+9*SUM([.$B40:.$G40])+23*SUM([.$H40:.$T40])+32*SUM([.$U40:.$AC40])" office:value-type="float" office:value="141093260" calcext:value-type="float">
            <text:p>1.41E+08</text:p>
          </table:table-cell>
          <table:table-cell table:style-name="ce1" table:formula="of:=2*[.$A40]+9*SUM([.$B40:.$G40])+17*SUM([.$H40:.$N40])+23*SUM([.$O40:.$T40])" office:value-type="float" office:value="130427822" calcext:value-type="float">
            <text:p>1.30E+08</text:p>
          </table:table-cell>
        </table:table-row>
        <table:table-row table:style-name="ro1">
          <table:table-cell office:value-type="float" office:value="15759564" calcext:value-type="float">
            <text:p>157595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289990" calcext:value-type="float">
            <text:p>5289990</text:p>
          </table:table-cell>
          <table:table-cell office:value-type="float" office:value="262" calcext:value-type="float">
            <text:p>262</text:p>
          </table:table-cell>
          <table:table-cell office:value-type="float" office:value="527" calcext:value-type="float">
            <text:p>527</text:p>
          </table:table-cell>
          <table:table-cell office:value-type="float" office:value="1049" calcext:value-type="float">
            <text:p>1049</text:p>
          </table:table-cell>
          <table:table-cell office:value-type="float" office:value="2103" calcext:value-type="float">
            <text:p>2103</text:p>
          </table:table-cell>
          <table:table-cell office:value-type="float" office:value="4206" calcext:value-type="float">
            <text:p>4206</text:p>
          </table:table-cell>
          <table:table-cell office:value-type="float" office:value="8407" calcext:value-type="float">
            <text:p>8407</text:p>
          </table:table-cell>
          <table:table-cell office:value-type="float" office:value="1760491" calcext:value-type="float">
            <text:p>1760491</text:p>
          </table:table-cell>
          <table:table-cell office:value-type="float" office:value="16821" calcext:value-type="float">
            <text:p>16821</text:p>
          </table:table-cell>
          <table:table-cell office:value-type="float" office:value="42518" calcext:value-type="float">
            <text:p>42518</text:p>
          </table:table-cell>
          <table:table-cell office:value-type="float" office:value="66891" calcext:value-type="float">
            <text:p>66891</text:p>
          </table:table-cell>
          <table:table-cell office:value-type="float" office:value="133782" calcext:value-type="float">
            <text:p>133782</text:p>
          </table:table-cell>
          <table:table-cell office:value-type="float" office:value="267658" calcext:value-type="float">
            <text:p>267658</text:p>
          </table:table-cell>
          <table:table-cell office:value-type="float" office:value="367755" calcext:value-type="float">
            <text:p>36775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41:.$AC41])" office:value-type="float" office:value="759112704" calcext:value-type="float">
            <text:p>7.59E+08</text:p>
          </table:table-cell>
          <table:table-cell table:formula="of:=2*[.$A41]+10*SUM([.$B41:.$G41])+17*SUM([.$H41:.$N41])+23*SUM([.$O41:.T41])+32*SUM([.$U41:.$AC41])" office:value-type="float" office:value="135226048" calcext:value-type="float">
            <text:p>1.35E+08</text:p>
          </table:table-cell>
          <table:table-cell table:formula="of:=2*[.$A41]+9*SUM([.$B41:.$G41])+31*SUM([.$H41:.$AC41])" office:value-type="float" office:value="161977840" calcext:value-type="float">
            <text:p>1.62E+08</text:p>
          </table:table-cell>
          <table:table-cell table:formula="of:=2*[.$A41]+9*SUM([.$B41:.$G41])+17*SUM([.$H41:.$N41])+32*SUM([.$H41:.$AC41])" office:value-type="float" office:value="194860075" calcext:value-type="float">
            <text:p>1.95E+08</text:p>
          </table:table-cell>
          <table:table-cell table:formula="of:=5*SUM([.$A41:.$D41])+8*SUM([.$E41:.$E41])+18*SUM([.$F41:.$O41])+23*SUM([.$P41:.$T41])+32*SUM([.$U41:.$AC41])" office:value-type="float" office:value="226518216" calcext:value-type="float">
            <text:p>2.27E+08</text:p>
          </table:table-cell>
          <table:table-cell table:formula="of:=5*SUM([.$A41:.$D41])+8*SUM([.$E41:.$E41])+18*SUM([.$F41:.$O41])+23*SUM([.$P41:.$T41])+29*SUM([.$U41:.$AC41])" office:value-type="float" office:value="226518216" calcext:value-type="float">
            <text:p>2.27E+08</text:p>
          </table:table-cell>
          <table:table-cell table:style-name="ce1" table:formula="of:=2*[.$A41]+9*SUM([.$B41:.$G41])+23*SUM([.$H41:.$T41])+32*SUM([.$U41:.$AC41])" office:value-type="float" office:value="140598080" calcext:value-type="float">
            <text:p>1.41E+08</text:p>
          </table:table-cell>
          <table:table-cell table:style-name="ce1" table:formula="of:=2*[.$A41]+9*SUM([.$B41:.$G41])+17*SUM([.$H41:.$N41])+23*SUM([.$O41:.$T41])" office:value-type="float" office:value="129935810" calcext:value-type="float">
            <text:p>1.30E+08</text:p>
          </table:table-cell>
        </table:table-row>
        <table:table-row table:style-name="ro1">
          <table:table-cell office:value-type="float" office:value="15814476" calcext:value-type="float">
            <text:p>1581447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308234" calcext:value-type="float">
            <text:p>5308234</text:p>
          </table:table-cell>
          <table:table-cell office:value-type="float" office:value="451" calcext:value-type="float">
            <text:p>451</text:p>
          </table:table-cell>
          <table:table-cell office:value-type="float" office:value="528" calcext:value-type="float">
            <text:p>528</text:p>
          </table:table-cell>
          <table:table-cell office:value-type="float" office:value="1049" calcext:value-type="float">
            <text:p>1049</text:p>
          </table:table-cell>
          <table:table-cell office:value-type="float" office:value="2103" calcext:value-type="float">
            <text:p>2103</text:p>
          </table:table-cell>
          <table:table-cell office:value-type="float" office:value="4206" calcext:value-type="float">
            <text:p>4206</text:p>
          </table:table-cell>
          <table:table-cell office:value-type="float" office:value="8407" calcext:value-type="float">
            <text:p>8407</text:p>
          </table:table-cell>
          <table:table-cell office:value-type="float" office:value="1760659" calcext:value-type="float">
            <text:p>1760659</text:p>
          </table:table-cell>
          <table:table-cell office:value-type="float" office:value="16893" calcext:value-type="float">
            <text:p>16893</text:p>
          </table:table-cell>
          <table:table-cell office:value-type="float" office:value="42941" calcext:value-type="float">
            <text:p>42941</text:p>
          </table:table-cell>
          <table:table-cell office:value-type="float" office:value="67556" calcext:value-type="float">
            <text:p>67556</text:p>
          </table:table-cell>
          <table:table-cell office:value-type="float" office:value="135112" calcext:value-type="float">
            <text:p>135112</text:p>
          </table:table-cell>
          <table:table-cell office:value-type="float" office:value="270413" calcext:value-type="float">
            <text:p>270413</text:p>
          </table:table-cell>
          <table:table-cell office:value-type="float" office:value="371652" calcext:value-type="float">
            <text:p>371652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42:.$AC42])" office:value-type="float" office:value="761757696" calcext:value-type="float">
            <text:p>7.62E+08</text:p>
          </table:table-cell>
          <table:table-cell table:formula="of:=2*[.$A42]+10*SUM([.$B42:.$G42])+17*SUM([.$H42:.$N42])+23*SUM([.$O42:.T42])+32*SUM([.$U42:.$AC42])" office:value-type="float" office:value="135734664" calcext:value-type="float">
            <text:p>1.36E+08</text:p>
          </table:table-cell>
          <table:table-cell table:formula="of:=2*[.$A42]+9*SUM([.$B42:.$G42])+31*SUM([.$H42:.$AC42])" office:value-type="float" office:value="162546360" calcext:value-type="float">
            <text:p>1.63E+08</text:p>
          </table:table-cell>
          <table:table-cell table:formula="of:=2*[.$A42]+9*SUM([.$B42:.$G42])+17*SUM([.$H42:.$N42])+32*SUM([.$H42:.$AC42])" office:value-type="float" office:value="195444181" calcext:value-type="float">
            <text:p>1.95E+08</text:p>
          </table:table-cell>
          <table:table-cell table:formula="of:=5*SUM([.$A42:.$D42])+8*SUM([.$E42:.$E42])+18*SUM([.$F42:.$O42])+23*SUM([.$P42:.$T42])+32*SUM([.$U42:.$AC42])" office:value-type="float" office:value="227337518" calcext:value-type="float">
            <text:p>2.27E+08</text:p>
          </table:table-cell>
          <table:table-cell table:formula="of:=5*SUM([.$A42:.$D42])+8*SUM([.$E42:.$E42])+18*SUM([.$F42:.$O42])+23*SUM([.$P42:.$T42])+29*SUM([.$U42:.$AC42])" office:value-type="float" office:value="227337518" calcext:value-type="float">
            <text:p>2.27E+08</text:p>
          </table:table-cell>
          <table:table-cell table:style-name="ce1" table:formula="of:=2*[.$A42]+9*SUM([.$B42:.$G42])+23*SUM([.$H42:.$T42])+32*SUM([.$U42:.$AC42])" office:value-type="float" office:value="141090600" calcext:value-type="float">
            <text:p>1.41E+08</text:p>
          </table:table-cell>
          <table:table-cell table:style-name="ce1" table:formula="of:=2*[.$A42]+9*SUM([.$B42:.$G42])+17*SUM([.$H42:.$N42])+23*SUM([.$O42:.$T42])" office:value-type="float" office:value="130426182" calcext:value-type="float">
            <text:p>1.30E+08</text:p>
          </table:table-cell>
        </table:table-row>
        <table:table-row table:style-name="ro1">
          <table:table-cell office:value-type="float" office:value="15869580" calcext:value-type="float">
            <text:p>1586958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326290" calcext:value-type="float">
            <text:p>5326290</text:p>
          </table:table-cell>
          <table:table-cell office:value-type="float" office:value="644" calcext:value-type="float">
            <text:p>644</text:p>
          </table:table-cell>
          <table:table-cell office:value-type="float" office:value="538" calcext:value-type="float">
            <text:p>538</text:p>
          </table:table-cell>
          <table:table-cell office:value-type="float" office:value="1064" calcext:value-type="float">
            <text:p>1064</text:p>
          </table:table-cell>
          <table:table-cell office:value-type="float" office:value="2136" calcext:value-type="float">
            <text:p>2136</text:p>
          </table:table-cell>
          <table:table-cell office:value-type="float" office:value="4272" calcext:value-type="float">
            <text:p>4272</text:p>
          </table:table-cell>
          <table:table-cell office:value-type="float" office:value="8536" calcext:value-type="float">
            <text:p>8536</text:p>
          </table:table-cell>
          <table:table-cell office:value-type="float" office:value="1760907" calcext:value-type="float">
            <text:p>1760907</text:p>
          </table:table-cell>
          <table:table-cell office:value-type="float" office:value="17142" calcext:value-type="float">
            <text:p>17142</text:p>
          </table:table-cell>
          <table:table-cell office:value-type="float" office:value="43142" calcext:value-type="float">
            <text:p>43142</text:p>
          </table:table-cell>
          <table:table-cell office:value-type="float" office:value="68232" calcext:value-type="float">
            <text:p>68232</text:p>
          </table:table-cell>
          <table:table-cell office:value-type="float" office:value="136464" calcext:value-type="float">
            <text:p>136464</text:p>
          </table:table-cell>
          <table:table-cell office:value-type="float" office:value="273113" calcext:value-type="float">
            <text:p>273113</text:p>
          </table:table-cell>
          <table:table-cell office:value-type="float" office:value="375564" calcext:value-type="float">
            <text:p>375564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43:.$AC43])" office:value-type="float" office:value="764411904" calcext:value-type="float">
            <text:p>7.64E+08</text:p>
          </table:table-cell>
          <table:table-cell table:formula="of:=2*[.$A43]+10*SUM([.$B43:.$G43])+17*SUM([.$H43:.$N43])+23*SUM([.$O43:.T43])+32*SUM([.$U43:.$AC43])" office:value-type="float" office:value="136246300" calcext:value-type="float">
            <text:p>1.36E+08</text:p>
          </table:table-cell>
          <table:table-cell table:formula="of:=2*[.$A43]+9*SUM([.$B43:.$G43])+31*SUM([.$H43:.$AC43])" office:value-type="float" office:value="163122376" calcext:value-type="float">
            <text:p>1.63E+08</text:p>
          </table:table-cell>
          <table:table-cell table:formula="of:=2*[.$A43]+9*SUM([.$B43:.$G43])+17*SUM([.$H43:.$N43])+32*SUM([.$H43:.$AC43])" office:value-type="float" office:value="196041779" calcext:value-type="float">
            <text:p>1.96E+08</text:p>
          </table:table-cell>
          <table:table-cell table:formula="of:=5*SUM([.$A43:.$D43])+8*SUM([.$E43:.$E43])+18*SUM([.$F43:.$O43])+23*SUM([.$P43:.$T43])+32*SUM([.$U43:.$AC43])" office:value-type="float" office:value="228158363" calcext:value-type="float">
            <text:p>2.28E+08</text:p>
          </table:table-cell>
          <table:table-cell table:formula="of:=5*SUM([.$A43:.$D43])+8*SUM([.$E43:.$E43])+18*SUM([.$F43:.$O43])+23*SUM([.$P43:.$T43])+29*SUM([.$U43:.$AC43])" office:value-type="float" office:value="228158363" calcext:value-type="float">
            <text:p>2.28E+08</text:p>
          </table:table-cell>
          <table:table-cell table:style-name="ce1" table:formula="of:=2*[.$A43]+9*SUM([.$B43:.$G43])+23*SUM([.$H43:.$T43])+32*SUM([.$U43:.$AC43])" office:value-type="float" office:value="141588344" calcext:value-type="float">
            <text:p>1.42E+08</text:p>
          </table:table-cell>
          <table:table-cell table:style-name="ce1" table:formula="of:=2*[.$A43]+9*SUM([.$B43:.$G43])+17*SUM([.$H43:.$N43])+23*SUM([.$O43:.$T43])" office:value-type="float" office:value="130919762" calcext:value-type="float">
            <text:p>1.31E+08</text:p>
          </table:table-cell>
        </table:table-row>
        <table:table-row table:style-name="ro1">
          <table:table-cell office:value-type="float" office:value="15869580" calcext:value-type="float">
            <text:p>1586958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326290" calcext:value-type="float">
            <text:p>5326290</text:p>
          </table:table-cell>
          <table:table-cell office:value-type="float" office:value="644" calcext:value-type="float">
            <text:p>644</text:p>
          </table:table-cell>
          <table:table-cell office:value-type="float" office:value="538" calcext:value-type="float">
            <text:p>538</text:p>
          </table:table-cell>
          <table:table-cell office:value-type="float" office:value="1064" calcext:value-type="float">
            <text:p>1064</text:p>
          </table:table-cell>
          <table:table-cell office:value-type="float" office:value="2136" calcext:value-type="float">
            <text:p>2136</text:p>
          </table:table-cell>
          <table:table-cell office:value-type="float" office:value="4272" calcext:value-type="float">
            <text:p>4272</text:p>
          </table:table-cell>
          <table:table-cell office:value-type="float" office:value="8536" calcext:value-type="float">
            <text:p>8536</text:p>
          </table:table-cell>
          <table:table-cell office:value-type="float" office:value="1760907" calcext:value-type="float">
            <text:p>1760907</text:p>
          </table:table-cell>
          <table:table-cell office:value-type="float" office:value="17142" calcext:value-type="float">
            <text:p>17142</text:p>
          </table:table-cell>
          <table:table-cell office:value-type="float" office:value="43142" calcext:value-type="float">
            <text:p>43142</text:p>
          </table:table-cell>
          <table:table-cell office:value-type="float" office:value="68232" calcext:value-type="float">
            <text:p>68232</text:p>
          </table:table-cell>
          <table:table-cell office:value-type="float" office:value="136464" calcext:value-type="float">
            <text:p>136464</text:p>
          </table:table-cell>
          <table:table-cell office:value-type="float" office:value="273113" calcext:value-type="float">
            <text:p>273113</text:p>
          </table:table-cell>
          <table:table-cell office:value-type="float" office:value="375564" calcext:value-type="float">
            <text:p>375564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44:.$AC44])" office:value-type="float" office:value="764411904" calcext:value-type="float">
            <text:p>7.64E+08</text:p>
          </table:table-cell>
          <table:table-cell table:formula="of:=2*[.$A44]+10*SUM([.$B44:.$G44])+17*SUM([.$H44:.$N44])+23*SUM([.$O44:.T44])+32*SUM([.$U44:.$AC44])" office:value-type="float" office:value="136246300" calcext:value-type="float">
            <text:p>1.36E+08</text:p>
          </table:table-cell>
          <table:table-cell table:formula="of:=2*[.$A44]+9*SUM([.$B44:.$G44])+31*SUM([.$H44:.$AC44])" office:value-type="float" office:value="163122376" calcext:value-type="float">
            <text:p>1.63E+08</text:p>
          </table:table-cell>
          <table:table-cell table:formula="of:=2*[.$A44]+9*SUM([.$B44:.$G44])+17*SUM([.$H44:.$N44])+32*SUM([.$H44:.$AC44])" office:value-type="float" office:value="196041779" calcext:value-type="float">
            <text:p>1.96E+08</text:p>
          </table:table-cell>
          <table:table-cell table:formula="of:=5*SUM([.$A44:.$D44])+8*SUM([.$E44:.$E44])+18*SUM([.$F44:.$O44])+23*SUM([.$P44:.$T44])+32*SUM([.$U44:.$AC44])" office:value-type="float" office:value="228158363" calcext:value-type="float">
            <text:p>2.28E+08</text:p>
          </table:table-cell>
          <table:table-cell table:formula="of:=5*SUM([.$A44:.$D44])+8*SUM([.$E44:.$E44])+18*SUM([.$F44:.$O44])+23*SUM([.$P44:.$T44])+29*SUM([.$U44:.$AC44])" office:value-type="float" office:value="228158363" calcext:value-type="float">
            <text:p>2.28E+08</text:p>
          </table:table-cell>
          <table:table-cell table:style-name="ce1" table:formula="of:=2*[.$A44]+9*SUM([.$B44:.$G44])+23*SUM([.$H44:.$T44])+32*SUM([.$U44:.$AC44])" office:value-type="float" office:value="141588344" calcext:value-type="float">
            <text:p>1.42E+08</text:p>
          </table:table-cell>
          <table:table-cell table:style-name="ce1" table:formula="of:=2*[.$A44]+9*SUM([.$B44:.$G44])+17*SUM([.$H44:.$N44])+23*SUM([.$O44:.$T44])" office:value-type="float" office:value="130919762" calcext:value-type="float">
            <text:p>1.31E+08</text:p>
          </table:table-cell>
        </table:table-row>
        <table:table-row table:style-name="ro1">
          <table:table-cell office:value-type="float" office:value="15814476" calcext:value-type="float">
            <text:p>1581447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308234" calcext:value-type="float">
            <text:p>5308234</text:p>
          </table:table-cell>
          <table:table-cell office:value-type="float" office:value="451" calcext:value-type="float">
            <text:p>451</text:p>
          </table:table-cell>
          <table:table-cell office:value-type="float" office:value="528" calcext:value-type="float">
            <text:p>528</text:p>
          </table:table-cell>
          <table:table-cell office:value-type="float" office:value="1049" calcext:value-type="float">
            <text:p>1049</text:p>
          </table:table-cell>
          <table:table-cell office:value-type="float" office:value="2103" calcext:value-type="float">
            <text:p>2103</text:p>
          </table:table-cell>
          <table:table-cell office:value-type="float" office:value="4206" calcext:value-type="float">
            <text:p>4206</text:p>
          </table:table-cell>
          <table:table-cell office:value-type="float" office:value="8407" calcext:value-type="float">
            <text:p>8407</text:p>
          </table:table-cell>
          <table:table-cell office:value-type="float" office:value="1760659" calcext:value-type="float">
            <text:p>1760659</text:p>
          </table:table-cell>
          <table:table-cell office:value-type="float" office:value="16892" calcext:value-type="float">
            <text:p>16892</text:p>
          </table:table-cell>
          <table:table-cell office:value-type="float" office:value="42942" calcext:value-type="float">
            <text:p>42942</text:p>
          </table:table-cell>
          <table:table-cell office:value-type="float" office:value="67556" calcext:value-type="float">
            <text:p>67556</text:p>
          </table:table-cell>
          <table:table-cell office:value-type="float" office:value="135112" calcext:value-type="float">
            <text:p>135112</text:p>
          </table:table-cell>
          <table:table-cell office:value-type="float" office:value="270412" calcext:value-type="float">
            <text:p>270412</text:p>
          </table:table-cell>
          <table:table-cell office:value-type="float" office:value="371653" calcext:value-type="float">
            <text:p>371653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45:.$AC45])" office:value-type="float" office:value="761757696" calcext:value-type="float">
            <text:p>7.62E+08</text:p>
          </table:table-cell>
          <table:table-cell table:formula="of:=2*[.$A45]+10*SUM([.$B45:.$G45])+17*SUM([.$H45:.$N45])+23*SUM([.$O45:.T45])+32*SUM([.$U45:.$AC45])" office:value-type="float" office:value="135734664" calcext:value-type="float">
            <text:p>1.36E+08</text:p>
          </table:table-cell>
          <table:table-cell table:formula="of:=2*[.$A45]+9*SUM([.$B45:.$G45])+31*SUM([.$H45:.$AC45])" office:value-type="float" office:value="162546360" calcext:value-type="float">
            <text:p>1.63E+08</text:p>
          </table:table-cell>
          <table:table-cell table:formula="of:=2*[.$A45]+9*SUM([.$B45:.$G45])+17*SUM([.$H45:.$N45])+32*SUM([.$H45:.$AC45])" office:value-type="float" office:value="195444181" calcext:value-type="float">
            <text:p>1.95E+08</text:p>
          </table:table-cell>
          <table:table-cell table:formula="of:=5*SUM([.$A45:.$D45])+8*SUM([.$E45:.$E45])+18*SUM([.$F45:.$O45])+23*SUM([.$P45:.$T45])+32*SUM([.$U45:.$AC45])" office:value-type="float" office:value="227337523" calcext:value-type="float">
            <text:p>2.27E+08</text:p>
          </table:table-cell>
          <table:table-cell table:formula="of:=5*SUM([.$A45:.$D45])+8*SUM([.$E45:.$E45])+18*SUM([.$F45:.$O45])+23*SUM([.$P45:.$T45])+29*SUM([.$U45:.$AC45])" office:value-type="float" office:value="227337523" calcext:value-type="float">
            <text:p>2.27E+08</text:p>
          </table:table-cell>
          <table:table-cell table:style-name="ce1" table:formula="of:=2*[.$A45]+9*SUM([.$B45:.$G45])+23*SUM([.$H45:.$T45])+32*SUM([.$U45:.$AC45])" office:value-type="float" office:value="141090600" calcext:value-type="float">
            <text:p>1.41E+08</text:p>
          </table:table-cell>
          <table:table-cell table:style-name="ce1" table:formula="of:=2*[.$A45]+9*SUM([.$B45:.$G45])+17*SUM([.$H45:.$N45])+23*SUM([.$O45:.$T45])" office:value-type="float" office:value="130426182" calcext:value-type="float">
            <text:p>1.30E+08</text:p>
          </table:table-cell>
        </table:table-row>
        <table:table-row table:style-name="ro1">
          <table:table-cell office:value-type="float" office:value="15759564" calcext:value-type="float">
            <text:p>157595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289990" calcext:value-type="float">
            <text:p>5289990</text:p>
          </table:table-cell>
          <table:table-cell office:value-type="float" office:value="262" calcext:value-type="float">
            <text:p>262</text:p>
          </table:table-cell>
          <table:table-cell office:value-type="float" office:value="527" calcext:value-type="float">
            <text:p>527</text:p>
          </table:table-cell>
          <table:table-cell office:value-type="float" office:value="1049" calcext:value-type="float">
            <text:p>1049</text:p>
          </table:table-cell>
          <table:table-cell office:value-type="float" office:value="2103" calcext:value-type="float">
            <text:p>2103</text:p>
          </table:table-cell>
          <table:table-cell office:value-type="float" office:value="4206" calcext:value-type="float">
            <text:p>4206</text:p>
          </table:table-cell>
          <table:table-cell office:value-type="float" office:value="8407" calcext:value-type="float">
            <text:p>8407</text:p>
          </table:table-cell>
          <table:table-cell office:value-type="float" office:value="1760491" calcext:value-type="float">
            <text:p>1760491</text:p>
          </table:table-cell>
          <table:table-cell office:value-type="float" office:value="16683" calcext:value-type="float">
            <text:p>16683</text:p>
          </table:table-cell>
          <table:table-cell office:value-type="float" office:value="42560" calcext:value-type="float">
            <text:p>42560</text:p>
          </table:table-cell>
          <table:table-cell office:value-type="float" office:value="66891" calcext:value-type="float">
            <text:p>66891</text:p>
          </table:table-cell>
          <table:table-cell office:value-type="float" office:value="133782" calcext:value-type="float">
            <text:p>133782</text:p>
          </table:table-cell>
          <table:table-cell office:value-type="float" office:value="267658" calcext:value-type="float">
            <text:p>267658</text:p>
          </table:table-cell>
          <table:table-cell office:value-type="float" office:value="367851" calcext:value-type="float">
            <text:p>36785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46:.$AC46])" office:value-type="float" office:value="759112704" calcext:value-type="float">
            <text:p>7.59E+08</text:p>
          </table:table-cell>
          <table:table-cell table:formula="of:=2*[.$A46]+10*SUM([.$B46:.$G46])+17*SUM([.$H46:.$N46])+23*SUM([.$O46:.T46])+32*SUM([.$U46:.$AC46])" office:value-type="float" office:value="135226048" calcext:value-type="float">
            <text:p>1.35E+08</text:p>
          </table:table-cell>
          <table:table-cell table:formula="of:=2*[.$A46]+9*SUM([.$B46:.$G46])+31*SUM([.$H46:.$AC46])" office:value-type="float" office:value="161977840" calcext:value-type="float">
            <text:p>1.62E+08</text:p>
          </table:table-cell>
          <table:table-cell table:formula="of:=2*[.$A46]+9*SUM([.$B46:.$G46])+17*SUM([.$H46:.$N46])+32*SUM([.$H46:.$AC46])" office:value-type="float" office:value="194860075" calcext:value-type="float">
            <text:p>1.95E+08</text:p>
          </table:table-cell>
          <table:table-cell table:formula="of:=5*SUM([.$A46:.$D46])+8*SUM([.$E46:.$E46])+18*SUM([.$F46:.$O46])+23*SUM([.$P46:.$T46])+32*SUM([.$U46:.$AC46])" office:value-type="float" office:value="226518906" calcext:value-type="float">
            <text:p>2.27E+08</text:p>
          </table:table-cell>
          <table:table-cell table:formula="of:=5*SUM([.$A46:.$D46])+8*SUM([.$E46:.$E46])+18*SUM([.$F46:.$O46])+23*SUM([.$P46:.$T46])+29*SUM([.$U46:.$AC46])" office:value-type="float" office:value="226518906" calcext:value-type="float">
            <text:p>2.27E+08</text:p>
          </table:table-cell>
          <table:table-cell table:style-name="ce1" table:formula="of:=2*[.$A46]+9*SUM([.$B46:.$G46])+23*SUM([.$H46:.$T46])+32*SUM([.$U46:.$AC46])" office:value-type="float" office:value="140598080" calcext:value-type="float">
            <text:p>1.41E+08</text:p>
          </table:table-cell>
          <table:table-cell table:style-name="ce1" table:formula="of:=2*[.$A46]+9*SUM([.$B46:.$G46])+17*SUM([.$H46:.$N46])+23*SUM([.$O46:.$T46])" office:value-type="float" office:value="129935810" calcext:value-type="float">
            <text:p>1.30E+08</text:p>
          </table:table-cell>
        </table:table-row>
        <table:table-row table:style-name="ro1">
          <table:table-cell office:value-type="float" office:value="15814476" calcext:value-type="float">
            <text:p>1581447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308044" calcext:value-type="float">
            <text:p>5308044</text:p>
          </table:table-cell>
          <table:table-cell office:value-type="float" office:value="453" calcext:value-type="float">
            <text:p>453</text:p>
          </table:table-cell>
          <table:table-cell office:value-type="float" office:value="533" calcext:value-type="float">
            <text:p>533</text:p>
          </table:table-cell>
          <table:table-cell office:value-type="float" office:value="1059" calcext:value-type="float">
            <text:p>1059</text:p>
          </table:table-cell>
          <table:table-cell office:value-type="float" office:value="2125" calcext:value-type="float">
            <text:p>2125</text:p>
          </table:table-cell>
          <table:table-cell office:value-type="float" office:value="4250" calcext:value-type="float">
            <text:p>4250</text:p>
          </table:table-cell>
          <table:table-cell office:value-type="float" office:value="8493" calcext:value-type="float">
            <text:p>8493</text:p>
          </table:table-cell>
          <table:table-cell office:value-type="float" office:value="1760660" calcext:value-type="float">
            <text:p>1760660</text:p>
          </table:table-cell>
          <table:table-cell office:value-type="float" office:value="16910" calcext:value-type="float">
            <text:p>16910</text:p>
          </table:table-cell>
          <table:table-cell office:value-type="float" office:value="42860" calcext:value-type="float">
            <text:p>42860</text:p>
          </table:table-cell>
          <table:table-cell office:value-type="float" office:value="67574" calcext:value-type="float">
            <text:p>67574</text:p>
          </table:table-cell>
          <table:table-cell office:value-type="float" office:value="135148" calcext:value-type="float">
            <text:p>135148</text:p>
          </table:table-cell>
          <table:table-cell office:value-type="float" office:value="270387" calcext:value-type="float">
            <text:p>270387</text:p>
          </table:table-cell>
          <table:table-cell office:value-type="float" office:value="371708" calcext:value-type="float">
            <text:p>371708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47:.$AC47])" office:value-type="float" office:value="761757696" calcext:value-type="float">
            <text:p>7.62E+08</text:p>
          </table:table-cell>
          <table:table-cell table:formula="of:=2*[.$A47]+10*SUM([.$B47:.$G47])+17*SUM([.$H47:.$N47])+23*SUM([.$O47:.T47])+32*SUM([.$U47:.$AC47])" office:value-type="float" office:value="135736114" calcext:value-type="float">
            <text:p>1.36E+08</text:p>
          </table:table-cell>
          <table:table-cell table:formula="of:=2*[.$A47]+9*SUM([.$B47:.$G47])+31*SUM([.$H47:.$AC47])" office:value-type="float" office:value="162550540" calcext:value-type="float">
            <text:p>1.63E+08</text:p>
          </table:table-cell>
          <table:table-cell table:formula="of:=2*[.$A47]+9*SUM([.$B47:.$G47])+17*SUM([.$H47:.$N47])+32*SUM([.$H47:.$AC47])" office:value-type="float" office:value="195451441" calcext:value-type="float">
            <text:p>1.95E+08</text:p>
          </table:table-cell>
          <table:table-cell table:formula="of:=5*SUM([.$A47:.$D47])+8*SUM([.$E47:.$E47])+18*SUM([.$F47:.$O47])+23*SUM([.$P47:.$T47])+32*SUM([.$U47:.$AC47])" office:value-type="float" office:value="227337533" calcext:value-type="float">
            <text:p>2.27E+08</text:p>
          </table:table-cell>
          <table:table-cell table:formula="of:=5*SUM([.$A47:.$D47])+8*SUM([.$E47:.$E47])+18*SUM([.$F47:.$O47])+23*SUM([.$P47:.$T47])+29*SUM([.$U47:.$AC47])" office:value-type="float" office:value="227337533" calcext:value-type="float">
            <text:p>2.27E+08</text:p>
          </table:table-cell>
          <table:table-cell table:style-name="ce1" table:formula="of:=2*[.$A47]+9*SUM([.$B47:.$G47])+23*SUM([.$H47:.$T47])+32*SUM([.$U47:.$AC47])" office:value-type="float" office:value="141093260" calcext:value-type="float">
            <text:p>1.41E+08</text:p>
          </table:table-cell>
          <table:table-cell table:style-name="ce1" table:formula="of:=2*[.$A47]+9*SUM([.$B47:.$G47])+17*SUM([.$H47:.$N47])+23*SUM([.$O47:.$T47])" office:value-type="float" office:value="130427822" calcext:value-type="float">
            <text:p>1.30E+08</text:p>
          </table:table-cell>
        </table:table-row>
        <table:table-row table:style-name="ro1">
          <table:table-cell office:value-type="float" office:value="15814476" calcext:value-type="float">
            <text:p>1581447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308044" calcext:value-type="float">
            <text:p>5308044</text:p>
          </table:table-cell>
          <table:table-cell office:value-type="float" office:value="453" calcext:value-type="float">
            <text:p>453</text:p>
          </table:table-cell>
          <table:table-cell office:value-type="float" office:value="533" calcext:value-type="float">
            <text:p>533</text:p>
          </table:table-cell>
          <table:table-cell office:value-type="float" office:value="1059" calcext:value-type="float">
            <text:p>1059</text:p>
          </table:table-cell>
          <table:table-cell office:value-type="float" office:value="2125" calcext:value-type="float">
            <text:p>2125</text:p>
          </table:table-cell>
          <table:table-cell office:value-type="float" office:value="4250" calcext:value-type="float">
            <text:p>4250</text:p>
          </table:table-cell>
          <table:table-cell office:value-type="float" office:value="8493" calcext:value-type="float">
            <text:p>8493</text:p>
          </table:table-cell>
          <table:table-cell office:value-type="float" office:value="1760660" calcext:value-type="float">
            <text:p>1760660</text:p>
          </table:table-cell>
          <table:table-cell office:value-type="float" office:value="16910" calcext:value-type="float">
            <text:p>16910</text:p>
          </table:table-cell>
          <table:table-cell office:value-type="float" office:value="42860" calcext:value-type="float">
            <text:p>42860</text:p>
          </table:table-cell>
          <table:table-cell office:value-type="float" office:value="67574" calcext:value-type="float">
            <text:p>67574</text:p>
          </table:table-cell>
          <table:table-cell office:value-type="float" office:value="135148" calcext:value-type="float">
            <text:p>135148</text:p>
          </table:table-cell>
          <table:table-cell office:value-type="float" office:value="270387" calcext:value-type="float">
            <text:p>270387</text:p>
          </table:table-cell>
          <table:table-cell office:value-type="float" office:value="371708" calcext:value-type="float">
            <text:p>371708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48:.$AC48])" office:value-type="float" office:value="761757696" calcext:value-type="float">
            <text:p>7.62E+08</text:p>
          </table:table-cell>
          <table:table-cell table:formula="of:=2*[.$A48]+10*SUM([.$B48:.$G48])+17*SUM([.$H48:.$N48])+23*SUM([.$O48:.T48])+32*SUM([.$U48:.$AC48])" office:value-type="float" office:value="135736114" calcext:value-type="float">
            <text:p>1.36E+08</text:p>
          </table:table-cell>
          <table:table-cell table:formula="of:=2*[.$A48]+9*SUM([.$B48:.$G48])+31*SUM([.$H48:.$AC48])" office:value-type="float" office:value="162550540" calcext:value-type="float">
            <text:p>1.63E+08</text:p>
          </table:table-cell>
          <table:table-cell table:formula="of:=2*[.$A48]+9*SUM([.$B48:.$G48])+17*SUM([.$H48:.$N48])+32*SUM([.$H48:.$AC48])" office:value-type="float" office:value="195451441" calcext:value-type="float">
            <text:p>1.95E+08</text:p>
          </table:table-cell>
          <table:table-cell table:formula="of:=5*SUM([.$A48:.$D48])+8*SUM([.$E48:.$E48])+18*SUM([.$F48:.$O48])+23*SUM([.$P48:.$T48])+32*SUM([.$U48:.$AC48])" office:value-type="float" office:value="227337533" calcext:value-type="float">
            <text:p>2.27E+08</text:p>
          </table:table-cell>
          <table:table-cell table:formula="of:=5*SUM([.$A48:.$D48])+8*SUM([.$E48:.$E48])+18*SUM([.$F48:.$O48])+23*SUM([.$P48:.$T48])+29*SUM([.$U48:.$AC48])" office:value-type="float" office:value="227337533" calcext:value-type="float">
            <text:p>2.27E+08</text:p>
          </table:table-cell>
          <table:table-cell table:style-name="ce1" table:formula="of:=2*[.$A48]+9*SUM([.$B48:.$G48])+23*SUM([.$H48:.$T48])+32*SUM([.$U48:.$AC48])" office:value-type="float" office:value="141093260" calcext:value-type="float">
            <text:p>1.41E+08</text:p>
          </table:table-cell>
          <table:table-cell table:style-name="ce1" table:formula="of:=2*[.$A48]+9*SUM([.$B48:.$G48])+17*SUM([.$H48:.$N48])+23*SUM([.$O48:.$T48])" office:value-type="float" office:value="130427822" calcext:value-type="float">
            <text:p>1.30E+08</text:p>
          </table:table-cell>
        </table:table-row>
        <table:table-row table:style-name="ro1">
          <table:table-cell office:value-type="float" office:value="15759564" calcext:value-type="float">
            <text:p>157595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289799" calcext:value-type="float">
            <text:p>5289799</text:p>
          </table:table-cell>
          <table:table-cell office:value-type="float" office:value="544" calcext:value-type="float">
            <text:p>544</text:p>
          </table:table-cell>
          <table:table-cell office:value-type="float" office:value="521" calcext:value-type="float">
            <text:p>521</text:p>
          </table:table-cell>
          <table:table-cell office:value-type="float" office:value="1039" calcext:value-type="float">
            <text:p>1039</text:p>
          </table:table-cell>
          <table:table-cell office:value-type="float" office:value="2081" calcext:value-type="float">
            <text:p>2081</text:p>
          </table:table-cell>
          <table:table-cell office:value-type="float" office:value="4162" calcext:value-type="float">
            <text:p>4162</text:p>
          </table:table-cell>
          <table:table-cell office:value-type="float" office:value="8321" calcext:value-type="float">
            <text:p>8321</text:p>
          </table:table-cell>
          <table:table-cell office:value-type="float" office:value="1760547" calcext:value-type="float">
            <text:p>1760547</text:p>
          </table:table-cell>
          <table:table-cell office:value-type="float" office:value="16703" calcext:value-type="float">
            <text:p>16703</text:p>
          </table:table-cell>
          <table:table-cell office:value-type="float" office:value="42561" calcext:value-type="float">
            <text:p>42561</text:p>
          </table:table-cell>
          <table:table-cell office:value-type="float" office:value="66891" calcext:value-type="float">
            <text:p>66891</text:p>
          </table:table-cell>
          <table:table-cell office:value-type="float" office:value="133782" calcext:value-type="float">
            <text:p>133782</text:p>
          </table:table-cell>
          <table:table-cell office:value-type="float" office:value="267657" calcext:value-type="float">
            <text:p>267657</text:p>
          </table:table-cell>
          <table:table-cell office:value-type="float" office:value="367852" calcext:value-type="float">
            <text:p>367852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49:.$AC49])" office:value-type="float" office:value="759112704" calcext:value-type="float">
            <text:p>7.59E+08</text:p>
          </table:table-cell>
          <table:table-cell table:formula="of:=2*[.$A49]+10*SUM([.$B49:.$G49])+17*SUM([.$H49:.$N49])+23*SUM([.$O49:.T49])+32*SUM([.$U49:.$AC49])" office:value-type="float" office:value="135227511" calcext:value-type="float">
            <text:p>1.35E+08</text:p>
          </table:table-cell>
          <table:table-cell table:formula="of:=2*[.$A49]+9*SUM([.$B49:.$G49])+31*SUM([.$H49:.$AC49])" office:value-type="float" office:value="161982042" calcext:value-type="float">
            <text:p>1.62E+08</text:p>
          </table:table-cell>
          <table:table-cell table:formula="of:=2*[.$A49]+9*SUM([.$B49:.$G49])+17*SUM([.$H49:.$N49])+32*SUM([.$H49:.$AC49])" office:value-type="float" office:value="194867358" calcext:value-type="float">
            <text:p>1.95E+08</text:p>
          </table:table-cell>
          <table:table-cell table:formula="of:=5*SUM([.$A49:.$D49])+8*SUM([.$E49:.$E49])+18*SUM([.$F49:.$O49])+23*SUM([.$P49:.$T49])+32*SUM([.$U49:.$AC49])" office:value-type="float" office:value="226518911" calcext:value-type="float">
            <text:p>2.27E+08</text:p>
          </table:table-cell>
          <table:table-cell table:formula="of:=5*SUM([.$A49:.$D49])+8*SUM([.$E49:.$E49])+18*SUM([.$F49:.$O49])+23*SUM([.$P49:.$T49])+29*SUM([.$U49:.$AC49])" office:value-type="float" office:value="226518911" calcext:value-type="float">
            <text:p>2.27E+08</text:p>
          </table:table-cell>
          <table:table-cell table:style-name="ce1" table:formula="of:=2*[.$A49]+9*SUM([.$B49:.$G49])+23*SUM([.$H49:.$T49])+32*SUM([.$U49:.$AC49])" office:value-type="float" office:value="140600754" calcext:value-type="float">
            <text:p>1.41E+08</text:p>
          </table:table-cell>
          <table:table-cell table:style-name="ce1" table:formula="of:=2*[.$A49]+9*SUM([.$B49:.$G49])+17*SUM([.$H49:.$N49])+23*SUM([.$O49:.$T49])" office:value-type="float" office:value="129937464" calcext:value-type="float">
            <text:p>1.30E+08</text:p>
          </table:table-cell>
        </table:table-row>
        <table:table-row table:style-name="ro1">
          <table:table-cell office:value-type="float" office:value="15704843" calcext:value-type="float">
            <text:p>1570484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271556" calcext:value-type="float">
            <text:p>5271556</text:p>
          </table:table-cell>
          <table:table-cell office:value-type="float" office:value="448" calcext:value-type="float">
            <text:p>448</text:p>
          </table:table-cell>
          <table:table-cell office:value-type="float" office:value="518" calcext:value-type="float">
            <text:p>518</text:p>
          </table:table-cell>
          <table:table-cell office:value-type="float" office:value="1034" calcext:value-type="float">
            <text:p>1034</text:p>
          </table:table-cell>
          <table:table-cell office:value-type="float" office:value="2070" calcext:value-type="float">
            <text:p>2070</text:p>
          </table:table-cell>
          <table:table-cell office:value-type="float" office:value="4140" calcext:value-type="float">
            <text:p>4140</text:p>
          </table:table-cell>
          <table:table-cell office:value-type="float" office:value="8278" calcext:value-type="float">
            <text:p>8278</text:p>
          </table:table-cell>
          <table:table-cell office:value-type="float" office:value="1760368" calcext:value-type="float">
            <text:p>1760368</text:p>
          </table:table-cell>
          <table:table-cell office:value-type="float" office:value="16822" calcext:value-type="float">
            <text:p>16822</text:p>
          </table:table-cell>
          <table:table-cell office:value-type="float" office:value="33493" calcext:value-type="float">
            <text:p>33493</text:p>
          </table:table-cell>
          <table:table-cell office:value-type="float" office:value="66891" calcext:value-type="float">
            <text:p>66891</text:p>
          </table:table-cell>
          <table:table-cell office:value-type="float" office:value="133782" calcext:value-type="float">
            <text:p>133782</text:p>
          </table:table-cell>
          <table:table-cell office:value-type="float" office:value="267658" calcext:value-type="float">
            <text:p>267658</text:p>
          </table:table-cell>
          <table:table-cell office:value-type="float" office:value="367754" calcext:value-type="float">
            <text:p>367754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50:.$AC50])" office:value-type="float" office:value="756476896" calcext:value-type="float">
            <text:p>7.56E+08</text:p>
          </table:table-cell>
          <table:table-cell table:formula="of:=2*[.$A50]+10*SUM([.$B50:.$G50])+17*SUM([.$H50:.$N50])+23*SUM([.$O50:.T50])+32*SUM([.$U50:.$AC50])" office:value-type="float" office:value="134721478" calcext:value-type="float">
            <text:p>1.35E+08</text:p>
          </table:table-cell>
          <table:table-cell table:formula="of:=2*[.$A50]+9*SUM([.$B50:.$G50])+31*SUM([.$H50:.$AC50])" office:value-type="float" office:value="161416858" calcext:value-type="float">
            <text:p>1.61E+08</text:p>
          </table:table-cell>
          <table:table-cell table:formula="of:=2*[.$A50]+9*SUM([.$B50:.$G50])+17*SUM([.$H50:.$N50])+32*SUM([.$H50:.$AC50])" office:value-type="float" office:value="194286666" calcext:value-type="float">
            <text:p>1.94E+08</text:p>
          </table:table-cell>
          <table:table-cell table:formula="of:=5*SUM([.$A50:.$D50])+8*SUM([.$E50:.$E50])+18*SUM([.$F50:.$O50])+23*SUM([.$P50:.$T50])+32*SUM([.$U50:.$AC50])" office:value-type="float" office:value="225701817" calcext:value-type="float">
            <text:p>2.26E+08</text:p>
          </table:table-cell>
          <table:table-cell table:formula="of:=5*SUM([.$A50:.$D50])+8*SUM([.$E50:.$E50])+18*SUM([.$F50:.$O50])+23*SUM([.$P50:.$T50])+29*SUM([.$U50:.$AC50])" office:value-type="float" office:value="225701817" calcext:value-type="float">
            <text:p>2.26E+08</text:p>
          </table:table-cell>
          <table:table-cell table:style-name="ce1" table:formula="of:=2*[.$A50]+9*SUM([.$B50:.$G50])+23*SUM([.$H50:.$T50])+32*SUM([.$U50:.$AC50])" office:value-type="float" office:value="140110810" calcext:value-type="float">
            <text:p>1.40E+08</text:p>
          </table:table-cell>
          <table:table-cell table:style-name="ce1" table:formula="of:=2*[.$A50]+9*SUM([.$B50:.$G50])+17*SUM([.$H50:.$N50])+23*SUM([.$O50:.$T50])" office:value-type="float" office:value="129449674" calcext:value-type="float">
            <text:p>1.29E+08</text:p>
          </table:table-cell>
        </table:table-row>
        <table:table-row table:style-name="ro1">
          <table:table-cell office:value-type="float" office:value="15759564" calcext:value-type="float">
            <text:p>157595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289799" calcext:value-type="float">
            <text:p>5289799</text:p>
          </table:table-cell>
          <table:table-cell office:value-type="float" office:value="356" calcext:value-type="float">
            <text:p>356</text:p>
          </table:table-cell>
          <table:table-cell office:value-type="float" office:value="526" calcext:value-type="float">
            <text:p>526</text:p>
          </table:table-cell>
          <table:table-cell office:value-type="float" office:value="1049" calcext:value-type="float">
            <text:p>1049</text:p>
          </table:table-cell>
          <table:table-cell office:value-type="float" office:value="2103" calcext:value-type="float">
            <text:p>2103</text:p>
          </table:table-cell>
          <table:table-cell office:value-type="float" office:value="4206" calcext:value-type="float">
            <text:p>4206</text:p>
          </table:table-cell>
          <table:table-cell office:value-type="float" office:value="8407" calcext:value-type="float">
            <text:p>8407</text:p>
          </table:table-cell>
          <table:table-cell office:value-type="float" office:value="1760475" calcext:value-type="float">
            <text:p>1760475</text:p>
          </table:table-cell>
          <table:table-cell office:value-type="float" office:value="16851" calcext:value-type="float">
            <text:p>16851</text:p>
          </table:table-cell>
          <table:table-cell office:value-type="float" office:value="33971" calcext:value-type="float">
            <text:p>33971</text:p>
          </table:table-cell>
          <table:table-cell office:value-type="float" office:value="67574" calcext:value-type="float">
            <text:p>67574</text:p>
          </table:table-cell>
          <table:table-cell office:value-type="float" office:value="135148" calcext:value-type="float">
            <text:p>135148</text:p>
          </table:table-cell>
          <table:table-cell office:value-type="float" office:value="270388" calcext:value-type="float">
            <text:p>270388</text:p>
          </table:table-cell>
          <table:table-cell office:value-type="float" office:value="371607" calcext:value-type="float">
            <text:p>37160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51:.$AC51])" office:value-type="float" office:value="759112704" calcext:value-type="float">
            <text:p>7.59E+08</text:p>
          </table:table-cell>
          <table:table-cell table:formula="of:=2*[.$A51]+10*SUM([.$B51:.$G51])+17*SUM([.$H51:.$N51])+23*SUM([.$O51:.T51])+32*SUM([.$U51:.$AC51])" office:value-type="float" office:value="135228069" calcext:value-type="float">
            <text:p>1.35E+08</text:p>
          </table:table-cell>
          <table:table-cell table:formula="of:=2*[.$A51]+9*SUM([.$B51:.$G51])+31*SUM([.$H51:.$AC51])" office:value-type="float" office:value="161982042" calcext:value-type="float">
            <text:p>1.62E+08</text:p>
          </table:table-cell>
          <table:table-cell table:formula="of:=2*[.$A51]+9*SUM([.$B51:.$G51])+17*SUM([.$H51:.$N51])+32*SUM([.$H51:.$AC51])" office:value-type="float" office:value="194865777" calcext:value-type="float">
            <text:p>1.95E+08</text:p>
          </table:table-cell>
          <table:table-cell table:formula="of:=5*SUM([.$A51:.$D51])+8*SUM([.$E51:.$E51])+18*SUM([.$F51:.$O51])+23*SUM([.$P51:.$T51])+32*SUM([.$U51:.$AC51])" office:value-type="float" office:value="226518636" calcext:value-type="float">
            <text:p>2.27E+08</text:p>
          </table:table-cell>
          <table:table-cell table:formula="of:=5*SUM([.$A51:.$D51])+8*SUM([.$E51:.$E51])+18*SUM([.$F51:.$O51])+23*SUM([.$P51:.$T51])+29*SUM([.$U51:.$AC51])" office:value-type="float" office:value="226518636" calcext:value-type="float">
            <text:p>2.27E+08</text:p>
          </table:table-cell>
          <table:table-cell table:style-name="ce1" table:formula="of:=2*[.$A51]+9*SUM([.$B51:.$G51])+23*SUM([.$H51:.$T51])+32*SUM([.$U51:.$AC51])" office:value-type="float" office:value="140600754" calcext:value-type="float">
            <text:p>1.41E+08</text:p>
          </table:table-cell>
          <table:table-cell table:style-name="ce1" table:formula="of:=2*[.$A51]+9*SUM([.$B51:.$G51])+17*SUM([.$H51:.$N51])+23*SUM([.$O51:.$T51])" office:value-type="float" office:value="129938022" calcext:value-type="float">
            <text:p>1.30E+08</text:p>
          </table:table-cell>
        </table:table-row>
        <table:table-row table:style-name="ro1">
          <table:table-cell office:value-type="float" office:value="15759564" calcext:value-type="float">
            <text:p>157595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289799" calcext:value-type="float">
            <text:p>5289799</text:p>
          </table:table-cell>
          <table:table-cell office:value-type="float" office:value="356" calcext:value-type="float">
            <text:p>356</text:p>
          </table:table-cell>
          <table:table-cell office:value-type="float" office:value="526" calcext:value-type="float">
            <text:p>526</text:p>
          </table:table-cell>
          <table:table-cell office:value-type="float" office:value="1049" calcext:value-type="float">
            <text:p>1049</text:p>
          </table:table-cell>
          <table:table-cell office:value-type="float" office:value="2103" calcext:value-type="float">
            <text:p>2103</text:p>
          </table:table-cell>
          <table:table-cell office:value-type="float" office:value="4206" calcext:value-type="float">
            <text:p>4206</text:p>
          </table:table-cell>
          <table:table-cell office:value-type="float" office:value="8407" calcext:value-type="float">
            <text:p>8407</text:p>
          </table:table-cell>
          <table:table-cell office:value-type="float" office:value="1760475" calcext:value-type="float">
            <text:p>1760475</text:p>
          </table:table-cell>
          <table:table-cell office:value-type="float" office:value="16851" calcext:value-type="float">
            <text:p>16851</text:p>
          </table:table-cell>
          <table:table-cell office:value-type="float" office:value="33971" calcext:value-type="float">
            <text:p>33971</text:p>
          </table:table-cell>
          <table:table-cell office:value-type="float" office:value="67574" calcext:value-type="float">
            <text:p>67574</text:p>
          </table:table-cell>
          <table:table-cell office:value-type="float" office:value="135148" calcext:value-type="float">
            <text:p>135148</text:p>
          </table:table-cell>
          <table:table-cell office:value-type="float" office:value="270388" calcext:value-type="float">
            <text:p>270388</text:p>
          </table:table-cell>
          <table:table-cell office:value-type="float" office:value="371607" calcext:value-type="float">
            <text:p>37160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52:.$AC52])" office:value-type="float" office:value="759112704" calcext:value-type="float">
            <text:p>7.59E+08</text:p>
          </table:table-cell>
          <table:table-cell table:formula="of:=2*[.$A52]+10*SUM([.$B52:.$G52])+17*SUM([.$H52:.$N52])+23*SUM([.$O52:.T52])+32*SUM([.$U52:.$AC52])" office:value-type="float" office:value="135228069" calcext:value-type="float">
            <text:p>1.35E+08</text:p>
          </table:table-cell>
          <table:table-cell table:formula="of:=2*[.$A52]+9*SUM([.$B52:.$G52])+31*SUM([.$H52:.$AC52])" office:value-type="float" office:value="161982042" calcext:value-type="float">
            <text:p>1.62E+08</text:p>
          </table:table-cell>
          <table:table-cell table:formula="of:=2*[.$A52]+9*SUM([.$B52:.$G52])+17*SUM([.$H52:.$N52])+32*SUM([.$H52:.$AC52])" office:value-type="float" office:value="194865777" calcext:value-type="float">
            <text:p>1.95E+08</text:p>
          </table:table-cell>
          <table:table-cell table:formula="of:=5*SUM([.$A52:.$D52])+8*SUM([.$E52:.$E52])+18*SUM([.$F52:.$O52])+23*SUM([.$P52:.$T52])+32*SUM([.$U52:.$AC52])" office:value-type="float" office:value="226518636" calcext:value-type="float">
            <text:p>2.27E+08</text:p>
          </table:table-cell>
          <table:table-cell table:formula="of:=5*SUM([.$A52:.$D52])+8*SUM([.$E52:.$E52])+18*SUM([.$F52:.$O52])+23*SUM([.$P52:.$T52])+29*SUM([.$U52:.$AC52])" office:value-type="float" office:value="226518636" calcext:value-type="float">
            <text:p>2.27E+08</text:p>
          </table:table-cell>
          <table:table-cell table:style-name="ce1" table:formula="of:=2*[.$A52]+9*SUM([.$B52:.$G52])+23*SUM([.$H52:.$T52])+32*SUM([.$U52:.$AC52])" office:value-type="float" office:value="140600754" calcext:value-type="float">
            <text:p>1.41E+08</text:p>
          </table:table-cell>
          <table:table-cell table:style-name="ce1" table:formula="of:=2*[.$A52]+9*SUM([.$B52:.$G52])+17*SUM([.$H52:.$N52])+23*SUM([.$O52:.$T52])" office:value-type="float" office:value="129938022" calcext:value-type="float">
            <text:p>1.30E+08</text:p>
          </table:table-cell>
        </table:table-row>
        <table:table-row table:style-name="ro1">
          <table:table-cell office:value-type="float" office:value="15704843" calcext:value-type="float">
            <text:p>1570484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271652" calcext:value-type="float">
            <text:p>5271652</text:p>
          </table:table-cell>
          <table:table-cell office:value-type="float" office:value="260" calcext:value-type="float">
            <text:p>260</text:p>
          </table:table-cell>
          <table:table-cell office:value-type="float" office:value="524" calcext:value-type="float">
            <text:p>524</text:p>
          </table:table-cell>
          <table:table-cell office:value-type="float" office:value="1044" calcext:value-type="float">
            <text:p>1044</text:p>
          </table:table-cell>
          <table:table-cell office:value-type="float" office:value="2092" calcext:value-type="float">
            <text:p>2092</text:p>
          </table:table-cell>
          <table:table-cell office:value-type="float" office:value="4184" calcext:value-type="float">
            <text:p>4184</text:p>
          </table:table-cell>
          <table:table-cell office:value-type="float" office:value="8364" calcext:value-type="float">
            <text:p>8364</text:p>
          </table:table-cell>
          <table:table-cell office:value-type="float" office:value="1760292" calcext:value-type="float">
            <text:p>1760292</text:p>
          </table:table-cell>
          <table:table-cell office:value-type="float" office:value="16821" calcext:value-type="float">
            <text:p>16821</text:p>
          </table:table-cell>
          <table:table-cell office:value-type="float" office:value="33493" calcext:value-type="float">
            <text:p>33493</text:p>
          </table:table-cell>
          <table:table-cell office:value-type="float" office:value="66891" calcext:value-type="float">
            <text:p>66891</text:p>
          </table:table-cell>
          <table:table-cell office:value-type="float" office:value="133782" calcext:value-type="float">
            <text:p>133782</text:p>
          </table:table-cell>
          <table:table-cell office:value-type="float" office:value="267658" calcext:value-type="float">
            <text:p>267658</text:p>
          </table:table-cell>
          <table:table-cell office:value-type="float" office:value="367755" calcext:value-type="float">
            <text:p>36775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53:.$AC53])" office:value-type="float" office:value="756476896" calcext:value-type="float">
            <text:p>7.56E+08</text:p>
          </table:table-cell>
          <table:table-cell table:formula="of:=2*[.$A53]+10*SUM([.$B53:.$G53])+17*SUM([.$H53:.$N53])+23*SUM([.$O53:.T53])+32*SUM([.$U53:.$AC53])" office:value-type="float" office:value="134720806" calcext:value-type="float">
            <text:p>1.35E+08</text:p>
          </table:table-cell>
          <table:table-cell table:formula="of:=2*[.$A53]+9*SUM([.$B53:.$G53])+31*SUM([.$H53:.$AC53])" office:value-type="float" office:value="161414746" calcext:value-type="float">
            <text:p>1.61E+08</text:p>
          </table:table-cell>
          <table:table-cell table:formula="of:=2*[.$A53]+9*SUM([.$B53:.$G53])+17*SUM([.$H53:.$N53])+32*SUM([.$H53:.$AC53])" office:value-type="float" office:value="194282826" calcext:value-type="float">
            <text:p>1.94E+08</text:p>
          </table:table-cell>
          <table:table-cell table:formula="of:=5*SUM([.$A53:.$D53])+8*SUM([.$E53:.$E53])+18*SUM([.$F53:.$O53])+23*SUM([.$P53:.$T53])+32*SUM([.$U53:.$AC53])" office:value-type="float" office:value="225701822" calcext:value-type="float">
            <text:p>2.26E+08</text:p>
          </table:table-cell>
          <table:table-cell table:formula="of:=5*SUM([.$A53:.$D53])+8*SUM([.$E53:.$E53])+18*SUM([.$F53:.$O53])+23*SUM([.$P53:.$T53])+29*SUM([.$U53:.$AC53])" office:value-type="float" office:value="225701822" calcext:value-type="float">
            <text:p>2.26E+08</text:p>
          </table:table-cell>
          <table:table-cell table:style-name="ce1" table:formula="of:=2*[.$A53]+9*SUM([.$B53:.$G53])+23*SUM([.$H53:.$T53])+32*SUM([.$U53:.$AC53])" office:value-type="float" office:value="140109466" calcext:value-type="float">
            <text:p>1.40E+08</text:p>
          </table:table-cell>
          <table:table-cell table:style-name="ce1" table:formula="of:=2*[.$A53]+9*SUM([.$B53:.$G53])+17*SUM([.$H53:.$N53])+23*SUM([.$O53:.$T53])" office:value-type="float" office:value="129448906" calcext:value-type="float">
            <text:p>1.29E+08</text:p>
          </table:table-cell>
        </table:table-row>
        <table:table-row table:style-name="ro1">
          <table:table-cell office:value-type="float" office:value="15759564" calcext:value-type="float">
            <text:p>157595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289895" calcext:value-type="float">
            <text:p>5289895</text:p>
          </table:table-cell>
          <table:table-cell office:value-type="float" office:value="355" calcext:value-type="float">
            <text:p>355</text:p>
          </table:table-cell>
          <table:table-cell office:value-type="float" office:value="525" calcext:value-type="float">
            <text:p>525</text:p>
          </table:table-cell>
          <table:table-cell office:value-type="float" office:value="1044" calcext:value-type="float">
            <text:p>1044</text:p>
          </table:table-cell>
          <table:table-cell office:value-type="float" office:value="2092" calcext:value-type="float">
            <text:p>2092</text:p>
          </table:table-cell>
          <table:table-cell office:value-type="float" office:value="4184" calcext:value-type="float">
            <text:p>4184</text:p>
          </table:table-cell>
          <table:table-cell office:value-type="float" office:value="8364" calcext:value-type="float">
            <text:p>8364</text:p>
          </table:table-cell>
          <table:table-cell office:value-type="float" office:value="1760481" calcext:value-type="float">
            <text:p>1760481</text:p>
          </table:table-cell>
          <table:table-cell office:value-type="float" office:value="16776" calcext:value-type="float">
            <text:p>16776</text:p>
          </table:table-cell>
          <table:table-cell office:value-type="float" office:value="34011" calcext:value-type="float">
            <text:p>34011</text:p>
          </table:table-cell>
          <table:table-cell office:value-type="float" office:value="67556" calcext:value-type="float">
            <text:p>67556</text:p>
          </table:table-cell>
          <table:table-cell office:value-type="float" office:value="135112" calcext:value-type="float">
            <text:p>135112</text:p>
          </table:table-cell>
          <table:table-cell office:value-type="float" office:value="270413" calcext:value-type="float">
            <text:p>270413</text:p>
          </table:table-cell>
          <table:table-cell office:value-type="float" office:value="371652" calcext:value-type="float">
            <text:p>371652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54:.$AC54])" office:value-type="float" office:value="759112704" calcext:value-type="float">
            <text:p>7.59E+08</text:p>
          </table:table-cell>
          <table:table-cell table:formula="of:=2*[.$A54]+10*SUM([.$B54:.$G54])+17*SUM([.$H54:.$N54])+23*SUM([.$O54:.T54])+32*SUM([.$U54:.$AC54])" office:value-type="float" office:value="135227283" calcext:value-type="float">
            <text:p>1.35E+08</text:p>
          </table:table-cell>
          <table:table-cell table:formula="of:=2*[.$A54]+9*SUM([.$B54:.$G54])+31*SUM([.$H54:.$AC54])" office:value-type="float" office:value="161979930" calcext:value-type="float">
            <text:p>1.62E+08</text:p>
          </table:table-cell>
          <table:table-cell table:formula="of:=2*[.$A54]+9*SUM([.$B54:.$G54])+17*SUM([.$H54:.$N54])+32*SUM([.$H54:.$AC54])" office:value-type="float" office:value="194862260" calcext:value-type="float">
            <text:p>1.95E+08</text:p>
          </table:table-cell>
          <table:table-cell table:formula="of:=5*SUM([.$A54:.$D54])+8*SUM([.$E54:.$E54])+18*SUM([.$F54:.$O54])+23*SUM([.$P54:.$T54])+32*SUM([.$U54:.$AC54])" office:value-type="float" office:value="226518916" calcext:value-type="float">
            <text:p>2.27E+08</text:p>
          </table:table-cell>
          <table:table-cell table:formula="of:=5*SUM([.$A54:.$D54])+8*SUM([.$E54:.$E54])+18*SUM([.$F54:.$O54])+23*SUM([.$P54:.$T54])+29*SUM([.$U54:.$AC54])" office:value-type="float" office:value="226518916" calcext:value-type="float">
            <text:p>2.27E+08</text:p>
          </table:table-cell>
          <table:table-cell table:style-name="ce1" table:formula="of:=2*[.$A54]+9*SUM([.$B54:.$G54])+23*SUM([.$H54:.$T54])+32*SUM([.$U54:.$AC54])" office:value-type="float" office:value="140599410" calcext:value-type="float">
            <text:p>1.41E+08</text:p>
          </table:table-cell>
          <table:table-cell table:style-name="ce1" table:formula="of:=2*[.$A54]+9*SUM([.$B54:.$G54])+17*SUM([.$H54:.$N54])+23*SUM([.$O54:.$T54])" office:value-type="float" office:value="129937140" calcext:value-type="float">
            <text:p>1.30E+08</text:p>
          </table:table-cell>
        </table:table-row>
        <table:table-row table:style-name="ro1">
          <table:table-cell office:value-type="float" office:value="15814476" calcext:value-type="float">
            <text:p>1581447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308044" calcext:value-type="float">
            <text:p>5308044</text:p>
          </table:table-cell>
          <table:table-cell office:value-type="float" office:value="452" calcext:value-type="float">
            <text:p>452</text:p>
          </table:table-cell>
          <table:table-cell office:value-type="float" office:value="531" calcext:value-type="float">
            <text:p>531</text:p>
          </table:table-cell>
          <table:table-cell office:value-type="float" office:value="1054" calcext:value-type="float">
            <text:p>1054</text:p>
          </table:table-cell>
          <table:table-cell office:value-type="float" office:value="2114" calcext:value-type="float">
            <text:p>2114</text:p>
          </table:table-cell>
          <table:table-cell office:value-type="float" office:value="4228" calcext:value-type="float">
            <text:p>4228</text:p>
          </table:table-cell>
          <table:table-cell office:value-type="float" office:value="8450" calcext:value-type="float">
            <text:p>8450</text:p>
          </table:table-cell>
          <table:table-cell office:value-type="float" office:value="1760723" calcext:value-type="float">
            <text:p>1760723</text:p>
          </table:table-cell>
          <table:table-cell office:value-type="float" office:value="16929" calcext:value-type="float">
            <text:p>16929</text:p>
          </table:table-cell>
          <table:table-cell office:value-type="float" office:value="34306" calcext:value-type="float">
            <text:p>34306</text:p>
          </table:table-cell>
          <table:table-cell office:value-type="float" office:value="68232" calcext:value-type="float">
            <text:p>68232</text:p>
          </table:table-cell>
          <table:table-cell office:value-type="float" office:value="136464" calcext:value-type="float">
            <text:p>136464</text:p>
          </table:table-cell>
          <table:table-cell office:value-type="float" office:value="273113" calcext:value-type="float">
            <text:p>273113</text:p>
          </table:table-cell>
          <table:table-cell office:value-type="float" office:value="375564" calcext:value-type="float">
            <text:p>375564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55:.$AC55])" office:value-type="float" office:value="761757696" calcext:value-type="float">
            <text:p>7.62E+08</text:p>
          </table:table-cell>
          <table:table-cell table:formula="of:=2*[.$A55]+10*SUM([.$B55:.$G55])+17*SUM([.$H55:.$N55])+23*SUM([.$O55:.T55])+32*SUM([.$U55:.$AC55])" office:value-type="float" office:value="135736240" calcext:value-type="float">
            <text:p>1.36E+08</text:p>
          </table:table-cell>
          <table:table-cell table:formula="of:=2*[.$A55]+9*SUM([.$B55:.$G55])+31*SUM([.$H55:.$AC55])" office:value-type="float" office:value="162550540" calcext:value-type="float">
            <text:p>1.63E+08</text:p>
          </table:table-cell>
          <table:table-cell table:formula="of:=2*[.$A55]+9*SUM([.$B55:.$G55])+17*SUM([.$H55:.$N55])+32*SUM([.$H55:.$AC55])" office:value-type="float" office:value="195451084" calcext:value-type="float">
            <text:p>1.95E+08</text:p>
          </table:table-cell>
          <table:table-cell table:formula="of:=5*SUM([.$A55:.$D55])+8*SUM([.$E55:.$E55])+18*SUM([.$F55:.$O55])+23*SUM([.$P55:.$T55])+32*SUM([.$U55:.$AC55])" office:value-type="float" office:value="227337543" calcext:value-type="float">
            <text:p>2.27E+08</text:p>
          </table:table-cell>
          <table:table-cell table:formula="of:=5*SUM([.$A55:.$D55])+8*SUM([.$E55:.$E55])+18*SUM([.$F55:.$O55])+23*SUM([.$P55:.$T55])+29*SUM([.$U55:.$AC55])" office:value-type="float" office:value="227337543" calcext:value-type="float">
            <text:p>2.27E+08</text:p>
          </table:table-cell>
          <table:table-cell table:style-name="ce1" table:formula="of:=2*[.$A55]+9*SUM([.$B55:.$G55])+23*SUM([.$H55:.$T55])+32*SUM([.$U55:.$AC55])" office:value-type="float" office:value="141093260" calcext:value-type="float">
            <text:p>1.41E+08</text:p>
          </table:table-cell>
          <table:table-cell table:style-name="ce1" table:formula="of:=2*[.$A55]+9*SUM([.$B55:.$G55])+17*SUM([.$H55:.$N55])+23*SUM([.$O55:.$T55])" office:value-type="float" office:value="130427948" calcext:value-type="float">
            <text:p>1.30E+08</text:p>
          </table:table-cell>
        </table:table-row>
        <table:table-row table:style-name="ro1">
          <table:table-cell office:value-type="float" office:value="15814476" calcext:value-type="float">
            <text:p>1581447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308044" calcext:value-type="float">
            <text:p>5308044</text:p>
          </table:table-cell>
          <table:table-cell office:value-type="float" office:value="452" calcext:value-type="float">
            <text:p>452</text:p>
          </table:table-cell>
          <table:table-cell office:value-type="float" office:value="531" calcext:value-type="float">
            <text:p>531</text:p>
          </table:table-cell>
          <table:table-cell office:value-type="float" office:value="1054" calcext:value-type="float">
            <text:p>1054</text:p>
          </table:table-cell>
          <table:table-cell office:value-type="float" office:value="2114" calcext:value-type="float">
            <text:p>2114</text:p>
          </table:table-cell>
          <table:table-cell office:value-type="float" office:value="4228" calcext:value-type="float">
            <text:p>4228</text:p>
          </table:table-cell>
          <table:table-cell office:value-type="float" office:value="8450" calcext:value-type="float">
            <text:p>8450</text:p>
          </table:table-cell>
          <table:table-cell office:value-type="float" office:value="1760723" calcext:value-type="float">
            <text:p>1760723</text:p>
          </table:table-cell>
          <table:table-cell office:value-type="float" office:value="16929" calcext:value-type="float">
            <text:p>16929</text:p>
          </table:table-cell>
          <table:table-cell office:value-type="float" office:value="34306" calcext:value-type="float">
            <text:p>34306</text:p>
          </table:table-cell>
          <table:table-cell office:value-type="float" office:value="68232" calcext:value-type="float">
            <text:p>68232</text:p>
          </table:table-cell>
          <table:table-cell office:value-type="float" office:value="136464" calcext:value-type="float">
            <text:p>136464</text:p>
          </table:table-cell>
          <table:table-cell office:value-type="float" office:value="273113" calcext:value-type="float">
            <text:p>273113</text:p>
          </table:table-cell>
          <table:table-cell office:value-type="float" office:value="375564" calcext:value-type="float">
            <text:p>375564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56:.$AC56])" office:value-type="float" office:value="761757696" calcext:value-type="float">
            <text:p>7.62E+08</text:p>
          </table:table-cell>
          <table:table-cell table:formula="of:=2*[.$A56]+10*SUM([.$B56:.$G56])+17*SUM([.$H56:.$N56])+23*SUM([.$O56:.T56])+32*SUM([.$U56:.$AC56])" office:value-type="float" office:value="135736240" calcext:value-type="float">
            <text:p>1.36E+08</text:p>
          </table:table-cell>
          <table:table-cell table:formula="of:=2*[.$A56]+9*SUM([.$B56:.$G56])+31*SUM([.$H56:.$AC56])" office:value-type="float" office:value="162550540" calcext:value-type="float">
            <text:p>1.63E+08</text:p>
          </table:table-cell>
          <table:table-cell table:formula="of:=2*[.$A56]+9*SUM([.$B56:.$G56])+17*SUM([.$H56:.$N56])+32*SUM([.$H56:.$AC56])" office:value-type="float" office:value="195451084" calcext:value-type="float">
            <text:p>1.95E+08</text:p>
          </table:table-cell>
          <table:table-cell table:formula="of:=5*SUM([.$A56:.$D56])+8*SUM([.$E56:.$E56])+18*SUM([.$F56:.$O56])+23*SUM([.$P56:.$T56])+32*SUM([.$U56:.$AC56])" office:value-type="float" office:value="227337543" calcext:value-type="float">
            <text:p>2.27E+08</text:p>
          </table:table-cell>
          <table:table-cell table:formula="of:=5*SUM([.$A56:.$D56])+8*SUM([.$E56:.$E56])+18*SUM([.$F56:.$O56])+23*SUM([.$P56:.$T56])+29*SUM([.$U56:.$AC56])" office:value-type="float" office:value="227337543" calcext:value-type="float">
            <text:p>2.27E+08</text:p>
          </table:table-cell>
          <table:table-cell table:style-name="ce1" table:formula="of:=2*[.$A56]+9*SUM([.$B56:.$G56])+23*SUM([.$H56:.$T56])+32*SUM([.$U56:.$AC56])" office:value-type="float" office:value="141093260" calcext:value-type="float">
            <text:p>1.41E+08</text:p>
          </table:table-cell>
          <table:table-cell table:style-name="ce1" table:formula="of:=2*[.$A56]+9*SUM([.$B56:.$G56])+17*SUM([.$H56:.$N56])+23*SUM([.$O56:.$T56])" office:value-type="float" office:value="130427948" calcext:value-type="float">
            <text:p>1.30E+08</text:p>
          </table:table-cell>
        </table:table-row>
        <table:table-row table:style-name="ro1">
          <table:table-cell office:value-type="float" office:value="15759564" calcext:value-type="float">
            <text:p>157595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289895" calcext:value-type="float">
            <text:p>5289895</text:p>
          </table:table-cell>
          <table:table-cell office:value-type="float" office:value="355" calcext:value-type="float">
            <text:p>355</text:p>
          </table:table-cell>
          <table:table-cell office:value-type="float" office:value="524" calcext:value-type="float">
            <text:p>524</text:p>
          </table:table-cell>
          <table:table-cell office:value-type="float" office:value="1044" calcext:value-type="float">
            <text:p>1044</text:p>
          </table:table-cell>
          <table:table-cell office:value-type="float" office:value="2092" calcext:value-type="float">
            <text:p>2092</text:p>
          </table:table-cell>
          <table:table-cell office:value-type="float" office:value="4184" calcext:value-type="float">
            <text:p>4184</text:p>
          </table:table-cell>
          <table:table-cell office:value-type="float" office:value="8364" calcext:value-type="float">
            <text:p>8364</text:p>
          </table:table-cell>
          <table:table-cell office:value-type="float" office:value="1760460" calcext:value-type="float">
            <text:p>1760460</text:p>
          </table:table-cell>
          <table:table-cell office:value-type="float" office:value="16797" calcext:value-type="float">
            <text:p>16797</text:p>
          </table:table-cell>
          <table:table-cell office:value-type="float" office:value="34012" calcext:value-type="float">
            <text:p>34012</text:p>
          </table:table-cell>
          <table:table-cell office:value-type="float" office:value="67556" calcext:value-type="float">
            <text:p>67556</text:p>
          </table:table-cell>
          <table:table-cell office:value-type="float" office:value="135112" calcext:value-type="float">
            <text:p>135112</text:p>
          </table:table-cell>
          <table:table-cell office:value-type="float" office:value="270412" calcext:value-type="float">
            <text:p>270412</text:p>
          </table:table-cell>
          <table:table-cell office:value-type="float" office:value="371653" calcext:value-type="float">
            <text:p>371653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57:.$AC57])" office:value-type="float" office:value="759112704" calcext:value-type="float">
            <text:p>7.59E+08</text:p>
          </table:table-cell>
          <table:table-cell table:formula="of:=2*[.$A57]+10*SUM([.$B57:.$G57])+17*SUM([.$H57:.$N57])+23*SUM([.$O57:.T57])+32*SUM([.$U57:.$AC57])" office:value-type="float" office:value="135227415" calcext:value-type="float">
            <text:p>1.35E+08</text:p>
          </table:table-cell>
          <table:table-cell table:formula="of:=2*[.$A57]+9*SUM([.$B57:.$G57])+31*SUM([.$H57:.$AC57])" office:value-type="float" office:value="161979930" calcext:value-type="float">
            <text:p>1.62E+08</text:p>
          </table:table-cell>
          <table:table-cell table:formula="of:=2*[.$A57]+9*SUM([.$B57:.$G57])+17*SUM([.$H57:.$N57])+32*SUM([.$H57:.$AC57])" office:value-type="float" office:value="194861886" calcext:value-type="float">
            <text:p>1.95E+08</text:p>
          </table:table-cell>
          <table:table-cell table:formula="of:=5*SUM([.$A57:.$D57])+8*SUM([.$E57:.$E57])+18*SUM([.$F57:.$O57])+23*SUM([.$P57:.$T57])+32*SUM([.$U57:.$AC57])" office:value-type="float" office:value="226518921" calcext:value-type="float">
            <text:p>2.27E+08</text:p>
          </table:table-cell>
          <table:table-cell table:formula="of:=5*SUM([.$A57:.$D57])+8*SUM([.$E57:.$E57])+18*SUM([.$F57:.$O57])+23*SUM([.$P57:.$T57])+29*SUM([.$U57:.$AC57])" office:value-type="float" office:value="226518921" calcext:value-type="float">
            <text:p>2.27E+08</text:p>
          </table:table-cell>
          <table:table-cell table:style-name="ce1" table:formula="of:=2*[.$A57]+9*SUM([.$B57:.$G57])+23*SUM([.$H57:.$T57])+32*SUM([.$U57:.$AC57])" office:value-type="float" office:value="140599410" calcext:value-type="float">
            <text:p>1.41E+08</text:p>
          </table:table-cell>
          <table:table-cell table:style-name="ce1" table:formula="of:=2*[.$A57]+9*SUM([.$B57:.$G57])+17*SUM([.$H57:.$N57])+23*SUM([.$O57:.$T57])" office:value-type="float" office:value="129937272" calcext:value-type="float">
            <text:p>1.30E+08</text:p>
          </table:table-cell>
        </table:table-row>
        <table:table-row table:style-name="ro1">
          <table:table-cell office:value-type="float" office:value="15704843" calcext:value-type="float">
            <text:p>1570484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271652" calcext:value-type="float">
            <text:p>5271652</text:p>
          </table:table-cell>
          <table:table-cell office:value-type="float" office:value="260" calcext:value-type="float">
            <text:p>260</text:p>
          </table:table-cell>
          <table:table-cell office:value-type="float" office:value="521" calcext:value-type="float">
            <text:p>521</text:p>
          </table:table-cell>
          <table:table-cell office:value-type="float" office:value="1039" calcext:value-type="float">
            <text:p>1039</text:p>
          </table:table-cell>
          <table:table-cell office:value-type="float" office:value="2081" calcext:value-type="float">
            <text:p>2081</text:p>
          </table:table-cell>
          <table:table-cell office:value-type="float" office:value="4162" calcext:value-type="float">
            <text:p>4162</text:p>
          </table:table-cell>
          <table:table-cell office:value-type="float" office:value="8321" calcext:value-type="float">
            <text:p>8321</text:p>
          </table:table-cell>
          <table:table-cell office:value-type="float" office:value="1760376" calcext:value-type="float">
            <text:p>1760376</text:p>
          </table:table-cell>
          <table:table-cell office:value-type="float" office:value="16683" calcext:value-type="float">
            <text:p>16683</text:p>
          </table:table-cell>
          <table:table-cell office:value-type="float" office:value="33535" calcext:value-type="float">
            <text:p>33535</text:p>
          </table:table-cell>
          <table:table-cell office:value-type="float" office:value="66891" calcext:value-type="float">
            <text:p>66891</text:p>
          </table:table-cell>
          <table:table-cell office:value-type="float" office:value="133782" calcext:value-type="float">
            <text:p>133782</text:p>
          </table:table-cell>
          <table:table-cell office:value-type="float" office:value="267658" calcext:value-type="float">
            <text:p>267658</text:p>
          </table:table-cell>
          <table:table-cell office:value-type="float" office:value="367851" calcext:value-type="float">
            <text:p>36785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58:.$AC58])" office:value-type="float" office:value="756476896" calcext:value-type="float">
            <text:p>7.56E+08</text:p>
          </table:table-cell>
          <table:table-cell table:formula="of:=2*[.$A58]+10*SUM([.$B58:.$G58])+17*SUM([.$H58:.$N58])+23*SUM([.$O58:.T58])+32*SUM([.$U58:.$AC58])" office:value-type="float" office:value="134720806" calcext:value-type="float">
            <text:p>1.35E+08</text:p>
          </table:table-cell>
          <table:table-cell table:formula="of:=2*[.$A58]+9*SUM([.$B58:.$G58])+31*SUM([.$H58:.$AC58])" office:value-type="float" office:value="161414746" calcext:value-type="float">
            <text:p>1.61E+08</text:p>
          </table:table-cell>
          <table:table-cell table:formula="of:=2*[.$A58]+9*SUM([.$B58:.$G58])+17*SUM([.$H58:.$N58])+32*SUM([.$H58:.$AC58])" office:value-type="float" office:value="194282826" calcext:value-type="float">
            <text:p>1.94E+08</text:p>
          </table:table-cell>
          <table:table-cell table:formula="of:=5*SUM([.$A58:.$D58])+8*SUM([.$E58:.$E58])+18*SUM([.$F58:.$O58])+23*SUM([.$P58:.$T58])+32*SUM([.$U58:.$AC58])" office:value-type="float" office:value="225702512" calcext:value-type="float">
            <text:p>2.26E+08</text:p>
          </table:table-cell>
          <table:table-cell table:formula="of:=5*SUM([.$A58:.$D58])+8*SUM([.$E58:.$E58])+18*SUM([.$F58:.$O58])+23*SUM([.$P58:.$T58])+29*SUM([.$U58:.$AC58])" office:value-type="float" office:value="225702512" calcext:value-type="float">
            <text:p>2.26E+08</text:p>
          </table:table-cell>
          <table:table-cell table:style-name="ce1" table:formula="of:=2*[.$A58]+9*SUM([.$B58:.$G58])+23*SUM([.$H58:.$T58])+32*SUM([.$U58:.$AC58])" office:value-type="float" office:value="140109466" calcext:value-type="float">
            <text:p>1.40E+08</text:p>
          </table:table-cell>
          <table:table-cell table:style-name="ce1" table:formula="of:=2*[.$A58]+9*SUM([.$B58:.$G58])+17*SUM([.$H58:.$N58])+23*SUM([.$O58:.$T58])" office:value-type="float" office:value="129448906" calcext:value-type="float">
            <text:p>1.29E+08</text:p>
          </table:table-cell>
        </table:table-row>
        <table:table-row table:style-name="ro1">
          <table:table-cell office:value-type="float" office:value="15759564" calcext:value-type="float">
            <text:p>157595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289799" calcext:value-type="float">
            <text:p>5289799</text:p>
          </table:table-cell>
          <table:table-cell office:value-type="float" office:value="355" calcext:value-type="float">
            <text:p>355</text:p>
          </table:table-cell>
          <table:table-cell office:value-type="float" office:value="525" calcext:value-type="float">
            <text:p>525</text:p>
          </table:table-cell>
          <table:table-cell office:value-type="float" office:value="1044" calcext:value-type="float">
            <text:p>1044</text:p>
          </table:table-cell>
          <table:table-cell office:value-type="float" office:value="2092" calcext:value-type="float">
            <text:p>2092</text:p>
          </table:table-cell>
          <table:table-cell office:value-type="float" office:value="4184" calcext:value-type="float">
            <text:p>4184</text:p>
          </table:table-cell>
          <table:table-cell office:value-type="float" office:value="8364" calcext:value-type="float">
            <text:p>8364</text:p>
          </table:table-cell>
          <table:table-cell office:value-type="float" office:value="1760534" calcext:value-type="float">
            <text:p>1760534</text:p>
          </table:table-cell>
          <table:table-cell office:value-type="float" office:value="16816" calcext:value-type="float">
            <text:p>16816</text:p>
          </table:table-cell>
          <table:table-cell office:value-type="float" office:value="33930" calcext:value-type="float">
            <text:p>33930</text:p>
          </table:table-cell>
          <table:table-cell office:value-type="float" office:value="67574" calcext:value-type="float">
            <text:p>67574</text:p>
          </table:table-cell>
          <table:table-cell office:value-type="float" office:value="135148" calcext:value-type="float">
            <text:p>135148</text:p>
          </table:table-cell>
          <table:table-cell office:value-type="float" office:value="270387" calcext:value-type="float">
            <text:p>270387</text:p>
          </table:table-cell>
          <table:table-cell office:value-type="float" office:value="371708" calcext:value-type="float">
            <text:p>371708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59:.$AC59])" office:value-type="float" office:value="759112704" calcext:value-type="float">
            <text:p>7.59E+08</text:p>
          </table:table-cell>
          <table:table-cell table:formula="of:=2*[.$A59]+10*SUM([.$B59:.$G59])+17*SUM([.$H59:.$N59])+23*SUM([.$O59:.T59])+32*SUM([.$U59:.$AC59])" office:value-type="float" office:value="135228213" calcext:value-type="float">
            <text:p>1.35E+08</text:p>
          </table:table-cell>
          <table:table-cell table:formula="of:=2*[.$A59]+9*SUM([.$B59:.$G59])+31*SUM([.$H59:.$AC59])" office:value-type="float" office:value="161982042" calcext:value-type="float">
            <text:p>1.62E+08</text:p>
          </table:table-cell>
          <table:table-cell table:formula="of:=2*[.$A59]+9*SUM([.$B59:.$G59])+17*SUM([.$H59:.$N59])+32*SUM([.$H59:.$AC59])" office:value-type="float" office:value="194865369" calcext:value-type="float">
            <text:p>1.95E+08</text:p>
          </table:table-cell>
          <table:table-cell table:formula="of:=5*SUM([.$A59:.$D59])+8*SUM([.$E59:.$E59])+18*SUM([.$F59:.$O59])+23*SUM([.$P59:.$T59])+32*SUM([.$U59:.$AC59])" office:value-type="float" office:value="226518931" calcext:value-type="float">
            <text:p>2.27E+08</text:p>
          </table:table-cell>
          <table:table-cell table:formula="of:=5*SUM([.$A59:.$D59])+8*SUM([.$E59:.$E59])+18*SUM([.$F59:.$O59])+23*SUM([.$P59:.$T59])+29*SUM([.$U59:.$AC59])" office:value-type="float" office:value="226518931" calcext:value-type="float">
            <text:p>2.27E+08</text:p>
          </table:table-cell>
          <table:table-cell table:style-name="ce1" table:formula="of:=2*[.$A59]+9*SUM([.$B59:.$G59])+23*SUM([.$H59:.$T59])+32*SUM([.$U59:.$AC59])" office:value-type="float" office:value="140600754" calcext:value-type="float">
            <text:p>1.41E+08</text:p>
          </table:table-cell>
          <table:table-cell table:style-name="ce1" table:formula="of:=2*[.$A59]+9*SUM([.$B59:.$G59])+17*SUM([.$H59:.$N59])+23*SUM([.$O59:.$T59])" office:value-type="float" office:value="129938166" calcext:value-type="float">
            <text:p>1.30E+08</text:p>
          </table:table-cell>
        </table:table-row>
        <table:table-row table:style-name="ro1">
          <table:table-cell office:value-type="float" office:value="15759564" calcext:value-type="float">
            <text:p>157595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289799" calcext:value-type="float">
            <text:p>5289799</text:p>
          </table:table-cell>
          <table:table-cell office:value-type="float" office:value="355" calcext:value-type="float">
            <text:p>355</text:p>
          </table:table-cell>
          <table:table-cell office:value-type="float" office:value="525" calcext:value-type="float">
            <text:p>525</text:p>
          </table:table-cell>
          <table:table-cell office:value-type="float" office:value="1044" calcext:value-type="float">
            <text:p>1044</text:p>
          </table:table-cell>
          <table:table-cell office:value-type="float" office:value="2092" calcext:value-type="float">
            <text:p>2092</text:p>
          </table:table-cell>
          <table:table-cell office:value-type="float" office:value="4184" calcext:value-type="float">
            <text:p>4184</text:p>
          </table:table-cell>
          <table:table-cell office:value-type="float" office:value="8364" calcext:value-type="float">
            <text:p>8364</text:p>
          </table:table-cell>
          <table:table-cell office:value-type="float" office:value="1760534" calcext:value-type="float">
            <text:p>1760534</text:p>
          </table:table-cell>
          <table:table-cell office:value-type="float" office:value="16816" calcext:value-type="float">
            <text:p>16816</text:p>
          </table:table-cell>
          <table:table-cell office:value-type="float" office:value="33930" calcext:value-type="float">
            <text:p>33930</text:p>
          </table:table-cell>
          <table:table-cell office:value-type="float" office:value="67574" calcext:value-type="float">
            <text:p>67574</text:p>
          </table:table-cell>
          <table:table-cell office:value-type="float" office:value="135148" calcext:value-type="float">
            <text:p>135148</text:p>
          </table:table-cell>
          <table:table-cell office:value-type="float" office:value="270387" calcext:value-type="float">
            <text:p>270387</text:p>
          </table:table-cell>
          <table:table-cell office:value-type="float" office:value="371708" calcext:value-type="float">
            <text:p>371708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60:.$AC60])" office:value-type="float" office:value="759112704" calcext:value-type="float">
            <text:p>7.59E+08</text:p>
          </table:table-cell>
          <table:table-cell table:formula="of:=2*[.$A60]+10*SUM([.$B60:.$G60])+17*SUM([.$H60:.$N60])+23*SUM([.$O60:.T60])+32*SUM([.$U60:.$AC60])" office:value-type="float" office:value="135228213" calcext:value-type="float">
            <text:p>1.35E+08</text:p>
          </table:table-cell>
          <table:table-cell table:formula="of:=2*[.$A60]+9*SUM([.$B60:.$G60])+31*SUM([.$H60:.$AC60])" office:value-type="float" office:value="161982042" calcext:value-type="float">
            <text:p>1.62E+08</text:p>
          </table:table-cell>
          <table:table-cell table:formula="of:=2*[.$A60]+9*SUM([.$B60:.$G60])+17*SUM([.$H60:.$N60])+32*SUM([.$H60:.$AC60])" office:value-type="float" office:value="194865369" calcext:value-type="float">
            <text:p>1.95E+08</text:p>
          </table:table-cell>
          <table:table-cell table:formula="of:=5*SUM([.$A60:.$D60])+8*SUM([.$E60:.$E60])+18*SUM([.$F60:.$O60])+23*SUM([.$P60:.$T60])+32*SUM([.$U60:.$AC60])" office:value-type="float" office:value="226518931" calcext:value-type="float">
            <text:p>2.27E+08</text:p>
          </table:table-cell>
          <table:table-cell table:formula="of:=5*SUM([.$A60:.$D60])+8*SUM([.$E60:.$E60])+18*SUM([.$F60:.$O60])+23*SUM([.$P60:.$T60])+29*SUM([.$U60:.$AC60])" office:value-type="float" office:value="226518931" calcext:value-type="float">
            <text:p>2.27E+08</text:p>
          </table:table-cell>
          <table:table-cell table:style-name="ce1" table:formula="of:=2*[.$A60]+9*SUM([.$B60:.$G60])+23*SUM([.$H60:.$T60])+32*SUM([.$U60:.$AC60])" office:value-type="float" office:value="140600754" calcext:value-type="float">
            <text:p>1.41E+08</text:p>
          </table:table-cell>
          <table:table-cell table:style-name="ce1" table:formula="of:=2*[.$A60]+9*SUM([.$B60:.$G60])+17*SUM([.$H60:.$N60])+23*SUM([.$O60:.$T60])" office:value-type="float" office:value="129938166" calcext:value-type="float">
            <text:p>1.30E+08</text:p>
          </table:table-cell>
        </table:table-row>
        <table:table-row table:style-name="ro1">
          <table:table-cell office:value-type="float" office:value="15704843" calcext:value-type="float">
            <text:p>1570484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271555" calcext:value-type="float">
            <text:p>5271555</text:p>
          </table:table-cell>
          <table:table-cell office:value-type="float" office:value="353" calcext:value-type="float">
            <text:p>353</text:p>
          </table:table-cell>
          <table:table-cell office:value-type="float" office:value="518" calcext:value-type="float">
            <text:p>518</text:p>
          </table:table-cell>
          <table:table-cell office:value-type="float" office:value="1034" calcext:value-type="float">
            <text:p>1034</text:p>
          </table:table-cell>
          <table:table-cell office:value-type="float" office:value="2070" calcext:value-type="float">
            <text:p>2070</text:p>
          </table:table-cell>
          <table:table-cell office:value-type="float" office:value="4140" calcext:value-type="float">
            <text:p>4140</text:p>
          </table:table-cell>
          <table:table-cell office:value-type="float" office:value="8278" calcext:value-type="float">
            <text:p>8278</text:p>
          </table:table-cell>
          <table:table-cell office:value-type="float" office:value="1760443" calcext:value-type="float">
            <text:p>1760443</text:p>
          </table:table-cell>
          <table:table-cell office:value-type="float" office:value="16703" calcext:value-type="float">
            <text:p>16703</text:p>
          </table:table-cell>
          <table:table-cell office:value-type="float" office:value="33536" calcext:value-type="float">
            <text:p>33536</text:p>
          </table:table-cell>
          <table:table-cell office:value-type="float" office:value="66891" calcext:value-type="float">
            <text:p>66891</text:p>
          </table:table-cell>
          <table:table-cell office:value-type="float" office:value="133782" calcext:value-type="float">
            <text:p>133782</text:p>
          </table:table-cell>
          <table:table-cell office:value-type="float" office:value="267657" calcext:value-type="float">
            <text:p>267657</text:p>
          </table:table-cell>
          <table:table-cell office:value-type="float" office:value="367852" calcext:value-type="float">
            <text:p>367852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32*SUM([.$A61:.$AC61])" office:value-type="float" office:value="756476896" calcext:value-type="float">
            <text:p>7.56E+08</text:p>
          </table:table-cell>
          <table:table-cell table:formula="of:=2*[.$A61]+10*SUM([.$B61:.$G61])+17*SUM([.$H61:.$N61])+23*SUM([.$O61:.T61])+32*SUM([.$U61:.$AC61])" office:value-type="float" office:value="134721611" calcext:value-type="float">
            <text:p>1.35E+08</text:p>
          </table:table-cell>
          <table:table-cell table:formula="of:=2*[.$A61]+9*SUM([.$B61:.$G61])+31*SUM([.$H61:.$AC61])" office:value-type="float" office:value="161416880" calcext:value-type="float">
            <text:p>1.61E+08</text:p>
          </table:table-cell>
          <table:table-cell table:formula="of:=2*[.$A61]+9*SUM([.$B61:.$G61])+17*SUM([.$H61:.$N61])+32*SUM([.$H61:.$AC61])" office:value-type="float" office:value="194286349" calcext:value-type="float">
            <text:p>1.94E+08</text:p>
          </table:table-cell>
          <table:table-cell table:formula="of:=5*SUM([.$A61:.$D61])+8*SUM([.$E61:.$E61])+18*SUM([.$F61:.$O61])+23*SUM([.$P61:.$T61])+32*SUM([.$U61:.$AC61])" office:value-type="float" office:value="225702517" calcext:value-type="float">
            <text:p>2.26E+08</text:p>
          </table:table-cell>
          <table:table-cell table:formula="of:=5*SUM([.$A61:.$D61])+8*SUM([.$E61:.$E61])+18*SUM([.$F61:.$O61])+23*SUM([.$P61:.$T61])+29*SUM([.$U61:.$AC61])" office:value-type="float" office:value="225702517" calcext:value-type="float">
            <text:p>2.26E+08</text:p>
          </table:table-cell>
          <table:table-cell table:style-name="ce1" table:formula="of:=2*[.$A61]+9*SUM([.$B61:.$G61])+23*SUM([.$H61:.$T61])+32*SUM([.$U61:.$AC61])" office:value-type="float" office:value="140110824" calcext:value-type="float">
            <text:p>1.40E+08</text:p>
          </table:table-cell>
          <table:table-cell table:style-name="ce1" table:formula="of:=2*[.$A61]+9*SUM([.$B61:.$G61])+17*SUM([.$H61:.$N61])+23*SUM([.$O61:.$T61])" office:value-type="float" office:value="129449808" calcext:value-type="float">
            <text:p>1.29E+08</text:p>
          </table:table-cell>
        </table:table-row>
        <table:table-row table:style-name="ro1" table:number-rows-repeated="2">
          <table:table-cell table:number-columns-repeated="38"/>
        </table:table-row>
        <table:table-row table:style-name="ro1">
          <table:table-cell table:number-columns-repeated="29"/>
          <table:table-cell office:value-type="string" calcext:value-type="string">
            <text:p>Total</text:p>
          </table:table-cell>
          <table:table-cell table:formula="of:=SUM([.AE1:.AE61])" office:value-type="float" office:value="45615660800" calcext:value-type="float">
            <text:p>4.56E+10</text:p>
          </table:table-cell>
          <table:table-cell table:formula="of:=SUM([.AF1:.AF61])" office:value-type="float" office:value="8126885588" calcext:value-type="float">
            <text:p>8.13E+09</text:p>
          </table:table-cell>
          <table:table-cell table:formula="of:=SUM([.AG1:.AG61])" office:value-type="float" office:value="9733682864" calcext:value-type="float">
            <text:p>9.73E+09</text:p>
          </table:table-cell>
          <table:table-cell table:formula="of:=SUM([.AH1:.AH61])" office:value-type="float" office:value="11707162974" calcext:value-type="float">
            <text:p>1.17E+10</text:p>
          </table:table-cell>
          <table:table-cell table:formula="of:=SUM([.AI1:.AI61])" office:value-type="float" office:value="13612239709" calcext:value-type="float">
            <text:p>1.36E+10</text:p>
          </table:table-cell>
          <table:table-cell table:formula="of:=SUM([.AJ1:.AJ61])" office:value-type="float" office:value="13612239709" calcext:value-type="float">
            <text:p>1.36E+10</text:p>
          </table:table-cell>
          <table:table-cell table:style-name="ce1" table:formula="of:=SUM([.AK1:.AK61])" office:value-type="float" office:value="8448843632" calcext:value-type="float">
            <text:p>8.45E+09</text:p>
          </table:table-cell>
          <table:table-cell table:style-name="ce1" table:formula="of:=SUM([.AL1:.AL61])" office:value-type="float" office:value="7809005324" calcext:value-type="float">
            <text:p>7.81E+09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Compression Rate</text:p>
          </table:table-cell>
          <table:table-cell table:style-name="ce2" table:formula="of:=[.AE64]/[.$AE64]" office:value-type="float" office:value="1" calcext:value-type="float">
            <text:p>1</text:p>
          </table:table-cell>
          <table:table-cell table:style-name="ce2" table:formula="of:=[.AF64]/[.$AE64]" office:value-type="float" office:value="0.178159988159154" calcext:value-type="float">
            <text:p>0.178159988159154</text:p>
          </table:table-cell>
          <table:table-cell table:style-name="ce2" table:formula="of:=[.AG64]/[.$AE64]" office:value-type="float" office:value="0.213384673011248" calcext:value-type="float">
            <text:p>0.213384673011248</text:p>
          </table:table-cell>
          <table:table-cell table:style-name="ce2" table:formula="of:=[.AH64]/[.$AE64]" office:value-type="float" office:value="0.256647887341358" calcext:value-type="float">
            <text:p>0.256647887341358</text:p>
          </table:table-cell>
          <table:table-cell table:style-name="ce2" table:formula="of:=[.AI64]/[.$AE64]" office:value-type="float" office:value="0.298411542664751" calcext:value-type="float">
            <text:p>0.298411542664751</text:p>
          </table:table-cell>
          <table:table-cell table:style-name="ce2" table:formula="of:=[.AJ64]/[.$AE64]" office:value-type="float" office:value="0.298411542664751" calcext:value-type="float">
            <text:p>0.298411542664751</text:p>
          </table:table-cell>
          <table:table-cell table:style-name="ce2" table:formula="of:=[.AK64]/[.$AE64]" office:value-type="float" office:value="0.185218047570189" calcext:value-type="float">
            <text:p>0.185218047570189</text:p>
          </table:table-cell>
          <table:table-cell table:style-name="ce2" table:formula="of:=[.AL64]/[.$AE64]" office:value-type="float" office:value="0.171191323046667" calcext:value-type="float">
            <text:p>0.171191323046667</text:p>
          </table:table-cell>
        </table:table-row>
        <table:table-row table:style-name="ro1" table:number-rows-repeated="1048510">
          <table:table-cell table:number-columns-repeated="38"/>
        </table:table-row>
        <table:table-row table:style-name="ro1"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9">00/00/0000</text:date>, <text:time style:data-style-name="N2" text:time-value="13:53:04.1259593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9T13:55:39.531362765</dc:date>
    <meta:editing-duration>PT18M33S</meta:editing-duration>
    <meta:editing-cycles>3</meta:editing-cycles>
    <meta:generator>LibreOffice/5.3.6.1$Linux_X86_64 LibreOffice_project/30$Build-1</meta:generator>
    <meta:document-statistic meta:table-count="1" meta:cell-count="2264" meta:object-count="0"/>
  </office:meta>
</office:document-meta>
</file>